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officeooo:rsid="000bb970" officeooo:paragraph-rsid="0026723b"/>
    </style:style>
    <style:style style:name="P3" style:family="paragraph" style:parent-style-name="Standard">
      <style:paragraph-properties fo:text-align="justify" style:justify-single-word="false"/>
      <style:text-properties style:font-name="Times New Roman" officeooo:rsid="000bb970" officeooo:paragraph-rsid="00334ccb"/>
    </style:style>
    <style:style style:name="P4" style:family="paragraph" style:parent-style-name="Standard">
      <style:paragraph-properties fo:text-align="justify" style:justify-single-word="false"/>
      <style:text-properties style:font-name="Times New Roman" officeooo:rsid="000bb970" officeooo:paragraph-rsid="00272edd"/>
    </style:style>
    <style:style style:name="P5" style:family="paragraph" style:parent-style-name="Standard">
      <style:paragraph-properties fo:text-align="justify" style:justify-single-word="false"/>
      <style:text-properties style:font-name="Times New Roman" officeooo:rsid="000bb970" officeooo:paragraph-rsid="00327af6"/>
    </style:style>
    <style:style style:name="P6" style:family="paragraph" style:parent-style-name="Standard">
      <style:paragraph-properties fo:text-align="justify" style:justify-single-word="false"/>
      <style:text-properties style:font-name="Times New Roman" officeooo:rsid="000bb970" officeooo:paragraph-rsid="004927cb"/>
    </style:style>
    <style:style style:name="P7" style:family="paragraph" style:parent-style-name="Standard">
      <style:paragraph-properties fo:text-align="justify" style:justify-single-word="false"/>
      <style:text-properties style:font-name="Times New Roman" officeooo:rsid="000bb970" officeooo:paragraph-rsid="00724b64"/>
    </style:style>
    <style:style style:name="P8" style:family="paragraph" style:parent-style-name="Standard">
      <style:paragraph-properties fo:text-align="justify" style:justify-single-word="false"/>
      <style:text-properties style:font-name="Times New Roman" officeooo:rsid="000bb970" officeooo:paragraph-rsid="007ef7a6"/>
    </style:style>
    <style:style style:name="P9" style:family="paragraph" style:parent-style-name="Standard">
      <style:paragraph-properties fo:text-align="justify" style:justify-single-word="false"/>
      <style:text-properties style:font-name="Times New Roman" officeooo:rsid="000bb970" officeooo:paragraph-rsid="00897883"/>
    </style:style>
    <style:style style:name="P10" style:family="paragraph" style:parent-style-name="Standard">
      <style:paragraph-properties fo:text-align="justify" style:justify-single-word="false"/>
      <style:text-properties style:font-name="Times New Roman" officeooo:rsid="000bb970" officeooo:paragraph-rsid="009d91d6"/>
    </style:style>
    <style:style style:name="P11" style:family="paragraph" style:parent-style-name="Standard">
      <style:paragraph-properties fo:text-align="justify" style:justify-single-word="false"/>
      <style:text-properties style:font-name="Times New Roman" officeooo:rsid="000bb970" officeooo:paragraph-rsid="00ab2034"/>
    </style:style>
    <style:style style:name="P12" style:family="paragraph" style:parent-style-name="Standard">
      <style:paragraph-properties fo:text-align="justify" style:justify-single-word="false"/>
      <style:text-properties style:font-name="Times New Roman" officeooo:rsid="000bb970" officeooo:paragraph-rsid="00ae9578"/>
    </style:style>
    <style:style style:name="P13" style:family="paragraph" style:parent-style-name="Standard">
      <style:paragraph-properties fo:text-align="justify" style:justify-single-word="false"/>
      <style:text-properties style:font-name="Times New Roman" officeooo:rsid="000bb970" officeooo:paragraph-rsid="002ceff5"/>
    </style:style>
    <style:style style:name="P14" style:family="paragraph" style:parent-style-name="Standard">
      <style:paragraph-properties fo:text-align="justify" style:justify-single-word="false"/>
      <style:text-properties style:font-name="Times New Roman" officeooo:rsid="000bb970" officeooo:paragraph-rsid="006b0baf"/>
    </style:style>
    <style:style style:name="P15" style:family="paragraph" style:parent-style-name="Standard">
      <style:paragraph-properties fo:text-align="justify" style:justify-single-word="false"/>
      <style:text-properties style:font-name="Times New Roman" officeooo:rsid="000bb970" officeooo:paragraph-rsid="003d6952"/>
    </style:style>
    <style:style style:name="P16" style:family="paragraph" style:parent-style-name="Standard">
      <style:paragraph-properties fo:text-align="justify" style:justify-single-word="false"/>
      <style:text-properties style:font-name="Times New Roman" officeooo:rsid="000bb970" officeooo:paragraph-rsid="0090cc4e"/>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26723b"/>
    </style:style>
    <style:style style:name="P19" style:family="paragraph" style:parent-style-name="Standard">
      <style:paragraph-properties fo:text-align="justify" style:justify-single-word="false"/>
      <style:text-properties style:font-name="Times New Roman" officeooo:paragraph-rsid="00272edd"/>
    </style:style>
    <style:style style:name="P20" style:family="paragraph" style:parent-style-name="Standard">
      <style:paragraph-properties fo:text-align="justify" style:justify-single-word="false"/>
      <style:text-properties style:font-name="Times New Roman" officeooo:paragraph-rsid="004fb3cf"/>
    </style:style>
    <style:style style:name="P21" style:family="paragraph" style:parent-style-name="Standard">
      <style:paragraph-properties fo:text-align="justify" style:justify-single-word="false"/>
      <style:text-properties style:font-name="Times New Roman" officeooo:paragraph-rsid="008e222d"/>
    </style:style>
    <style:style style:name="P22" style:family="paragraph" style:parent-style-name="Standard">
      <style:text-properties style:font-name="Times New Roman" fo:language="gl" fo:country="ES" style:font-size-asian="10.5pt"/>
    </style:style>
    <style:style style:name="P23" style:family="paragraph" style:parent-style-name="Standard">
      <style:paragraph-properties fo:text-align="justify" style:justify-single-word="false"/>
      <style:text-properties style:font-name="Times New Roman" fo:language="gl" fo:country="ES" style:font-size-asian="10.5pt"/>
    </style:style>
    <style:style style:name="P24" style:family="paragraph" style:parent-style-name="Standard">
      <style:paragraph-properties fo:text-align="justify" style:justify-single-word="false"/>
      <style:text-properties style:font-name="Arial" fo:font-size="10pt" style:font-size-asian="10pt" style:font-size-complex="10pt"/>
    </style:style>
    <style:style style:name="P25"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26"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27"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28"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29"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0"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1"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2"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3" style:family="paragraph" style:parent-style-name="Standard">
      <style:paragraph-properties fo:text-align="justify" style:justify-single-word="false"/>
      <style:text-properties style:font-name="Courier 10 Pitch" fo:font-size="8pt" style:font-size-asian="8pt" style:font-size-complex="8pt"/>
    </style:style>
    <style:style style:name="P34"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5"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6"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37"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8"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39" style:family="paragraph" style:parent-style-name="Footnote">
      <style:text-properties style:font-name="Times New Roman"/>
    </style:style>
    <style:style style:name="P40" style:family="paragraph" style:parent-style-name="Footnote">
      <style:text-properties style:font-name="Arial" fo:font-size="8pt" style:font-size-asian="8pt" style:font-size-complex="8pt"/>
    </style:style>
    <style:style style:name="P41" style:family="paragraph" style:parent-style-name="Footnote">
      <style:text-properties style:font-name="Arial" fo:font-size="10pt" style:font-size-asian="10pt" style:font-size-complex="10pt"/>
    </style:style>
    <style:style style:name="P42"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43"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44"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45"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46"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47"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48"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49" style:family="paragraph" style:parent-style-name="Standard">
      <style:paragraph-properties fo:margin-left="0.4925in" fo:margin-right="0in" fo:text-align="justify" style:justify-single-word="false" fo:text-indent="0in" style:auto-text-indent="false"/>
    </style:style>
    <style:style style:name="P50"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51"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52"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53"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54"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55"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56"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57"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58"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59"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60"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1"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62"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66"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67"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68"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69"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1" style:family="paragraph" style:parent-style-name="Heading_20_4">
      <style:paragraph-properties fo:margin-left="0.9846in" fo:margin-right="0in" fo:text-indent="-0.6in" style:auto-text-indent="false"/>
    </style:style>
    <style:style style:name="P72" style:family="paragraph" style:parent-style-name="Heading_20_6">
      <style:text-properties fo:font-size="10pt" style:font-size-asian="10pt" style:font-size-complex="10pt"/>
    </style:style>
    <style:style style:name="P73" style:family="paragraph" style:parent-style-name="Heading_20_6">
      <style:text-properties fo:font-size="10pt" officeooo:paragraph-rsid="0059e94d" style:font-size-asian="10pt" style:font-size-complex="10pt"/>
    </style:style>
    <style:style style:name="P74"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75" style:family="paragraph" style:parent-style-name="Heading_20_6">
      <style:paragraph-properties fo:margin-top="0.1665in" fo:margin-bottom="0.0835in" fo:keep-with-next="always"/>
      <style:text-properties style:font-name="Arial" fo:font-size="10pt" style:font-size-asian="10pt" style:font-size-complex="10pt"/>
    </style:style>
    <style:style style:name="P76" style:family="paragraph" style:parent-style-name="code">
      <style:text-properties officeooo:paragraph-rsid="0067b582"/>
    </style:style>
    <style:style style:name="P77" style:family="paragraph" style:parent-style-name="Heading_20_4">
      <style:paragraph-properties fo:text-align="justify" style:justify-single-word="false"/>
      <style:text-properties fo:font-size="12pt" style:font-size-asian="12pt" style:font-size-complex="12pt"/>
    </style:style>
    <style:style style:name="P78" style:family="paragraph" style:parent-style-name="Heading_20_4">
      <style:paragraph-properties fo:text-align="justify" style:justify-single-word="false"/>
    </style:style>
    <style:style style:name="P79"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80" style:family="paragraph" style:parent-style-name="Heading_20_5">
      <style:paragraph-properties fo:margin-left="0.9846in" fo:margin-right="0in" fo:text-align="justify" style:justify-single-word="false" fo:text-indent="-0.7in" style:auto-text-indent="false"/>
    </style:style>
    <style:style style:name="P81" style:family="paragraph" style:parent-style-name="Standard">
      <style:paragraph-properties fo:text-align="justify" style:justify-single-word="false"/>
    </style:style>
    <style:style style:name="P82" style:family="paragraph" style:parent-style-name="Standard" style:list-style-name="L1">
      <style:paragraph-properties fo:text-align="justify" style:justify-single-word="false"/>
      <style:text-properties officeooo:paragraph-rsid="002f12a2"/>
    </style:style>
    <style:style style:name="P83" style:family="paragraph" style:parent-style-name="Standard" style:list-style-name="L3">
      <style:paragraph-properties fo:text-align="justify" style:justify-single-word="false"/>
      <style:text-properties officeooo:paragraph-rsid="00272edd"/>
    </style:style>
    <style:style style:name="P84" style:family="paragraph" style:parent-style-name="Standard" style:list-style-name="L8">
      <style:paragraph-properties fo:text-align="justify" style:justify-single-word="false"/>
      <style:text-properties officeooo:paragraph-rsid="003d6952"/>
    </style:style>
    <style:style style:name="P85" style:family="paragraph" style:parent-style-name="Standard" style:list-style-name="L9">
      <style:paragraph-properties fo:text-align="justify" style:justify-single-word="false"/>
      <style:text-properties officeooo:paragraph-rsid="0056c3a3"/>
    </style:style>
    <style:style style:name="P86" style:family="paragraph" style:parent-style-name="Standard" style:list-style-name="L10">
      <style:paragraph-properties fo:text-align="justify" style:justify-single-word="false"/>
    </style:style>
    <style:style style:name="P87" style:family="paragraph" style:parent-style-name="Standard" style:list-style-name="L11">
      <style:paragraph-properties fo:text-align="justify" style:justify-single-word="false"/>
    </style:style>
    <style:style style:name="P88" style:family="paragraph" style:parent-style-name="Standard" style:list-style-name="L12">
      <style:paragraph-properties fo:text-align="justify" style:justify-single-word="false"/>
    </style:style>
    <style:style style:name="P89" style:family="paragraph" style:parent-style-name="Standard" style:list-style-name="L13">
      <style:paragraph-properties fo:text-align="justify" style:justify-single-word="false"/>
    </style:style>
    <style:style style:name="P90" style:family="paragraph" style:parent-style-name="Standard" style:list-style-name="L14">
      <style:paragraph-properties fo:text-align="justify" style:justify-single-word="false"/>
      <style:text-properties officeooo:paragraph-rsid="0059e94d"/>
    </style:style>
    <style:style style:name="P91" style:family="paragraph" style:parent-style-name="Standard" style:list-style-name="L15">
      <style:paragraph-properties fo:text-align="justify" style:justify-single-word="false"/>
      <style:text-properties officeooo:paragraph-rsid="0061e41c"/>
    </style:style>
    <style:style style:name="P92" style:family="paragraph" style:parent-style-name="Standard" style:list-style-name="L16">
      <style:paragraph-properties fo:text-align="justify" style:justify-single-word="false"/>
      <style:text-properties officeooo:paragraph-rsid="00644cec"/>
    </style:style>
    <style:style style:name="P93" style:family="paragraph" style:parent-style-name="Standard" style:list-style-name="L17">
      <style:paragraph-properties fo:text-align="justify" style:justify-single-word="false"/>
      <style:text-properties officeooo:paragraph-rsid="0066069a"/>
    </style:style>
    <style:style style:name="P94" style:family="paragraph" style:parent-style-name="Standard" style:list-style-name="L19">
      <style:paragraph-properties fo:text-align="justify" style:justify-single-word="false"/>
      <style:text-properties officeooo:paragraph-rsid="00683193"/>
    </style:style>
    <style:style style:name="P95" style:family="paragraph" style:parent-style-name="Standard" style:list-style-name="L1">
      <style:paragraph-properties fo:text-align="justify" style:justify-single-word="false"/>
      <style:text-properties style:font-name="Times New Roman" officeooo:rsid="000bb970" officeooo:paragraph-rsid="002f12a2"/>
    </style:style>
    <style:style style:name="P96" style:family="paragraph" style:parent-style-name="Standard" style:list-style-name="L2">
      <style:paragraph-properties fo:text-align="justify" style:justify-single-word="false"/>
      <style:text-properties style:font-name="Times New Roman" officeooo:rsid="000bb970" officeooo:paragraph-rsid="002ceff5"/>
    </style:style>
    <style:style style:name="P97" style:family="paragraph" style:parent-style-name="Standard" style:list-style-name="L4">
      <style:paragraph-properties fo:text-align="justify" style:justify-single-word="false"/>
      <style:text-properties style:font-name="Times New Roman" officeooo:rsid="000bb970" officeooo:paragraph-rsid="006b0baf"/>
    </style:style>
    <style:style style:name="P98" style:family="paragraph" style:parent-style-name="Standard" style:list-style-name="L5">
      <style:paragraph-properties fo:text-align="justify" style:justify-single-word="false"/>
      <style:text-properties style:font-name="Times New Roman" officeooo:rsid="000bb970" officeooo:paragraph-rsid="006b0baf"/>
    </style:style>
    <style:style style:name="P99" style:family="paragraph" style:parent-style-name="Standard" style:list-style-name="L6">
      <style:paragraph-properties fo:text-align="justify" style:justify-single-word="false"/>
      <style:text-properties style:font-name="Times New Roman" officeooo:rsid="000bb970" officeooo:paragraph-rsid="00327af6"/>
    </style:style>
    <style:style style:name="P100" style:family="paragraph" style:parent-style-name="Standard" style:list-style-name="L7">
      <style:paragraph-properties fo:text-align="justify" style:justify-single-word="false"/>
      <style:text-properties style:font-name="Times New Roman" officeooo:rsid="000bb970" officeooo:paragraph-rsid="0034da69"/>
    </style:style>
    <style:style style:name="P101" style:family="paragraph" style:parent-style-name="Standard" style:list-style-name="L8">
      <style:paragraph-properties fo:text-align="justify" style:justify-single-word="false"/>
      <style:text-properties style:font-name="Times New Roman" officeooo:rsid="000bb970" officeooo:paragraph-rsid="003d6952"/>
    </style:style>
    <style:style style:name="P102" style:family="paragraph" style:parent-style-name="Standard">
      <style:text-properties style:font-name="Times New Roman" officeooo:rsid="000bb970" officeooo:paragraph-rsid="001ab324"/>
    </style:style>
    <style:style style:name="P103" style:family="paragraph" style:parent-style-name="Standard" style:list-style-name="L29">
      <style:paragraph-properties fo:text-align="justify" style:justify-single-word="false"/>
      <style:text-properties style:font-name="Times New Roman" fo:language="gl" fo:country="ES" style:font-size-asian="10.5pt"/>
    </style:style>
    <style:style style:name="P104" style:family="paragraph" style:parent-style-name="Standard" style:list-style-name="L30">
      <style:paragraph-properties fo:text-align="justify" style:justify-single-word="false"/>
      <style:text-properties style:font-name="Times New Roman" fo:language="gl" fo:country="ES" style:font-size-asian="10.5pt"/>
    </style:style>
    <style:style style:name="P105" style:family="paragraph" style:parent-style-name="Standard" style:list-style-name="L31">
      <style:paragraph-properties fo:text-align="justify" style:justify-single-word="false"/>
      <style:text-properties style:font-name="Times New Roman" fo:language="gl" fo:country="ES" style:font-size-asian="10.5pt"/>
    </style:style>
    <style:style style:name="P106" style:family="paragraph" style:parent-style-name="Standard" style:list-style-name="L32">
      <style:paragraph-properties fo:text-align="justify" style:justify-single-word="false"/>
      <style:text-properties style:font-name="Times New Roman" fo:language="gl" fo:country="ES" style:font-size-asian="10.5pt"/>
    </style:style>
    <style:style style:name="P107" style:family="paragraph" style:parent-style-name="Standard" style:list-style-name="L33">
      <style:paragraph-properties fo:text-align="justify" style:justify-single-word="false"/>
      <style:text-properties style:font-name="Times New Roman" fo:language="gl" fo:country="ES" style:font-size-asian="10.5pt"/>
    </style:style>
    <style:style style:name="P108" style:family="paragraph" style:parent-style-name="Standard" style:list-style-name="L34">
      <style:paragraph-properties fo:text-align="justify" style:justify-single-word="false"/>
      <style:text-properties style:font-name="Times New Roman" fo:language="gl" fo:country="ES" style:font-size-asian="10.5pt"/>
    </style:style>
    <style:style style:name="P109" style:family="paragraph" style:parent-style-name="Standard" style:list-style-name="L35">
      <style:paragraph-properties fo:text-align="justify" style:justify-single-word="false"/>
      <style:text-properties style:font-name="Times New Roman" fo:language="gl" fo:country="ES" style:font-size-asian="10.5pt"/>
    </style:style>
    <style:style style:name="P110" style:family="paragraph" style:parent-style-name="Standard" style:list-style-name="L36">
      <style:paragraph-properties fo:text-align="justify" style:justify-single-word="false"/>
      <style:text-properties style:font-name="Times New Roman"/>
    </style:style>
    <style:style style:name="P111" style:family="paragraph" style:parent-style-name="Standard">
      <style:paragraph-properties fo:text-align="justify" style:justify-single-word="false"/>
      <style:text-properties style:font-name="Arial" fo:font-size="10pt" style:font-size-asian="10pt" style:font-size-complex="10pt"/>
    </style:style>
    <style:style style:name="P112"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13"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14"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15"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16"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17"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18"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19"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20" style:family="paragraph" style:parent-style-name="Standard" style:list-style-name="L21">
      <style:text-properties officeooo:paragraph-rsid="00739131"/>
    </style:style>
    <style:style style:name="P121" style:family="paragraph" style:parent-style-name="Standard">
      <style:paragraph-properties fo:text-align="justify" style:justify-single-word="false"/>
      <style:text-properties fo:font-style="normal" officeooo:paragraph-rsid="007712de" style:font-style-asian="normal" style:font-style-complex="normal"/>
    </style:style>
    <style:style style:name="P122"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23"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24"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25" style:family="paragraph" style:parent-style-name="Heading_20_1">
      <style:paragraph-properties fo:text-align="justify" style:justify-single-word="false"/>
      <style:text-properties officeooo:rsid="002778a5"/>
    </style:style>
    <style:style style:name="P126" style:family="paragraph" style:parent-style-name="Heading_20_1">
      <style:paragraph-properties fo:text-align="justify" style:justify-single-word="false"/>
      <style:text-properties style:font-name="Times New Roman" officeooo:rsid="001c1132" officeooo:paragraph-rsid="0026723b"/>
    </style:style>
    <style:style style:name="P127" style:family="paragraph" style:parent-style-name="Heading_20_1">
      <style:paragraph-properties fo:text-align="justify" style:justify-single-word="false"/>
      <style:text-properties style:font-name="Times New Roman" officeooo:rsid="000bb970" officeooo:paragraph-rsid="0026723b"/>
    </style:style>
    <style:style style:name="P128" style:family="paragraph" style:parent-style-name="Heading_20_1">
      <style:paragraph-properties fo:text-align="justify" style:justify-single-word="false"/>
    </style:style>
    <style:style style:name="P129" style:family="paragraph" style:parent-style-name="Heading_20_1">
      <style:paragraph-properties fo:text-align="justify" style:justify-single-word="false"/>
      <style:text-properties style:font-name="Arial" fo:font-size="10pt" style:font-size-asian="10pt" style:font-size-complex="10pt"/>
    </style:style>
    <style:style style:name="P130" style:family="paragraph" style:parent-style-name="Heading_20_1">
      <style:paragraph-properties fo:margin-left="0in" fo:margin-right="0in" fo:text-align="justify" style:justify-single-word="false" fo:text-indent="0in" style:auto-text-indent="false"/>
    </style:style>
    <style:style style:name="P131" style:family="paragraph" style:parent-style-name="Contents_20_2">
      <style:paragraph-properties>
        <style:tab-stops>
          <style:tab-stop style:position="6.7283in" style:type="right" style:leader-style="dotted" style:leader-text="."/>
        </style:tab-stops>
      </style:paragraph-properties>
    </style:style>
    <style:style style:name="P132" style:family="paragraph" style:parent-style-name="Heading_20_2">
      <style:paragraph-properties fo:text-align="justify" style:justify-single-word="false"/>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4">
      <style:paragraph-properties>
        <style:tab-stops>
          <style:tab-stop style:position="6.3354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Heading_20_3">
      <style:paragraph-properties fo:text-align="justify" style:justify-single-word="false"/>
    </style:style>
    <style:style style:name="P137" style:family="paragraph" style:parent-style-name="Heading_20_3">
      <style:paragraph-properties fo:margin-left="-0.0075in" fo:margin-right="0in" fo:text-indent="0.0075in" style:auto-text-indent="false"/>
    </style:style>
    <style:style style:name="P138" style:family="paragraph" style:parent-style-name="Heading_20_6">
      <style:text-properties fo:font-weight="bold" style:font-weight-asian="bold" style:font-weight-complex="bold"/>
    </style:style>
    <style:style style:name="P13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officeooo:rsid="002b4f11"/>
    </style:style>
    <style:style style:name="T10" style:family="text">
      <style:text-properties officeooo:rsid="002ea178"/>
    </style:style>
    <style:style style:name="T11" style:family="text">
      <style:text-properties fo:font-style="italic" style:font-style-asian="italic" style:font-style-complex="italic"/>
    </style:style>
    <style:style style:name="T12" style:family="text">
      <style:text-properties fo:font-style="italic" officeooo:rsid="00449fd3" style:font-style-asian="italic" style:font-style-complex="italic"/>
    </style:style>
    <style:style style:name="T13" style:family="text">
      <style:text-properties fo:font-style="italic" officeooo:rsid="000bb970" style:font-style-asian="italic" style:font-style-complex="italic"/>
    </style:style>
    <style:style style:name="T14" style:family="text">
      <style:text-properties fo:font-style="italic" officeooo:rsid="00847149" style:font-style-asian="italic" style:font-style-complex="italic"/>
    </style:style>
    <style:style style:name="T15" style:family="text">
      <style:text-properties fo:font-style="italic" officeooo:rsid="009591c0" style:font-style-asian="italic" style:font-style-complex="italic"/>
    </style:style>
    <style:style style:name="T16" style:family="text">
      <style:text-properties fo:font-style="italic" officeooo:rsid="0082af8f" style:font-style-asian="italic" style:font-style-complex="italic"/>
    </style:style>
    <style:style style:name="T17" style:family="text">
      <style:text-properties fo:font-style="italic" officeooo:rsid="009713b9" style:font-style-asian="italic" style:font-style-complex="italic"/>
    </style:style>
    <style:style style:name="T18" style:family="text">
      <style:text-properties fo:font-style="italic" officeooo:rsid="0073913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bold" officeooo:rsid="00766cb4" style:font-style-asian="normal" style:font-weight-asian="bold" style:font-style-complex="normal" style:font-weight-complex="bold"/>
    </style:style>
    <style:style style:name="T23" style:family="text">
      <style:text-properties officeooo:rsid="0036fc2b"/>
    </style:style>
    <style:style style:name="T24" style:family="text">
      <style:text-properties officeooo:rsid="003acc07"/>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officeooo:rsid="0037bace"/>
    </style:style>
    <style:style style:name="T29" style:family="text">
      <style:text-properties officeooo:rsid="0040c259"/>
    </style:style>
    <style:style style:name="T30" style:family="text">
      <style:text-properties officeooo:rsid="00580931"/>
    </style:style>
    <style:style style:name="T31" style:family="text">
      <style:text-properties officeooo:rsid="00638acb"/>
    </style:style>
    <style:style style:name="T32" style:family="text">
      <style:text-properties officeooo:rsid="006509d3"/>
    </style:style>
    <style:style style:name="T33" style:family="text">
      <style:text-properties officeooo:rsid="00659239"/>
    </style:style>
    <style:style style:name="T34" style:family="text">
      <style:text-properties officeooo:rsid="006e5c74"/>
    </style:style>
    <style:style style:name="T35" style:family="text">
      <style:text-properties officeooo:rsid="006ee012"/>
    </style:style>
    <style:style style:name="T36" style:family="text">
      <style:text-properties officeooo:rsid="007086bc"/>
    </style:style>
    <style:style style:name="T37" style:family="text">
      <style:text-properties officeooo:rsid="007343bb"/>
    </style:style>
    <style:style style:name="T38" style:family="text">
      <style:text-properties officeooo:rsid="00757522"/>
    </style:style>
    <style:style style:name="T39" style:family="text">
      <style:text-properties officeooo:rsid="00774afa"/>
    </style:style>
    <style:style style:name="T40" style:family="text">
      <style:text-properties officeooo:rsid="0078cc69"/>
    </style:style>
    <style:style style:name="T41" style:family="text">
      <style:text-properties officeooo:rsid="0079fb61"/>
    </style:style>
    <style:style style:name="T42" style:family="text">
      <style:text-properties officeooo:rsid="0080cc49"/>
    </style:style>
    <style:style style:name="T43" style:family="text">
      <style:text-properties officeooo:rsid="0082af8f"/>
    </style:style>
    <style:style style:name="T44" style:family="text">
      <style:text-properties officeooo:rsid="0083cd73"/>
    </style:style>
    <style:style style:name="T45" style:family="text">
      <style:text-properties officeooo:rsid="00847149"/>
    </style:style>
    <style:style style:name="T46" style:family="text">
      <style:text-properties officeooo:rsid="0085056f"/>
    </style:style>
    <style:style style:name="T47" style:family="text">
      <style:text-properties officeooo:rsid="0086ee3c"/>
    </style:style>
    <style:style style:name="T48" style:family="text">
      <style:text-properties officeooo:rsid="00877279"/>
    </style:style>
    <style:style style:name="T49" style:family="text">
      <style:text-properties officeooo:rsid="0087c070"/>
    </style:style>
    <style:style style:name="T50" style:family="text">
      <style:text-properties officeooo:rsid="0087ed52"/>
    </style:style>
    <style:style style:name="T51" style:family="text">
      <style:text-properties officeooo:rsid="0089c226"/>
    </style:style>
    <style:style style:name="T52" style:family="text">
      <style:text-properties officeooo:rsid="00951530"/>
    </style:style>
    <style:style style:name="T53" style:family="text">
      <style:text-properties officeooo:rsid="009591c0"/>
    </style:style>
    <style:style style:name="T54" style:family="text">
      <style:text-properties officeooo:rsid="009713b9"/>
    </style:style>
    <style:style style:name="T55" style:family="text">
      <style:text-properties officeooo:rsid="0099d005"/>
    </style:style>
    <style:style style:name="T56" style:family="text">
      <style:text-properties officeooo:rsid="009a653d"/>
    </style:style>
    <style:style style:name="T57" style:family="text">
      <style:text-properties officeooo:rsid="009bd383"/>
    </style:style>
    <style:style style:name="T58" style:family="text">
      <style:text-properties officeooo:rsid="00a12d24"/>
    </style:style>
    <style:style style:name="T59" style:family="text">
      <style:text-properties officeooo:rsid="00b0f965"/>
    </style:style>
    <style:style style:name="T60" style:family="text">
      <style:text-properties officeooo:rsid="00b52b7c"/>
    </style:style>
    <style:style style:name="T61" style:family="text">
      <style:text-properties officeooo:rsid="00418f6b"/>
    </style:style>
    <style:style style:name="T62" style:family="text">
      <style:text-properties officeooo:rsid="0042ac65"/>
    </style:style>
    <style:style style:name="T63" style:family="text">
      <style:text-properties style:font-name="Arial"/>
    </style:style>
    <style:style style:name="T64" style:family="text">
      <style:text-properties style:font-name="Arial" fo:font-style="italic" style:font-style-asian="italic" style:font-style-complex="italic"/>
    </style:style>
    <style:style style:name="T65" style:family="text">
      <style:text-properties style:font-name="Arial" fo:font-style="italic" style:text-underline-style="none" style:font-style-asian="italic" style:font-style-complex="italic"/>
    </style:style>
    <style:style style:name="T66" style:family="text">
      <style:text-properties style:font-name="Arial" fo:font-size="8pt" style:font-size-asian="8pt" style:font-size-complex="8pt"/>
    </style:style>
    <style:style style:name="T67" style:family="text">
      <style:text-properties style:font-name="Arial" fo:font-size="8pt" fo:font-style="italic" style:font-size-asian="8pt" style:font-style-asian="italic" style:font-size-complex="8pt" style:font-style-complex="italic"/>
    </style:style>
    <style:style style:name="T68" style:family="text">
      <style:text-properties style:font-name="Arial" fo:font-size="8pt" fo:font-style="normal" style:font-size-asian="8pt" style:font-style-asian="normal" style:font-size-complex="8pt" style:font-style-complex="normal"/>
    </style:style>
    <style:style style:name="T69" style:family="text">
      <style:text-properties style:font-name="Arial" fo:font-size="10pt" style:font-size-asian="10pt" style:font-size-complex="10pt"/>
    </style:style>
    <style:style style:name="T70" style:family="text">
      <style:text-properties style:font-name="Arial" fo:font-size="10pt" officeooo:rsid="00125f93" style:font-size-asian="10pt" style:font-size-complex="10pt"/>
    </style:style>
    <style:style style:name="T71" style:family="text">
      <style:text-properties style:font-name="Arial" fo:font-size="10pt" officeooo:rsid="00138c76" style:font-size-asian="10pt" style:font-size-complex="10pt"/>
    </style:style>
    <style:style style:name="T72" style:family="text">
      <style:text-properties style:font-name="Arial" fo:font-size="10pt" officeooo:rsid="0014f8ac" style:font-size-asian="10pt" style:font-size-complex="10pt"/>
    </style:style>
    <style:style style:name="T73" style:family="text">
      <style:text-properties style:font-name="Arial" fo:font-size="10pt" officeooo:rsid="007712de" style:font-size-asian="10pt" style:font-size-complex="10pt"/>
    </style:style>
    <style:style style:name="T74" style:family="text">
      <style:text-properties style:font-name="Arial" fo:font-size="10pt" fo:font-style="italic" style:font-size-asian="10pt" style:font-style-asian="italic" style:font-size-complex="10pt" style:font-style-complex="italic"/>
    </style:style>
    <style:style style:name="T75" style:family="text">
      <style:text-properties style:font-name="Arial" fo:font-size="10pt" fo:font-style="italic" fo:background-color="transparent" style:font-size-asian="10pt" style:font-style-asian="italic" style:font-size-complex="10pt" style:font-style-complex="italic"/>
    </style:style>
    <style:style style:name="T76"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77" style:family="text">
      <style:text-properties style:font-name="Arial" fo:font-size="10pt" fo:background-color="transparent" style:font-size-asian="10pt" style:font-size-complex="10pt"/>
    </style:style>
    <style:style style:name="T78" style:family="text">
      <style:text-properties style:font-name="Arial" fo:font-size="10pt" fo:font-weight="bold" style:font-size-asian="10pt" style:font-weight-asian="bold" style:font-size-complex="10pt" style:font-weight-complex="bold"/>
    </style:style>
    <style:style style:name="T79"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0"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1" style:family="text">
      <style:text-properties style:font-name="Arial" officeooo:rsid="0003c00d"/>
    </style:style>
    <style:style style:name="T82" style:family="text">
      <style:text-properties fo:background-color="transparent"/>
    </style:style>
    <style:style style:name="T83" style:family="text">
      <style:text-properties fo:font-size="8pt" style:font-size-asian="8pt" style:font-size-complex="8pt"/>
    </style:style>
    <style:style style:name="T84" style:family="text">
      <style:text-properties officeooo:rsid="00006504"/>
    </style:style>
    <style:style style:name="T85" style:family="text">
      <style:text-properties officeooo:rsid="00014ceb"/>
    </style:style>
    <style:style style:name="T86" style:family="text">
      <style:text-properties officeooo:rsid="00019835"/>
    </style:style>
    <style:style style:name="T87" style:family="text">
      <style:text-properties style:use-window-font-color="true" fo:background-color="transparent"/>
    </style:style>
    <style:style style:name="T88" style:family="text">
      <style:text-properties style:use-window-font-color="true" officeooo:rsid="00019835" fo:background-color="transparent"/>
    </style:style>
    <style:style style:name="T89" style:family="text">
      <style:text-properties style:font-name="Courier 10 Pitch"/>
    </style:style>
    <style:style style:name="T90" style:family="text">
      <style:text-properties style:font-name="Courier 10 Pitch" fo:font-size="10pt" fo:background-color="transparent" style:font-size-asian="10pt" style:font-size-complex="10pt"/>
    </style:style>
    <style:style style:name="T91" style:family="text">
      <style:text-properties style:font-name="Courier 10 Pitch" fo:font-size="10pt" officeooo:rsid="001a1972" fo:background-color="transparent" style:font-size-asian="10pt" style:font-size-complex="10pt"/>
    </style:style>
    <style:style style:name="T92" style:family="text">
      <style:text-properties officeooo:rsid="00067d6e"/>
    </style:style>
    <style:style style:name="T93" style:family="text">
      <style:text-properties officeooo:rsid="00079faf"/>
    </style:style>
    <style:style style:name="T94" style:family="text">
      <style:text-properties officeooo:rsid="000849e9"/>
    </style:style>
    <style:style style:name="T95" style:family="text">
      <style:text-properties officeooo:rsid="00091c9e"/>
    </style:style>
    <style:style style:name="T96" style:family="text">
      <style:text-properties officeooo:rsid="000a1252"/>
    </style:style>
    <style:style style:name="T97" style:family="text">
      <style:text-properties officeooo:rsid="000a9407"/>
    </style:style>
    <style:style style:name="T98" style:family="text">
      <style:text-properties officeooo:rsid="000b3920"/>
    </style:style>
    <style:style style:name="T99" style:family="text">
      <style:text-properties officeooo:rsid="000d095b"/>
    </style:style>
    <style:style style:name="T100" style:family="text">
      <style:text-properties officeooo:rsid="000e880a"/>
    </style:style>
    <style:style style:name="T101" style:family="text">
      <style:text-properties officeooo:rsid="000efefb"/>
    </style:style>
    <style:style style:name="T102" style:family="text">
      <style:text-properties officeooo:rsid="0010b054"/>
    </style:style>
    <style:style style:name="T103" style:family="text">
      <style:text-properties officeooo:rsid="001115bd"/>
    </style:style>
    <style:style style:name="T104" style:family="text">
      <style:text-properties officeooo:rsid="00118e63"/>
    </style:style>
    <style:style style:name="T105" style:family="text">
      <style:text-properties officeooo:rsid="00125f93"/>
    </style:style>
    <style:style style:name="T106" style:family="text">
      <style:text-properties officeooo:rsid="0013c20b"/>
    </style:style>
    <style:style style:name="T107" style:family="text">
      <style:text-properties officeooo:rsid="0016acf5"/>
    </style:style>
    <style:style style:name="T108" style:family="text">
      <style:text-properties officeooo:rsid="00178ea8"/>
    </style:style>
    <style:style style:name="T109" style:family="text">
      <style:text-properties officeooo:rsid="001984a1"/>
    </style:style>
    <style:style style:name="T110" style:family="text">
      <style:text-properties officeooo:rsid="001a1972"/>
    </style:style>
    <style:style style:name="T111" style:family="text">
      <style:text-properties officeooo:rsid="001c04d6"/>
    </style:style>
    <style:style style:name="T112" style:family="text">
      <style:text-properties officeooo:rsid="001c6804"/>
    </style:style>
    <style:style style:name="T113" style:family="text">
      <style:text-properties officeooo:rsid="0054efa9"/>
    </style:style>
    <style:style style:name="T114" style:family="text">
      <style:text-properties officeooo:rsid="005552a1"/>
    </style:style>
    <style:style style:name="T115"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16"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17" style:family="text">
      <style:text-properties officeooo:rsid="006af4ea"/>
    </style:style>
    <style:style style:name="T118" style:family="text">
      <style:text-properties officeooo:rsid="00739131"/>
    </style:style>
    <style:style style:name="T119" style:family="text">
      <style:text-properties officeooo:rsid="0003e8bd"/>
    </style:style>
    <style:style style:name="T120" style:family="text">
      <style:text-properties officeooo:rsid="00766cb4"/>
    </style:style>
    <style:style style:name="T121" style:family="text">
      <style:text-properties officeooo:rsid="007712de"/>
    </style:style>
    <style:style style:name="T122" style:family="text">
      <style:text-properties fo:font-size="16pt" style:font-size-asian="16pt" style:font-size-complex="16pt"/>
    </style:style>
    <style:style style:name="T123" style:family="text">
      <style:text-properties fo:font-size="16pt" officeooo:rsid="007af996" style:font-size-asian="16pt" style:font-size-complex="16pt"/>
    </style:style>
    <style:style style:name="T124" style:family="text">
      <style:text-properties fo:font-size="16pt" officeooo:rsid="007ca15d" style:font-size-asian="16pt" style:font-size-complex="16pt"/>
    </style:style>
    <style:style style:name="T125" style:family="text">
      <style:text-properties fo:font-size="12pt" style:font-size-asian="12pt" style:font-size-complex="12pt"/>
    </style:style>
    <style:style style:name="T126" style:family="text">
      <style:text-properties officeooo:rsid="007de876"/>
    </style:style>
    <style:style style:name="T127" style:family="text">
      <style:text-properties officeooo:rsid="0080f0f5"/>
    </style:style>
    <style:style style:name="T128" style:family="text">
      <style:text-properties style:font-name="Courier" fo:font-size="8pt" style:font-size-asian="8pt" style:font-size-complex="8pt"/>
    </style:style>
    <style:style style:name="T129" style:family="text">
      <style:text-properties officeooo:rsid="001b4cd4"/>
    </style:style>
    <style:style style:name="T130" style:family="text">
      <style:text-properties officeooo:rsid="00838ab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Creando software libre</text:h>
      <text:h text:style-name="P132" text:outline-level="2">Como <text:span text:style-name="T2">levar a cabo con éxito un proxecto de </text:span>software libre</text:h>
      <text:p text:style-name="P2"><text:span text:style-name="T9">Copyright 2005, 2006, 2007, 2008, 2009, 2010 </text:span><text:span text:style-name="T10">para </text:span>Karl Fogel, <text:span text:style-name="T9">liberado </text:span>baixo licenza CreativeCommons Attribution-ShareAlike (3.0)</text:p>
      <text:h text:style-name="P126" text:outline-level="1">Dedicatoria</text:h>
      <text:p text:style-name="P102">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33">Creando software libre<text:tab/>1</text:p>
          <text:p text:style-name="P131">Como levar a cabo con éxito un proxecto de software libre<text:tab/>1</text:p>
          <text:p text:style-name="P133">Dedicatoria<text:tab/>1</text:p>
          <text:p text:style-name="P133">Capítulo 0. Preámbulo <text:tab/>4</text:p>
          <text:p text:style-name="P131">Por que escribín este libro? <text:tab/>4</text:p>
          <text:p text:style-name="P131">A quen está orientado este libro? <text:tab/>5</text:p>
          <text:p text:style-name="P131">Fontes <text:tab/>6</text:p>
          <text:p text:style-name="P131">Recoñecementos <text:tab/>7</text:p>
          <text:p text:style-name="P131">Renuncia de responsabilidade <text:tab/>8</text:p>
          <text:p text:style-name="P133">Capítulo 1. Introdución <text:tab/>8</text:p>
          <text:p text:style-name="P131">Historia <text:tab/>11</text:p>
          <text:p text:style-name="P135">A aparición do software <text:s/>privativo e do software libre <text:tab/>11</text:p>
          <text:p text:style-name="P134">A resistencia consciente <text:tab/>12</text:p>
          <text:p text:style-name="P134">Resistencia accidental <text:tab/>13</text:p>
          <text:p text:style-name="P135">“Libre” fronte a “código aberto (open source)”<text:tab/>14</text:p>
          <text:p text:style-name="P131">A situación actual <text:tab/>16</text:p>
          <text:p text:style-name="P133">Capítulo 2. Primeiros pasos <text:tab/>17</text:p>
          <text:p text:style-name="P131">Antes de nada, bota unha ollada ao redor <text:tab/>18</text:p>
          <text:p text:style-name="P131">Comeza co que tiveres <text:tab/>19</text:p>
          <text:p text:style-name="P135">Escolle un bo nome <text:tab/>20</text:p>
          <text:p text:style-name="P135">Ten unha clara declaración de intencións <text:tab/>20</text:p>
          <text:p text:style-name="P135">Declara que o proxecto é libre <text:tab/>21</text:p>
          <text:p text:style-name="P135">Lista de funcionalidades e requerementos <text:tab/>22</text:p>
          <text:p text:style-name="P135">Estado do desenvolvemento <text:tab/>22</text:p>
          <text:p text:style-name="P134">Alpha e Beta <text:tab/>23</text:p>
          <text:p text:style-name="P135">Descargas <text:tab/>23</text:p>
          <text:p text:style-name="P135">Control de versións e acceso ao Sistema de notificación de erros (bug tracking system) <text:tab/>24</text:p>
          <text:p text:style-name="P135">Canais de comunicación <text:tab/>24</text:p>
          <text:p text:style-name="P135">Pautas de desenvolvemento <text:tab/>25</text:p>
          <text:p text:style-name="P135">Documentación <text:tab/>26</text:p>
          <text:p text:style-name="P134">Manter unha FAQ (preguntas frecuentes) <text:tab/>27</text:p>
          <text:p text:style-name="P134">Dispoñibilidade da documentación <text:tab/>27</text:p>
          <text:p text:style-name="P134">Documentación para desenvolvedores <text:tab/>28</text:p>
          <text:p text:style-name="P135">Exemplos de saídas e capturas de pantalla <text:tab/>28</text:p>
          <text:p text:style-name="P134"><text:soft-page-break/>Capturas de pantalla <text:tab/>28</text:p>
          <text:p text:style-name="P135">Aloxamento preconfigurado<text:tab/>29</text:p>
          <text:p text:style-name="P131">Escoller unha licenza e aplicala <text:tab/>29</text:p>
          <text:p text:style-name="P135">As licenzas "Fai o que queiras" <text:tab/>29</text:p>
          <text:p text:style-name="P135">A licenza GPL <text:tab/>29</text:p>
          <text:p text:style-name="P135">Como aplicar unha licenza ao teu código <text:tab/>29</text:p>
          <text:p text:style-name="P131">Axustando o ton<text:tab/>30</text:p>
          <text:p text:style-name="P135">Evita os debates privados <text:tab/>31</text:p>
          <text:p text:style-name="P135">Tolerancia cero coa mala educación <text:tab/>33</text:p>
          <text:p text:style-name="P135">Fomenta a revisión continua e pública do código <text:tab/>34</text:p>
          <text:p text:style-name="P135">Cando publicares un proxecto que estiver pechado ata agora, ten presente a magnitude da mudanza <text:tab/>35</text:p>
          <text:p text:style-name="P131">Anunciar o proxecto <text:tab/>36</text:p>
          <text:p text:style-name="P133">Capítulo 3. Infraestrutura Técnica <text:tab/>37</text:p>
          <text:p text:style-name="P131">Que é o que un proxecto precisa <text:tab/>39</text:p>
          <text:p text:style-name="P131">Listas de Correo <text:tab/>40</text:p>
          <text:p text:style-name="P135">Prevención do spam <text:tab/>41</text:p>
          <text:p text:style-name="P134">Filtraxe das mensaxes<text:tab/>41</text:p>
          <text:p text:style-name="P134">Ocultación de enderezos nos arquivos <text:tab/>42</text:p>
          <text:p text:style-name="P135">Identificación e xestión de cabezallos <text:tab/>43</text:p>
          <text:p text:style-name="P135">O gran debate sobre "responder-a" (Reply-To) <text:tab/>44</text:p>
          <text:p text:style-name="P134">Dúas fantasías <text:tab/>46</text:p>
          <text:p text:style-name="P135">Arquivamento<text:tab/>46</text:p>
          <text:p text:style-name="P135">Software <text:tab/>47</text:p>
          <text:p text:style-name="P131">Control de versións <text:tab/>48</text:p>
          <text:p text:style-name="P135">Vocabulario do control de versións <text:tab/>48</text:p>
          <text:p text:style-name="P134">"Versión" fronte a "Revisión" <text:tab/>48</text:p>
          <text:p text:style-name="P135">Seleccionando un sistema de control de versións <text:tab/>51</text:p>
          <text:p text:style-name="P135">Usando o sistema de control de versións <text:tab/>51</text:p>
          <text:p text:style-name="P134">Versiona todo. <text:tab/>52</text:p>
          <text:p text:style-name="P134">Navegabilidade <text:tab/>52</text:p>
          <text:p text:style-name="P134">Mensaxes de incorporación de mudanzas (commit emails) <text:tab/>53</text:p>
          <text:p text:style-name="P139">CIA: outro mecanismo de publicación de mudanzas (Another Change Publication Mechanism) <text:tab/>54</text:p>
          <text:p text:style-name="P134">Usa as ramas para evitares gargalos <text:tab/>54</text:p>
          <text:p text:style-name="P134">Singularidade da información <text:tab/>55</text:p>
          <text:p text:style-name="P134">Autorización <text:tab/>56</text:p>
          <text:p text:style-name="P131">Xestor de erros (Bug Tracker) <text:tab/>57</text:p>
          <text:p text:style-name="P135">Interacción con listas de correo <text:tab/>59</text:p>
          <text:p text:style-name="P135">Prefiltrando o xestor de erros <text:tab/>59</text:p>
          <text:p text:style-name="P131">IRC / Sistema de comunicacións en tempo real <text:tab/>60</text:p>
          <text:p text:style-name="P134">Sitios de pegado<text:tab/>61</text:p>
          <text:p text:style-name="P135">Bots <text:tab/>62</text:p>
          <text:p text:style-name="P135">Arquivando o IRC <text:tab/>62</text:p>
          <text:p text:style-name="P131">RSS Feeds <text:tab/>62</text:p>
          <text:p text:style-name="P131">Wikis <text:tab/>63</text:p>
          <text:p text:style-name="P131">Páxina web <text:tab/>64</text:p>
          <text:p text:style-name="P135">Aloxamento preconfigurado<text:tab/>64</text:p>
          <text:p text:style-name="P134">Escollendo un sitio preconfigurado <text:tab/>65</text:p>
          <text:p text:style-name="P134"><text:soft-page-break/>Anonimato e participación <text:tab/>66</text:p>
          <text:p text:style-name="P133">Capítulo 4. Infraestrutura social e política <text:tab/>66</text:p>
          <text:p text:style-name="P131">Posibilidade de crear ramas (forkability) <text:tab/>67</text:p>
          <text:p text:style-name="P131">Ditadores benevolentes <text:tab/>67</text:p>
          <text:p text:style-name="P134">Quen pode ser un bo ditador benevolente? <text:tab/>68</text:p>
          <text:p text:style-name="P131">Democracia baseada no consenso <text:tab/>69</text:p>
          <text:p text:style-name="P134">Control de versións quere dicir que te podes relaxar <text:tab/>70</text:p>
          <text:p text:style-name="P134">Cando o consenso non pode ser alcanzado, votación <text:tab/>70</text:p>
          <text:p text:style-name="P134">Cando votar <text:tab/>71</text:p>
          <text:p text:style-name="P134">Quen vota? <text:tab/>72</text:p>
          <text:p text:style-name="P134">Inquéritos fronte a votacións <text:tab/>73</text:p>
          <text:p text:style-name="P134">Vetos <text:tab/>73</text:p>
          <text:p text:style-name="P131">Poñer todo por escrito <text:tab/>74</text:p>
          <text:p text:style-name="P133">Capítulo 5. Diñeiro <text:tab/>75</text:p>
          <text:p text:style-name="P131">Tipos de participación <text:tab/>77</text:p>
          <text:p text:style-name="P131">Contratos a longo prazo <text:tab/>79</text:p>
          <text:p text:style-name="P131">Parecer varios, non un <text:tab/>80</text:p>
          <text:p text:style-name="P131">Sé aberto sobre as túas motivacións <text:tab/>81</text:p>
          <text:p text:style-name="P131">O diñeiro non pode comprar o amor <text:tab/>82</text:p>
          <text:p text:style-name="P131">Contratación <text:tab/>84</text:p>
          <text:p text:style-name="P135">Revisión e aceptación de mudanzas <text:tab/>86</text:p>
          <text:p text:style-name="P134">Caso de estudo: o protocolo de autenticación vía contrasinal de CVS <text:tab/>86</text:p>
          <text:p text:style-name="P131">Financiando actividades para alén da programación <text:tab/>87</text:p>
          <text:p text:style-name="P135">Garantía da calidade (por exemplo, testaxe profesional) <text:tab/>87</text:p>
          <text:p text:style-name="P135">Consellos legais e protección <text:tab/>89</text:p>
          <text:p text:style-name="P135">Documentación e usabilidade <text:tab/>89</text:p>
          <text:p text:style-name="P135">Fornecendo aloxamento/largo de banda <text:tab/>90</text:p>
          <text:p text:style-name="P131">Mercadotecnia <text:tab/>90</text:p>
          <text:p text:style-name="P135">Recorda que estás sendo observado <text:tab/>91</text:p>
          <text:p text:style-name="P135">Non confrontes produtos de código aberto <text:tab/>92</text:p>
          <text:p text:style-name="P133">Capítulo 6. Comunicacións<text:tab/>93</text:p>
          <text:p text:style-name="P131">Es o que escribes<text:tab/>93</text:p>
          <text:p text:style-name="P135">Estrutura e formato<text:tab/>94</text:p>
          <text:p text:style-name="P135">Contido<text:tab/>96</text:p>
          <text:p text:style-name="P135">Ton<text:tab/>97</text:p>
          <text:p text:style-name="P135">Recoñecer a rudeza<text:tab/>98</text:p>
          <text:p text:style-name="P135">Cara a cara<text:tab/>99</text:p>
          <text:p text:style-name="P131">Evitando os obstáculos comúns<text:tab/>101</text:p>
          <text:p text:style-name="P135">Non envíes correos sen un propósito<text:tab/>101</text:p>
          <text:p text:style-name="P135">Fíos produtivos fronte a fíos improdutivos<text:tab/>102</text:p>
          <text:p text:style-name="P135">Canto máis suave for o tema, máis longo vai ser o debate<text:tab/>104</text:p>
          <text:p text:style-name="P135">Evitar as guerras santas<text:tab/>105</text:p>
          <text:p text:style-name="P135">O efecto "minoría ruidosa"<text:tab/>107</text:p>
          <text:p text:style-name="P131">Xente problemática<text:tab/>107</text:p>
          <text:p text:style-name="P135">Tratando con xente problemática<text:tab/>108</text:p>
          <text:p text:style-name="P135">Caso de estudo<text:tab/>109</text:p>
          <text:p text:style-name="P131">Xestionando o crecemento<text:tab/>110</text:p>
          <text:p text:style-name="P135">Uso intensivo dos arquivos<text:tab/>112</text:p>
          <text:p text:style-name="P134">Trata todos os recursos como arquivos<text:tab/>113</text:p>
          <text:p text:style-name="P139"><text:soft-page-break/>Named Anchors (áncoras nomeadas) e atributos ID<text:tab/>114</text:p>
          <text:p text:style-name="P135">Tradición na codificación<text:tab/>115</text:p>
          <text:p text:style-name="P131">Prohibidas as conversas no <text:s/>notificador de erros ( bug tracker)<text:tab/>118</text:p>
          <text:p text:style-name="P131">Publicidade<text:tab/>119</text:p>
          <text:p text:style-name="P135">Anunciando vulnerabilidades de seguridade<text:tab/>121</text:p>
          <text:p text:style-name="P134">Recibir o informe<text:tab/>122</text:p>
          <text:p text:style-name="P134">Desenvolve silenciosamente a solución ao erro<text:tab/>122</text:p>
          <text:p text:style-name="P134">Números CAN/CVE<text:tab/>124</text:p>
          <text:p text:style-name="P134">Pre-notificación<text:tab/>125</text:p>
          <text:p text:style-name="P134">Distribúe publicamente a solución<text:tab/>127</text:p>
          <text:p text:style-name="P133">Empacotamento, liberación e dia a dia no desenvolvemento <text:tab/>127</text:p>
          <text:p text:style-name="P131">Numeración de versións <text:tab/>128</text:p>
          <text:p text:style-name="P135">Compoñentes numéricos da versión <text:tab/>129</text:p>
          <text:p text:style-name="P135">A estratexia simple <text:tab/>131</text:p>
          <text:p text:style-name="P135">A estratexia par/impar <text:tab/>132</text:p>
          <text:p text:style-name="P131">Ramas de versións <text:tab/>133</text:p>
          <text:p text:style-name="P135">Mecanismos das ramas para as versións <text:tab/>134</text:p>
          <text:p text:style-name="P131">Estabilizando unha versión <text:tab/>135</text:p>
          <text:p text:style-name="P135">Réxime ditatorial do mantedor <text:tab/>136</text:p>
          <text:p text:style-name="P135">Mudar o voto <text:tab/>137</text:p>
          <text:p text:style-name="P134">Manexando a estabilización das versións de xeito colaborativo <text:tab/>137</text:p>
          <text:p text:style-name="P134">Manager das versións <text:tab/>139</text:p>
          <text:p text:style-name="P131">Empacotamento <text:tab/>139</text:p>
          <text:p text:style-name="P135">Formato <text:tab/>139</text:p>
          <text:p text:style-name="P134">Ficheiros TAR <text:tab/>140</text:p>
          <text:p text:style-name="P135">Nome e aspecto <text:tab/>140</text:p>
          <text:p text:style-name="P134">CHANGES versus ChangeLog <text:tab/>141</text:p>
          <text:p text:style-name="P134">Maiúsculas ou minúsculas? <text:tab/>142</text:p>
          <text:p text:style-name="P134">Pre-versións <text:tab/>142</text:p>
          <text:p text:style-name="P135">Compilación e instalación <text:tab/>143</text:p>
          <text:p text:style-name="P135">Pacotes binarios <text:tab/>144</text:p>
          <text:p text:style-name="P131">Probas e publicación das versións <text:tab/>145</text:p>
          <text:p text:style-name="P135">Versións candidatas <text:tab/>145</text:p>
          <text:p text:style-name="P135">Anunciando as versións <text:tab/>146</text:p>
          <text:p text:style-name="P131">Mantendo múltiples liñas de versións <text:tab/>146</text:p>
          <text:p text:style-name="P135">Versións de seguridade <text:tab/>147</text:p>
          <text:p text:style-name="P131">Versións e desenvolvemento diario <text:tab/>148</text:p>
          <text:p text:style-name="P135">Planeando as versións <text:tab/>149</text:p>
        </text:index-body>
      </text:table-of-content>
      <text:h text:style-name="P128" text:outline-level="1"><text:span text:style-name="T24">Capítulo 0. </text:span>Preámbulo </text:h>
      <text:h text:style-name="P132" text:outline-level="2">Por que escribín este libro? </text:h>
      <text:p text:style-name="P2">Nas festas, a xente xa non fica con expresión de dúbida cando lles digo que traballo con software libre. «Ah, si, código aberto, como <text:span text:style-name="T21">Linux</text:span>?»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text:soft-page-break/>de que ese software se mantén e de que está á súa disposición; ven nel <text:s text:c="2"/>unha ferramenta antes que un produto. </text:p>
      <text:p text:style-name="P2"/>
      <text:p text:style-name="P2">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2"/>
      <text:p text:style-name="P2">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1">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2"><text:s/></text:p>
      <text:p text:style-name="P2">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2"/>
      <text:p text:style-name="P2">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32" text:outline-level="2">A quen está orientado este libro? </text:h>
      <text:p text:style-name="P2">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2"/>
      <text:p text:style-name="P2">O lector non ten por que saber programar, porén, debería posuír nocións básicas de conceptos de enxeñaría de software tales como código fonte, compiladores e <text:span text:style-name="T23">parches</text:span> (<text:span text:style-name="T11">patches</text:span>). </text:p>
      <text:p text:style-name="P2"/>
      <text:p text:style-name="P2">Non é necesario posuír experiencia previa como usuario ou desenvolvedor de software libre. É posible <text:soft-page-break/>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32" text:outline-level="2">Fontes </text:h>
      <text:p text:style-name="P3">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2"/>
      <text:p text:style-name="P2">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2"/>
      <text:p text:style-name="P2">Traballei en Subversion os últimos 5 anos, mais xa levo 12 anos no mundo do software libre. Outros proxectos que deron forma a esta obra son: </text:p>
      <text:p text:style-name="P2"/>
      <text:list xml:id="list1053495220" text:style-name="L1">
        <text:list-item>
          <text:p text:style-name="P82"><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82"><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82"><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95">OpenOffice.org, a base de datos de Berkeley de Sleepycat, e a base de datos MySQL; non formei parte deses proxectos persoalmente, mais os seguín de preto e en ocasións falei con algúns dos seus membros. </text:p>
        </text:list-item>
        <text:list-item>
          <text:p text:style-name="P95">GNU Debugger (GDB) (idem) </text:p>
        </text:list-item>
        <text:list-item>
          <text:p text:style-name="P95">O proxecto Debian (idem). </text:p>
        </text:list-item>
      </text:list>
      <text:p text:style-name="P2"/>
      <text:p text:style-name="P2">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h text:style-name="P132" text:outline-level="2"><text:soft-page-break/>Recoñecementos </text:h>
      <text:p text:style-name="P2">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2"/>
      <text:p text:style-name="P2">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2"/>
      <text:p text:style-name="P2">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2"/>
      <text:p text:style-name="P2">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2"/>
      <text:p text:style-name="P2">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2"/>
      <text:p text:style-name="P2">Jon Trowbridge e Sander Striker animáronme na miña empresa e brindáronse a colaborar nela, sen a súa experiencia en produtos de software libre nunca tería rematado a obra. </text:p>
      <text:p text:style-name="P2"/>
      <text:p text:style-name="P2">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2"/>
      <text:p text:style-name="P2">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2"/>
      <text:p text:style-name="P2">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2"/>
      <text:p text:style-name="P2">Agradézolle a Jack Repenning a súa amizade, as conversacións que mantivemos e a súa teimuda negativa a aceptar unha análise fácil, mais errada, se for posible facer unha análise correcta, mais <text:soft-page-break/>difícil. Espero que esta obra se impregnase de parte da súa larga experiencia no desenvolvemento de software libre e a industria do software. </text:p>
      <text:p text:style-name="P2"/>
      <text:p text:style-name="P2">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2"/>
      <text:p text:style-name="P2">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2"/>
      <text:p text:style-name="P2">Queixeime a Rachel Scollon de como levaba a redacción do libro en numerosas ocasións; nunca se negou a escoitarme e de algunha maneira conseguía que os problemas parecesen menos problemas. Agradézolle desde aquí a súa inestimable axuda. </text:p>
      <text:p text:style-name="P2"/>
      <text:p text:style-name="P2">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2"/>
      <text:p text:style-name="P18"><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2"/>
      <text:p text:style-name="P2">Os meus pais, Frances e Henry, ofrecéronme o seu apoio, como sempre, e dado que este libro é menos técnico que o anterior, espero que atopen a súa lectura máis agradable. </text:p>
      <text:p text:style-name="P2"/>
      <text:p text:style-name="P2">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32" text:outline-level="2">Renuncia de responsabilidade </text:h>
      <text:p text:style-name="P2">As reflexións e opinións reflectidas nesta obra son exclusivamente do autor. Non representan necesariamente a postura de CollabNet ou do proxecto Subversion.</text:p>
      <text:p text:style-name="P2"/>
      <text:h text:style-name="P127" text:outline-level="1">Capítulo 1. Introdución </text:h>
      <text:p text:style-name="P24"/>
      <text:p text:style-name="P24"><text:soft-page-break/>Case todos os proxectos de software libre fracasan. </text:p>
      <text:p text:style-name="P24"/>
      <text:p text:style-name="P24">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4"/>
      <text:p text:style-name="P24">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4"/>
      <text:p text:style-name="P24">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4"/>
      <text:p text:style-name="P24">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4"/>
      <text:p text:style-name="P24">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4"/>
      <text:p text:style-name="P34">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24"/>
      <text:p text:style-name="P24">(de <text:span text:style-name="T25">http://www.jwz.org/gruntle/nomo.html</text:span>) </text:p>
      <text:p text:style-name="P24"><text:soft-page-break/></text:p>
      <text:p text:style-name="P24">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1">Primeiros pasos</text:span>, fala de maneira detallada sobre a presentación e a configuración de pacotes, e explica por que é extremadamente importante darlles prioridade desde o inicio do proxecto. </text:p>
      <text:p text:style-name="P24"/>
      <text:p text:style-name="P24">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4"/>
      <text:p text:style-name="P24">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4"/>
      <text:p text:style-name="P24">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h text:style-name="Heading_20_2" text:outline-level="2"><text:soft-page-break/>Historia </text:h>
      <text:p text:style-name="P24">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4"/>
      <text:p text:style-name="P24">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4"/>
      <text:p text:style-name="P24">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1">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4">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4"/>
      <text:p text:style-name="P24">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text:soft-page-break/>acceso ao código aos usuarios dos seus equipos, ben impoñendo acordos de non divulgación que imposibilitaban o acto de compartir. </text:p>
      <text:h text:style-name="Heading_20_4" text:outline-level="4">A resistencia consciente </text:h>
      <text:p text:style-name="P24">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4"/>
      <text:p text:style-name="P35">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35"/>
      <text:p text:style-name="P24">(de <text:a xlink:type="simple" xlink:href="http://www.gnu.org/gnu/thegnuproject.html">http://www.gnu.org/gnu/thegnuproject.html</text:a>)</text:p>
      <text:p text:style-name="P24"/>
      <text:p text:style-name="P24">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4"/>
      <text:p text:style-name="P24">Stallman recoñeceu un padrón na cadea de acontecementos:</text:p>
      <text:p text:style-name="P24"/>
      <text:p text:style-name="P36">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36"/>
      <text:p text:style-name="P36">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4"/>
      <text:p text:style-name="P24">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4"/>
      <text:p text:style-name="P24">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11">Licenzas, dereitos de autor (copyright) e patentes</text:span>, analiza a GPL e a súa relación con outras licenzas de software libre. </text:p>
      <text:p text:style-name="P24"><text:soft-page-break/></text:p>
      <text:p text:style-name="P24">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1">Emacs</text:span>) e o compilador C (<text:span text:style-name="T21">GCC</text:span>) tiveron un éxito especial, e gozaron de unha gran aceptación non por motivos ideolóxicos, senón pola súa perfección técnica. Por volta de 1990, a GNU producira a maior parte dun sistema operativo, excepto o núcleo (<text:span text:style-name="T11">kernel</text:span>), a parte da máquina responsable do arranque, de administrar a memoria, o disco e outros recursos do sistema. <text:s/></text:p>
      <text:p text:style-name="P24"/>
      <text:p text:style-name="P24">Infelizmente, o proxecto GNU seleccionara un núcleo (<text:span text:style-name="T11">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1">Linux</text:span>, e cando foi combinado cos programas GNU existentes, deu orixe a un sistema operativo totalmente libre. Pola primeira vez era posible ligar o computador e traballar sen utilizar software propietario. </text:p>
      <text:p text:style-name="P24"/>
      <text:p text:style-name="P24">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4"/>
      <text:p text:style-name="P24">Unha grande parte do software deste sistema operativo non foi producido polo proxecto GNU. De feito, a GNU non era o único grupo que estaba a traballar na produción dun sistema operativo libre (por exemplo, o código que co tempo desembocou en <text:span text:style-name="T11">NetBSD</text:span> e <text:span text:style-name="T11">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4">Porén, os inicios do software libre foron unha época de gran actividade, e poucas accións tiñan un compoñente ideolóxico tan explícito como o Proxecto GNU de Stallman. Un dos movementos máis destacados foi a <text:span text:style-name="T11">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4"/>
      <text:p text:style-name="P24">Outro crisol de desenvolvemento cooperativo foi o <text:span text:style-name="T11">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1">X Windows</text:span><text:span text:style-name="T11"><text:note text:id="ftn2" text:note-class="footnote"><text:note-citation>2</text:note-citation><text:note-body><text:p text:style-name="P39"><text:s/><text:span text:style-name="T26">Prefiren chamalo “X Window System”, mais na práctica emprégase o nome “X Windows” por simple comodidade. </text:span></text:p></text:note-body></text:note></text:span> era software libre en si mesmo, mais o seu obxectivo era igualar as condicións de xogo entre intereses empresariais, non poñer fin ao dominio do software propietario. Outro exemplo que se anticipou ao proxecto GNU nuns poucos anos foi <text:span text:style-name="T11">TeX</text:span>, un sistema de tipografía de calidade profesional creado por Donald Knuth e publicado baixo unha licenza que permite modificar e distribuír o código, <text:soft-page-break/>mais prohibe referirse a esas novas versións como TeX a menos que superen unha serie de probas de compatibilidade moi estritas (trátase dun exemplo de licenza libre con “protección da marca comercial”, das que falarei en maior profundidade no capítulo 9, <text:span text:style-name="T11">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4"/>
      <text:p text:style-name="P24">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1">bugs</text:span>). Isto proporciónalles aos participantes nun proxecto unha especie de base común, un motivo e un marco para cooperaren sen se preocuparen de demasiados detalles de outro carácter que non sexa o técnico. </text:p>
      <text:p text:style-name="P24"/>
      <text:p text:style-name="P24">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4"/>
      <text:p text:style-name="P24">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4">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4"/>
      <text:p text:style-name="P24">A confusión causada pola palabra “<text:span text:style-name="T11">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1">free</text:span>” estaba tan estendida que o programadores crearon unha fórmula explicativa: <text:span text:style-name="T11">“It's free as in freedom- think free speech, not free beer”</text:span> (libre de liberdade, pensa en “discurso libre”, non en “cervexa gratis”). Porén, ter que explicalo constantemente cansa, e moitos programadores opinaban, con razón, que a palabra “<text:span text:style-name="T11">free</text:span>” impedía que a xente comprendese as características dese software. </text:p>
      <text:p text:style-name="P24"><text:soft-page-break/></text:p>
      <text:p text:style-name="P24">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1">“free as in freedom”</text:span> (libre de liberdade) presentaba un problema de conciencia para as empresas que desexaban apoiar programas específicos de software libre, mais que ao mesmo tempo querían continuar a vender software propietario. </text:p>
      <text:p text:style-name="P24"/>
      <text:p text:style-name="P24">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4"/>
      <text:p text:style-name="P24">Estas diferenzas non requiriron unha análise detallada nin unha articulación profunda durante moito tempo, mais o auxe do software libre no mundo dos negocios mudou esta situación. O termo código aberto (<text:span text:style-name="T11">open source</text:span>) foi creado en 1998 como alternativa ao termo “libre” (<text:span text:style-name="T11">free</text:span>) por un grupo de programadores que daría orixe á Iniciativa do Código Aberto (OSI1 polas siglas en inglés). <text:s/>Para a OSI, non só o termo “software libre” (<text:span text:style-name="T11">free software</text:span>) era potencialmente confuso, senón que a propia palabra “libre” (<text:span text:style-name="T11">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4"/>
      <text:p text:style-name="P37">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37"/>
      <text:p text:style-name="P37">O que hai que lograr que comprendan a maior parte dos especialistas non é o concepto de código aberto, senón o nome. Por que non chamalo, como fixemos sempre, software libre? </text:p>
      <text:p text:style-name="P37"/>
      <text:p text:style-name="P37">Un dos motivos principais é que o termo “software libre” (free software) crea tal confusión que pode propiciar conflitos... </text:p>
      <text:p text:style-name="P37"/>
      <text:p text:style-name="P37">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37"/>
      <text:p text:style-name="P37">A maior parte dos grandes executivos nunca van comprar “software libre”. Mais se collermos a mesma tendencia, a mesma xente e as mesmas licenzas, e mudarmos o nome para “código aberto”, si van comprar. </text:p>
      <text:p text:style-name="P37"/>
      <text:p text:style-name="P37">Para algúns hackers é difícil de crer, porque son especialistas que pensan en termos concretos e substanciais e que non comprenden a importancia da imaxe cando se quere vender algo. </text:p>
      <text:p text:style-name="P37"/>
      <text:p text:style-name="P37">No marketing, as aparencias son a realidade. Aparentar que temos vontade de saír das barricadas e de cooperar co mundo empresarial é tan importante como os nosos principios, as nosas conviccións e o noso software. </text:p>
      <text:p text:style-name="P37"/>
      <text:p text:style-name="P38">(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text:soft-page-break/>http://web.archive.org/web/20021204155022/http://www.opensource.org/advocacy/case_for_hackers.php#marketing.) </text:p>
      <text:p text:style-name="P24"/>
      <text:p text:style-name="P24">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4"/>
      <text:p text:style-name="P24">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4"/>
      <text:p text:style-name="P24">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4">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4"/>
      <text:p text:style-name="P24">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4"/>
      <text:p text:style-name="P24">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4"/>
      <text:p text:style-name="P24">Os colaboradores deberían percibir que a súa implicación nun proxecto e a súa influencia sobre o mesmo son directamente proporcionais ás súas colaboracións. </text:p>
      <text:p text:style-name="P24"/>
      <text:p text:style-name="P24"><text:soft-page-break/>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1">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29" text:outline-level="1"><text:span text:style-name="T61">Capítulo 2. </text:span>Primeiros pasos </text:h>
      <text:p text:style-name="P4">O modelo clásico de como comezan os proxectos de software libre foi proposto por Eric Raymond, nun artigo xa famoso sobre procesos no software libre titulado <text:span text:style-name="T11">A catedral e o bazar</text:span>. Raymond escribiu: </text:p>
      <text:p text:style-name="P4"/>
      <text:p text:style-name="P43"><text:span text:style-name="T11">Todos os bos proxectos de software inícianse para resolver un problema concreto dun desenvolvedor. <text:s/>(</text:span><text:span text:style-name="T12">ver </text:span><text:a xlink:type="simple" xlink:href="http://www.catb.org/~esr/writings/cathedral-bazaar/"><text:span text:style-name="T11">http://www.catb.org/~esr/writings/cathedral-bazaar/</text:span></text:a><text:span text:style-name="T11">).</text:span></text:p>
      <text:p text:style-name="P4"/>
      <text:p text:style-name="P4">Raymond non está dicindo que os proxectos de software libre unicamente xurdan cando un desenvolvedor ten un problema. Máis ben, está dicindo que os <text:span text:style-name="T11">bos</text:span> programas son resultado de que un programador teña un interese persoal en ver o problema resolto; porén, resolver un problema persoal é a motivación máis frecuente dos proxectos de software libre. </text:p>
      <text:p text:style-name="P4"/>
      <text:p text:style-name="P4">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4"/>
      <text:p text:style-name="P6">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1">propias</text:span> necesidades, e posteriormente é compartido con todo o mundo, como se o problema fose unha doenza e o software o medicamento, que debe ser distribuído para erradicar a pandemia. </text:p>
      <text:p text:style-name="P4"/>
      <text:p text:style-name="P4">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4"/>
      <text:p text:style-name="P19"><text:span text:style-name="T1">A distribución de software libre é unha tarefa a dúas bandas: o software precisa de usuarios e de desenvolvedores. Estas necesidades non están necesariamente en conflito, mais engaden algunha </text:span><text:soft-page-break/><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
      <text:p text:style-name="P4">O corolario disto é que <text:span text:style-name="T11">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4"/>
      <text:p text:style-name="P4">Isto é unha mágoa, xa que existen situacións onde a forma <text:span text:style-name="T11">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4"/>
      <text:p text:style-name="P4">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1">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4">Antes de comezar un proxecto de software libre, hai unha advertencia importante: </text:p>
      <text:p text:style-name="P4"/>
      <text:p text:style-name="P20"><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oft-page-break/><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4"/>
      <text:p text:style-name="P4">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4">Investigaches sen atopares nada que encaixe coas túas necesidades e decidiches comezar un novo proxecto. </text:p>
      <text:p text:style-name="P4"/>
      <text:p text:style-name="P4">E agora que? </text:p>
      <text:p text:style-name="P4"/>
      <text:p text:style-name="P4">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1">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4"/>
      <text:p text:style-name="P4">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1">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4"/>
      <text:p text:style-name="P4">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4"/>
      <text:p text:style-name="P19"><text:span text:style-name="T1">Porén, o que </text:span><text:span text:style-name="T13">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3">enerxía de hacktivación</text:span><text:span text:style-name="T1">: a cantidade de enerxía coa que debe contribuír un que acaba de chegar antes de recibir algo en troca. Canto menor sexa o punto de hacktivación, mellor. A primeira tarefa é baixar este limiar ata un nivel que anime a xente a participar. </text:span></text:p>
      <text:p text:style-name="P4"/>
      <text:p text:style-name="P4"><text:soft-page-break/>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4">Ponte no lugar de alguén que acaba de atopar o proxecto, talvez porque se atopou casualmente con el mentres procuraba software para resolver algún problema. A primeira cousa que vai ver é o nome. </text:p>
      <text:p text:style-name="P4"/>
      <text:p text:style-name="P4">Un bo nome vai tornar o proxecto nun suceso de maneira automática, e un mal nome non o vai condenar ao fracaso - ben, un nome <text:span text:style-name="T11">verdadeiramente</text:span> malo podería facelo, mais asumiremos que ninguén trata de sabotar o seu proxecto. Porén, un mal nome pode atrasar a adopción, ben porque a xente non o toma en serio, ben porque simplemente lle custe lembralo. </text:p>
      <text:p text:style-name="P4"/>
      <text:p text:style-name="P4">Un bo nome: </text:p>
      <text:p text:style-name="P4"/>
      <text:list xml:id="list466299473" text:style-name="L2">
        <text:list-item>
          <text:p text:style-name="P96">Dá certa idea do que fai o proxecto, ou está polo menos relacionado dunha maneira obvia, tal que, se se ten oído o nome e se sabe o que fai o proxecto, o nome vai ser lembrado rapidamente. </text:p>
        </text:list-item>
      </text:list>
      <text:p text:style-name="P13"/>
      <text:list xml:id="list1427015612" text:continue-numbering="true" text:style-name="L2">
        <text:list-item>
          <text:p text:style-name="P96">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3"/>
      <text:list xml:id="list1599087115" text:continue-numbering="true" text:style-name="L2">
        <text:list-item>
          <text:p text:style-name="P96">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42"/>
      <text:p text:style-name="P44">Os recursos mencionados anteriormente <text:span text:style-name="T30">(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4"/>
      <text:list xml:id="list2133053825" text:style-name="L3">
        <text:list-item>
          <text:p text:style-name="P83"><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n unha clara declaración de intencións </text:h>
      <text:p text:style-name="P4">Unha vez que se atopa a web do proxecto, o seguinte que a xente fai é procurar unha descrición rápida, <text:soft-page-break/>unha declaración de intencións para poderen decidir (en menos de 30 segundos) se están interesados ou non en saber máis. Esta debe ser colocada nun lugar prioritario da páxina principal, preferiblemente xusto debaixo do nome do proxecto. </text:p>
      <text:p text:style-name="P4"/>
      <text:p text:style-name="P11">A declaración de intencións debe ser concreta, restritiva e, sobre todo, curta. Un bo exemplo é a de <text:a xlink:type="simple" xlink:href="http://www.openoffice.org/">http://www.openoffice.org</text:a>: </text:p>
      <text:p text:style-name="P4"/>
      <text:p text:style-name="P45">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4"/>
      <text:p text:style-name="P4">En poucas palabras, tocaron os puntos relevantes, explicando a misión tendo en conta os coñecementos previos do lector. Ao diciren "<text:span text:style-name="T11">en comunidade</text:span>", sinalan que ningunha corporación dominará o desenvolvemento; "<text:span text:style-name="T11">internacional</text:span>" significa que o programa estará dispoñible en diversas linguas e codificacións; "<text:span text:style-name="T11">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1">ferramenta ofimática</text:span>" indican algo moi concreto a todos aqueles familiarizados con este tipo de programas. Asumir os coñecementos previos do lector (neste caso probablemente de MS Office) permite obter unha declaración de intencións concisa. </text:p>
      <text:p text:style-name="P4"/>
      <text:p text:style-name="P4">A natureza da declaración de intencións depende parcialmente de quen a escriba, non só do programa que intenta describir. Por exemplo, ten sentido que OpenOffice.org empregue as palabras "<text:span text:style-name="T11">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1">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4">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4"/>
      <text:p text:style-name="P19"><text:span text:style-name="T13">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4"/>
      <text:p text:style-name="P4">Non cometas este erro. Tal omisión pode provocar a perda de moitos usuarios e desenvolvedores potenciais. Indícao desde o principio, xusto debaixo da declaración de intencións, que o proxecto é <text:soft-page-break/>software libre, mostrando a licenza particular escollida. Pódese ver unha guía rápida para elixir licenza <text:span text:style-name="T31">na sección “Elexir unha licenza e aplicala” </text:span>máis adiante neste mesmo capítulo, e os aspectos concretos sobre o licenciamento son discutidos con detalle <text:s/><text:span text:style-name="T32">no capítulo </text:span><text:span text:style-name="T33">9,</text:span><text:span text:style-name="T32"> “Licenzas, dereitos de autor e patentes”</text:span>. </text:p>
      <text:p text:style-name="P4"/>
      <text:p text:style-name="P4">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2">e</text:span>r<text:span text:style-name="T62">e</text:span>mentos </text:h>
      <text:p text:style-name="P4">Debería existir unha breve lista das funcionalidades que o programa soporta (se algo aínda non estiver completo, podes listalo, mais poñendo "<text:span text:style-name="T11">planeado</text:span>" ou "<text:span text:style-name="T11">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4"/>
      <text:p text:style-name="P46">Crear un indexador de texto completo e motor de procura cunha API usable por programadores, que permita fornecer servizos de procura para grandes coleccións de ficheiros.</text:p>
      <text:p text:style-name="P64"/>
      <text:p text:style-name="P64">A lista de funcionalidades e requirimentos daría os detalles, restrinxindo o ámbito da declaración de obxectivos:</text:p>
      <text:p text:style-name="P63"/>
      <text:p text:style-name="P50"><text:span text:style-name="T5">Funcionalidades</text:span><text:span text:style-name="T6">:</text:span></text:p>
      <text:list xml:id="list1598250446" text:style-name="L4">
        <text:list-item>
          <text:p text:style-name="P97">Procura en texto plano, HTML, e XML.</text:p>
        </text:list-item>
        <text:list-item>
          <text:p text:style-name="P97">Procura de palabras ou frases.</text:p>
        </text:list-item>
        <text:list-item>
          <text:p text:style-name="P97">(planeada) Coincidencias aproximadas (Fuzzy matching).</text:p>
        </text:list-item>
        <text:list-item>
          <text:p text:style-name="P97">(planeada) Actualización incremental de índices.</text:p>
        </text:list-item>
        <text:list-item>
          <text:p text:style-name="P97">(planeada) Indexación de sitios Web remotos.</text:p>
        </text:list-item>
      </text:list>
      <text:p text:style-name="P14"/>
      <text:p text:style-name="P50"><text:span text:style-name="T5">Requerementos</text:span><text:span text:style-name="T4">:</text:span></text:p>
      <text:list xml:id="list1483426055" text:style-name="L5">
        <text:list-item>
          <text:p text:style-name="P98">Python 2.2 ou superior.</text:p>
        </text:list-item>
        <text:list-item>
          <text:p text:style-name="P98">Espazo en disco suficiente para almacenar os índices (aproximadamente 2x o tamaño orixinal do conxunto de datos).</text:p>
        </text:list-item>
      </text:list>
      <text:p text:style-name="P4"/>
      <text:p text:style-name="P4">Con esta información, os lectores poden ter unha idea de se este programa é o que necesitan e valorar a súa implicación no proxecto como desenvolvedores. </text:p>
      <text:h text:style-name="Heading_20_3" text:outline-level="3">Estado do desenvolvemento </text:h>
      <text:p text:style-name="P4">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4"/>
      <text:p text:style-name="P4">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text:soft-page-break/>de como se define "progreso" neste proxecto e con que rapidez se avanza conforme a esa definición. </text:p>
      <text:p text:style-name="P4"/>
      <text:p text:style-name="P4">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1">máis</text:span> estable do que o usuario espera, que o caso contrario. O mellor boca a boca vén de sorpresas agradables. </text:p>
      <text:h text:style-name="P71" text:outline-level="4">Alpha e Beta </text:h>
      <text:p text:style-name="P42">O termo <text:span text:style-name="T11">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1">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4">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4"/>
      <text:p text:style-name="P4">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4"/>
      <text:p text:style-name="P19"><text:span text:style-name="T1">Aínda que pareza obvio, moitos proxectos non se molestan en estandarizar o proceso de instalación ata moi tarde, dicíndose a si mesmos que teñen tempo a facelo máis adiante: "</text:span><text:span text:style-name="T13">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3">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
      <text:p text:style-name="P4">As tarefas aburridas cun alto beneficio deberían ser feitas nas etapas iniciais do proxecto. E baixar a barreira de entrada utilizando un bo sistema de empacotamento consegue un grande beneficio. </text:p>
      <text:p text:style-name="P4"><text:soft-page-break/></text:p>
      <text:p text:style-name="P7">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36">na sección </text:span>“<text:span text:style-name="T34">Numeración d</text:span><text:span text:style-name="T35">e versións</text:span><text:span text:style-name="T34">”</text:span>, e os detalles de estandarización dos procesos de construción e instalación son tratados <text:span text:style-name="T36">na sección </text:span><text:span text:style-name="T36">“Empacotamento”, </text:span><text:span text:style-name="T37">ambos</text:span><text:span text:style-name="T36"> no capítulo 7 </text:span>“Empacotamento, liberación e dia a dia no desenvolvemento”. </text:p>
      <text:h text:style-name="Heading_20_3" text:outline-level="3">Control de versións e acceso ao Sistema de notificación de erros (<text:span text:style-name="T11">bug tracking system</text:span>) </text:h>
      <text:p text:style-name="P4">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38">no capítulo 3, “Infraestructura técnica”</text:span>. </text:p>
      <text:p text:style-name="P4"/>
      <text:p text:style-name="P4">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4"/>
      <text:p text:style-name="P4">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1">ratio</text:span> de rexistros saudable e os visitantes non se alarmarán polo baixo número total de erros rexistrados. </text:p>
      <text:p text:style-name="P4"/>
      <text:p text:style-name="P19"><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39">na sección “Xestores de erros” </text:span><text:span text:style-name="T1">dentro d</text:span><text:span text:style-name="T39">o capítulo 3 “Infraestructura técnica”</text:span><text:span text:style-name="T1">, polo que non se entrará en detalles aquí. Desde o punto de vista da presentación, a importancia radica en </text:span><text:span text:style-name="T13">ter</text:span><text:span text:style-name="T1"> un sistema de notificación e asegurarse de que é visible desde a páxina principal do proxecto. </text:span></text:p>
      <text:h text:style-name="Heading_20_3" text:outline-level="3">Canais de comunicación </text:h>
      <text:p text:style-name="P4">Habitualmente, os visitantes da web desexan saber como pórse en contacto coa xente implicada no <text:soft-page-break/>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4"/>
      <text:p text:style-name="P4">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4"/>
      <text:p text:style-name="P4">Xa que este capítulo unicamente versa sobre como iniciar un proxecto, chega con dicir que os foros de comunicacións teñen que existir. Máis adiante, dentro d<text:span text:style-name="T40">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4">Se alguén estiver a pensar en contribuír a un proxecto, buscará as pautas de desenvolvemento. Estas pautas non son tanto técnicas como sociais: explican como os desenvolvedores interaxen entre si e cos usuarios ou como se realiza o traballo. </text:p>
      <text:p text:style-name="P4"/>
      <text:p text:style-name="P5">Este tema trátase en detalle n<text:span text:style-name="T41">a sección “Poñer todo por escrito” no capítulo 4 “Infraestructura social e política”</text:span>, mais os elementos básicos das pautas de desenvolvemento son: </text:p>
      <text:p text:style-name="P5"/>
      <text:list xml:id="list1471469825" text:style-name="L6">
        <text:list-item>
          <text:p text:style-name="P99">ligazóns aos foros onde interaxir con outros desenvolvedores</text:p>
        </text:list-item>
        <text:list-item>
          <text:p text:style-name="P99">instrucións sobre como notificar erros e enviar remendos</text:p>
        </text:list-item>
        <text:list-item>
          <text:p text:style-name="P99">indicacións sobre como o desenvolvemento se realiza habitualmente - é o proxecto unha ditadura benevolente? unha democracia? calquera outra cousa?</text:p>
        </text:list-item>
      </text:list>
      <text:p text:style-name="P5"/>
      <text:p text:style-name="P5">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4"/>
      <text:p text:style-name="P8">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4"/>
      <text:p text:style-name="P4">O tema de como fornecer unha introdución á aplicación para o programador discutirase máis adiante neste mesmo capítulo <text:span text:style-name="T42">na sección “Documentación para desenvolvedores”.</text:span> </text:p>
      <text:h text:style-name="Heading_20_3" text:outline-level="3"><text:soft-page-break/>Documentación </text:h>
      <text:p text:style-name="P4">A documentación é esencial. É preciso que exista <text:span text:style-name="T11">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4"/>
      <text:p text:style-name="P4">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1">redactores</text:span> da documentación coñecen demasiado ben - polo que pode ser difícil para eles poñerse no punto de vista do lector e listar os pasos que (para o escritor) parecen tan obvios que non paga a pena mencionar. </text:p>
      <text:p text:style-name="P4"/>
      <text:p text:style-name="P4">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4"/>
      <text:p text:style-name="P4">Un modo de asegurarse de que se fai a documentación é limitar o seu alcance por adiantado. Desta forma, escribila non parecerá unha tarefa sen fin. Unha boa regra xeral é seguir uns criterios mínimos: </text:p>
      <text:p text:style-name="P4"/>
      <text:list xml:id="list425054921" text:style-name="L7">
        <text:list-item>
          <text:p text:style-name="P100">Indicarlle ao lector claramente o nivel técnico que precisa ter. </text:p>
        </text:list-item>
        <text:list-item>
          <text:p text:style-name="P100">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100">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100">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4"/>
      <text:p text:style-name="P4">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text:soft-page-break/>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71" text:outline-level="4">Manter unha FAQ (preguntas frecuentes) </text:h>
      <text:p text:style-name="P42">Unha <text:span text:style-name="T11">FAQ</text:span> (un documento de preguntas frecuentes) pode ser un dos mellores investimentos que un proxecto pode facer en termos de documentación. As <text:span text:style-name="T11">FAQs</text:span> están altamente enfocadas ás preguntas que os usuarios e desenvolvedores preguntan - e que pode ser o contrario ás preguntas que ti <text:span text:style-name="T11">esperabas</text:span> que fixeran - unha <text:span text:style-name="T11">FAQ</text:span> detallada soe dar a quen procura a resposta exacta que estaba a esperar. A <text:span text:style-name="T11">FAQ</text:span> é habitualmente o primeiro lugar onde os usuarios consultan cando atopan un problema, mesmo antes do manual oficial, e é o documento do proxecto que probablemente máis se vai enlazar desde outros lugares. </text:p>
      <text:p text:style-name="P4"/>
      <text:p text:style-name="P42">Infelizmente, a <text:span text:style-name="T11">FAQ</text:span> non se pode realizar ao principio do proxecto. As boas <text:span text:style-name="T11">FAQ</text:span> non están escritas, medran. Son documentos reactivos, que evolúen a través do tempo en resposta ao uso diario da aplicación. Xa que é imposible anticipar correctamente as preguntas que van ser realizadas, é imposible sentarse e redixir unha <text:span text:style-name="T11">FAQ</text:span> útil desde cero. </text:p>
      <text:p text:style-name="P4"/>
      <text:p text:style-name="P42">Polo tanto, non esbanxes o tempo facéndoo. Porén, pode ser útil crear un molde inicial para as <text:span text:style-name="T11">FAQ</text:span>, de maneira que exista un lugar obvio onde as persoas contribúan con preguntas e respostas cando o proxecto comece a andar. Nesta etapa, o máis importante non é que estean completas, senón a conveniencia: se é sinxelo engadir contido á <text:span text:style-name="T11">FAQ</text:span>, a xente vaino facer. O mantemento correcto da <text:span text:style-name="T11">FAQ</text:span> non é un problema trivial e será comentado máis a fondo <text:span text:style-name="T43">na sección</text:span> “<text:span text:style-name="T43">Xestor das </text:span><text:span text:style-name="T16">FAQ</text:span><text:span text:style-name="T43">” do capítulo 8 “Xestión de voluntarios”</text:span>. </text:p>
      <text:h text:style-name="Heading_20_4" text:outline-level="4">Dispoñibilidade da documentación </text:h>
      <text:p text:style-name="P4">A documentación debe estar dispoñible desde 2 lugares: en liña (directamente desde a páxina web) <text:span text:style-name="T11">e</text:span> na distribución descarregable da aplicación (ver <text:span text:style-name="T43">capítulo 7 “Empacotamento, publicación e desenvolvemento diario”</text:span>). É preciso que estea en liña, de modo navegable, xa que a xente habitualmente le a documentación <text:span text:style-name="T11">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4"/>
      <text:p text:style-name="P4">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1">non</text:span>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h text:style-name="Heading_20_4" text:outline-level="4"><text:soft-page-break/>Documentación para desenvolvedores </text:h>
      <text:p text:style-name="P4">A documentación para desenvolvedores está escrita para axudar os programadores a entenderen o código, para que poidan reparalo ou estendelo con máis funcionalidades. Isto é diferente das <text:span text:style-name="T11">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4"/>
      <text:p text:style-name="P4">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4"/>
      <text:p text:style-name="P4">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4"/>
      <text:p text:style-name="P4">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4">sección “W</text:span>ikis" <text:span text:style-name="T44">no capítulo 3 “Infraestructura técnica” </text:span>para máis información. </text:p>
      <text:h text:style-name="Heading_20_3" text:outline-level="3">Exemplos de saídas e capturas de pantalla </text:h>
      <text:p text:style-name="P19"><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3">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2">Debido a que as capturas de pantalla poden ser desalentadoras ata que fas unhas poucas, aquí tes unhas instrucións básicas para facelas. En Gimp (<text:a xlink:type="simple" xlink:href="http://www.gimp.org/">http://www.gimp.org/</text:a>), abre o menú <text:span text:style-name="T11">Arquivo</text:span>-<text:span text:style-name="T45">&gt; </text:span><text:span text:style-name="T11">Tomar </text:span><text:span text:style-name="T14">&gt; </text:span><text:span text:style-name="T11">Captura de pantalla</text:span>, escoller <text:span text:style-name="T11">Unha única xanela</text:span> ou <text:span text:style-name="T11">Xanela completa</text:span>, preme en <text:span text:style-name="T11">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4"/>
      <text:p text:style-name="P4">Hai moitas máis cousas que se poden poñer na páxina web do proxecto, se tes tempo ou se por algunha <text:soft-page-break/>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28">preconfigurado</text:span></text:h>
      <text:p text:style-name="P4">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1">look&amp;feel</text:span>" das páxinas dos proxectos. </text:p>
      <text:p text:style-name="P4"/>
      <text:p text:style-name="P4">Ver <text:span text:style-name="T46">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4">Esta sección pretende ser unha rápida guía sobre como escoller licenzas. Le <text:span text:style-name="T47">o capítulo </text:span><text:span text:style-name="T50">9</text:span><text:span text:style-name="T47"> “Licenzas, dereitos de autor e patentes” </text:span>para comprenderes as implicacións legais das diferentes licenzas, e como a licenza que escollas podo afectar a como a xente pode integrar o teu programa con outros. </text:p>
      <text:p text:style-name="P4"/>
      <text:p text:style-name="P4">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4">Se che parece ben que o código do teu proxecto poida ser integrado en programas propietarios, usa una licenza estilo <text:span text:style-name="T11">MIT/X</text:span>. É a máis sinxela de moitas licenzas que unicamente declaran un <text:span text:style-name="T11">copyright</text:span> nominal (sen restrinxir a copia) e especifica que o código ven sen garantía. Ver <text:span text:style-name="T48">a sección “A licenza MIT/X Window” no capítulo </text:span><text:span text:style-name="T49">9</text:span><text:span text:style-name="T48"> </text:span>para os detalles. </text:p>
      <text:h text:style-name="Heading_20_3" text:outline-level="3">A licenza GPL </text:h>
      <text:p text:style-name="P9">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49">a sección “Licenza GNU General Public License” no capítulo 9</text:span> para máis detalles. </text:p>
      <text:p text:style-name="P4"/>
      <text:p text:style-name="P4">Se os usuarios interaxiren co teu código a través da rede - isto é, se o programa é parte dun servizo aloxado - podes considerar o uso da <text:span text:style-name="T11">GNU Affero GPL</text:span>. Ver <text:span text:style-name="T51">a sección “Licenza GNU Affero GPL” no capítulo 9 </text:span>para máis información. </text:p>
      <text:h text:style-name="Heading_20_3" text:outline-level="3">Como aplicar unha licenza ao teu código </text:h>
      <text:p text:style-name="P4">Unha vez escolleres unha licenza, deberás indicalo na páxina principal do proxecto. Non é preciso <text:soft-page-break/>incluíres o texto completo da licenza, unicamente dar o seu nome e pór unha ligazón ao texto completo. </text:p>
      <text:p text:style-name="P4"/>
      <text:p text:style-name="P4">Isto dille ao público baixo que licenza será publicado o software, máis non é suficiente para fins legais. Para iso, o software en si mesmo debe conter a licenza. A maneira habitual de facelo é poñendo o texto da licenza completa nun ficheiro chamado <text:span text:style-name="T11">COPYING</text:span> ou <text:span text:style-name="T11">LICENSE</text:span>, así como poñer un aviso no cabezallo de cada ficheiro de código fonte, indicando a data do "<text:span text:style-name="T11">copyright</text:span>", mantedor e licenza usada e indicando onde atopar o texto completo. </text:p>
      <text:p text:style-name="P4"/>
      <text:p text:style-name="P4">Existen moitas variacións deste padrón, así que unicamente imos ver un deles. A GNU GPL di que se debe poñer un aviso como o seguinte no cabezallo de cada ficheiro de código fonte: </text:p>
      <text:p text:style-name="P4"/>
      <text:p text:style-name="P53">Copyright (C) <text:span text:style-name="T59">&lt;</text:span>ano<text:span text:style-name="T59">&gt;</text:span> <text:span text:style-name="T59">&lt;</text:span>nome do autor<text:span text:style-name="T59">&gt;</text:span></text:p>
      <text:p text:style-name="P53"/>
      <text:p text:style-name="P53">This program is free software: you can redistribute it and/or modify </text:p>
      <text:p text:style-name="P53">it under the terms of the GNU General Public License as published by </text:p>
      <text:p text:style-name="P53">the Free Software Foundation, either version 3 of the License, or </text:p>
      <text:p text:style-name="P53">(at your option) any later version. </text:p>
      <text:p text:style-name="P53"/>
      <text:p text:style-name="P53">This program is distributed in the hope that it will be useful, </text:p>
      <text:p text:style-name="P53">but WITHOUT ANY WARRANTY; without even the implied warranty of </text:p>
      <text:p text:style-name="P53">MERCHANTABILITY or FITNESS FOR A PARTICULAR PURPOSE. <text:s/>See the </text:p>
      <text:p text:style-name="P53">GNU General Public License for more details. </text:p>
      <text:p text:style-name="P53"/>
      <text:p text:style-name="P53">You should have received a copy of the GNU General Public License </text:p>
      <text:p text:style-name="P53">along with this program. <text:s/>If not, see <text:span text:style-name="T59">&lt;</text:span>http://www.gnu.org/licenses/<text:span text:style-name="T59">&gt;</text:span></text:p>
      <text:p text:style-name="P4"/>
      <text:p text:style-name="P4">O texto non indica especificamente que a copia da licenza se pode atopar no ficheiro <text:span text:style-name="T11">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4">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4"/>
      <text:p text:style-name="P4">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4"/>
      <text:p text:style-name="P4">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1">demasiado</text:span> rápido, os novos teñen <text:soft-page-break/>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4"/>
      <text:p text:style-name="P4">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4"/>
      <text:p text:style-name="P21"><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3">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4">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1">faits accomplis</text:span>, ou como as firmes recomendacións dun unido e influente bloco de votantes, será moi grande. </text:p>
      <text:p text:style-name="P4"/>
      <text:p text:style-name="P4">Non o fagas. </text:p>
      <text:p text:style-name="P4"/>
      <text:p text:style-name="P4">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text:soft-page-break/>permanecerán alén de calquera cuestión tecnolóxica efémera: </text:p>
      <text:p text:style-name="P4"/>
      <text:list xml:id="list1376564491" text:style-name="L8">
        <text:list-item>
          <text:p text:style-name="P101">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5"/>
      <text:list xml:id="list2020847620" text:continue-numbering="true" text:style-name="L8">
        <text:list-item>
          <text:p text:style-name="P84"><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5"/>
      <text:list xml:id="list1619470785" text:continue-numbering="true" text:style-name="L8">
        <text:list-item>
          <text:p text:style-name="P84"><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4"/>
      <text:p text:style-name="P19"><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6"><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3">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
      <text:p text:style-name="P4">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4"/>
      <text:p text:style-name="P4">Naturalmente, hai certos debates que deben ser mantidos en privado; máis adiante no libro se poderán ver exemplos. Mais a política debería ser sempre: <text:span text:style-name="T11">se non hai razón para que sexa privado, debe ser público</text:span>. </text:p>
      <text:p text:style-name="P4"/>
      <text:p text:style-name="P4">Isto non se fai só. Non é suficiente con que te asegures de que todas as túas mensaxes van á lista pública. Debes tamén facer que os demais eviten as conversas 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text:span text:style-name="T60">e</text:span> fixeres isto de modo coherente, a xente rapidamente <text:soft-page-break/>seguirá esta política e comezará a usar os foros públicos por defecto. </text:p>
      <text:h text:style-name="Heading_20_3" text:outline-level="3">Tolerancia cero coa mala educación </text:h>
      <text:p text:style-name="P4">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1">ad hominen</text:span> sobre outro desenvolvedor do proxecto, é necesario que primeiro se trate o ataque <text:span text:style-name="T11">ad hominen </text:span>como unha cuestión independente e unicamente despois diso debater o contido técnico. </text:p>
      <text:p text:style-name="P4"/>
      <text:p text:style-name="P19"><text:span text:style-name="T1">Infelizmente, é moi sinxelo e demasiado típico, que debates construtivos se convertan en longos debates destrutivos "</text:span><text:span text:style-name="T13">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4"/>
      <text:p text:style-name="P45">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45"/>
      <text:p text:style-name="P45">Agora, sobre a proposta. Creo que M estaba no certo cando dixo que ... </text:p>
      <text:p text:style-name="P45"/>
      <text:p text:style-name="P4">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p>
      <text:p text:style-name="P4"/>
      <text:p text:style-name="P4"><text:soft-page-break/>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29">continua e </text:span>pública do código </text:h>
      <text:p text:style-name="P4">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2">a sección “</text:span><text:span text:style-name="T53">Mensaxes de </text:span><text:span text:style-name="T15">commit</text:span><text:span text:style-name="T53">” </text:span><text:span text:style-name="T52">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7">diff</text:span><text:span text:style-name="T54">” na sección “Vocabulario dos Sistemas de Control de Versións” no capítulo 3</text:span>). A <text:span text:style-name="T11">revisión de código</text:span> é a práctica de revisar os emails de commit que chegan, buscando erros e posibles melloras. </text:p>
      <text:p text:style-name="P4"/>
      <text:p text:style-name="P4">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4"/>
      <text:p text:style-name="P4">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4"/>
      <text:p text:style-name="P4">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4"/>
      <text:p text:style-name="P4">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1">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text:soft-page-break/>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4"/>
      <text:p text:style-name="P4">Comeza a facer revisións desde o primeiro commit. A clase de problemas que son máis sinxelos de detectar mediante a revisión de diffs son as vulnerabilidades de seguridade, fugas de memoria, comentarios insuficientes ou documentación da API, erros "<text:span text:style-name="T11">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4"/>
      <text:p text:style-name="P4">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37" text:outline-level="3">Cando publicares un proxecto que estiver pechado ata agora, ten presente a magnitude da mudanza </text:h>
      <text:p text:style-name="P4">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4"/>
      <text:p text:style-name="P4">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1">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5">sección “Revisión de código intensiva 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text:soft-page-break/>os demais. Así, existe o perigo de que se estenda un sentimento negativo entre o equipo. </text:p>
      <text:p text:style-name="P4"/>
      <text:p text:style-name="P4">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4"/>
      <text:p text:style-name="P4">Hai outras cuestións a longo prazo que un debe ter en conta cando decide abrir un proxecto. <text:span text:style-name="T56">O capítulo 5 “Diñeiro” e</text:span>xplora as técnicas para envolver con suceso desenvolvedores pagados e voluntarios, e <text:span text:style-name="T57">o 9 “Licenzas, dereitos de autor e patentes”</text:span> debate as dilixencias legais necesarias cando abrires un código que pode ter partes "propiedade" de terceiros. </text:p>
      <text:h text:style-name="Heading_20_2" text:outline-level="2">Anunciar o proxecto </text:h>
      <text:p text:style-name="P10">Unha vez o proxecto é presentable - non perfecto, só presentable - estás pronto para anuncialo ao mundo. Isto é un proceso sinxelo: vai a <text:a xlink:type="simple" xlink:href="http://freshmeat.net/">http://freshmeat.net/</text:a>, pincha sobre <text:span text:style-name="T11">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4"/>
      <text:p text:style-name="P4">Se coñeces listas de correo ou foros onde a publicación do proxecto poida ser de interese, faino tamén aí, mais tenta escribir exactamente <text:span text:style-name="T11">unha</text:span> mensaxe por foro e dirixires a xente aos teus propios canais de comunicación para continuar a conversa (configurando o cabezallo <text:span text:style-name="T11">Reply-to</text:span>). As mensaxes debería ser curtas e directas: </text:p>
      <text:p text:style-name="P4"/>
      <text:p text:style-name="P31">To: discuss@lists.example.org </text:p>
      <text:p text:style-name="P31">Asunto: [ANN] Proxecto Scanley: indexador de texto completo </text:p>
      <text:p text:style-name="P31">Reply-to: dev@scanley.org </text:p>
      <text:p text:style-name="P31"/>
      <text:p text:style-name="P31">Esta mensaxe é para anunciar a creación do proxecto Scanley, </text:p>
      <text:p text:style-name="P31"><text:s/>un motor de indexado e procura de texto completo de código aberto cunha </text:p>
      <text:p text:style-name="P31">API ampla, para ser usado por programadores que desexaren fornecer servizos de procura </text:p>
      <text:p text:style-name="P31">de amplas coleccións de arquivos de texto. Scanley é funcional, está </text:p>
      <text:p text:style-name="P31">baixo desenvolvemento activo e precísanse desenvolvedores e testadores. </text:p>
      <text:p text:style-name="P31"/>
      <text:p text:style-name="P31">Páxina web: http://www.scanley.org/ </text:p>
      <text:p text:style-name="P31"/>
      <text:p text:style-name="P31">Funcionalidades: </text:p>
      <text:p text:style-name="P31"><text:s text:c="3"/>- Procuras de texto plano, HTML e XML </text:p>
      <text:p text:style-name="P31"><text:s text:c="3"/>- Procura de palabras e/ou frases </text:p>
      <text:p text:style-name="P31"><text:s text:c="3"/>- (planeada) Fuzzy matching </text:p>
      <text:p text:style-name="P31"><text:s text:c="3"/>- (planeada) Actualización incremental dos índices </text:p>
      <text:p text:style-name="P31"><text:s text:c="3"/>- (planeada) Indexación de sitios web remotos </text:p>
      <text:p text:style-name="P31"/>
      <text:p text:style-name="P31">Requerimentos: </text:p>
      <text:p text:style-name="P31"><text:soft-page-break/><text:s text:c="3"/>- Python 2.2 ou superior </text:p>
      <text:p text:style-name="P31"><text:s text:c="3"/>- Espazo en disco suficiente para manter os índices (aproximadamente 2x </text:p>
      <text:p text:style-name="P31"><text:s text:c="5"/>o tamaño orixinal) </text:p>
      <text:p text:style-name="P31"/>
      <text:p text:style-name="P31">Para máis información, ver scanley.org. </text:p>
      <text:p text:style-name="P31"><text:s/>Obrigado, </text:p>
      <text:p text:style-name="P32">-J. Random </text:p>
      <text:p text:style-name="P4"/>
      <text:p text:style-name="P19"><text:span text:style-name="T1">(Ver </text:span><text:span text:style-name="T58">a sección “Publicidade” no capítulo 6 “Comunicacións”</text:span><text:span text:style-name="T1"> para consellos sobre como anunciar futuras liberacións do proxecto e outros eventos.) </text:span></text:p>
      <text:p text:style-name="P4"/>
      <text:p text:style-name="P4">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4"/>
      <text:p text:style-name="P4">Isto demostrou ser erróneo. No proxecto Subversion, comezamos cun documento de deseño, un grupo de desenvolvedores interesados e ben conectados, moita fanfarra e <text:span text:style-name="T11">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4"/>
      <text:p text:style-name="P4">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4"/>
      <text:p text:style-name="P4">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4"/>
      <text:p text:style-name="P24">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text:note text:id="ftn4" text:note-class="footnote"><text:note-citation>4</text:note-citation><text:note-body><text:p text:style-name="Footnote"><text:s/><text:span text:style-name="T66">Do seu libro </text:span><text:span text:style-name="T67">The Mythical Man Month</text:span><text:span text:style-name="T66">, 1975. Ver </text:span><text:a xlink:type="simple" xlink:href="http://en.wikipedia.org/wiki/The_Mythical_Man-Month"><text:span text:style-name="T66">http://en.wikipedia.org/wiki/The_Mythical_Man-Month</text:span></text:a><text:span text:style-name="T66"> e </text:span><text:a xlink:type="simple" xlink:href="http://en.wikipedia.org/wiki/Brooks_Law"><text:span text:style-name="T66">http://en.wikipedia.org/wiki/Brooks_Law</text:span></text:a><text:span text:style-name="T66">. </text:span></text:p></text:note-body></text:note>, que establece que engadir man de obra a un proxecto que vai con atraso fará que se atrase aínda máis. Fred Brooks observou que a complexidade dun proxecto aumenta a razón do <text:span text:style-name="T20">cadrado</text:span> do número <text:soft-page-break/>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4"/>
      <text:p text:style-name="P24">Este problema non é novo. En habitacións abarrotadas, reais, a solución consiste en adoptar o denominado<text:span text:style-name="T20">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0">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4"/>
      <text:p text:style-name="P24">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4"/>
      <text:p text:style-name="P24">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5">a sección “Prefiltrando o xestor </text:span><text:span text:style-name="T85">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19">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4"/>
      <text:p text:style-name="P24">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text:soft-page-break/>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4"/>
      <text:p text:style-name="P24">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12">Os máis dos proxectos de software de código aberto ofrecen cando menos un conxunto mínimo e estándar de ferramentas para a xestión da información: </text:p>
      <text:h text:style-name="P138" text:outline-level="6">Sitio Web </text:h>
      <text:p text:style-name="P60">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60">Xeralmente constitúen os foros de comunicación máis activos do proxecto, ademais do "medio de arquivamento" </text:p>
      <text:h text:style-name="Heading_20_6" text:outline-level="6">Control de versións </text:h>
      <text:p text:style-name="P49"><text:span text:style-name="T69">Permite aos desenvolvedores xestionaren convenientemente as mudanzas no código, incluíndo a reversión e o traslado de mudanzas (</text:span>"change porting"<text:span text:style-name="T69">). Permite tamén que todo o mundo saiba o que se está a facer co código. </text:span></text:p>
      <text:h text:style-name="Heading_20_6" text:outline-level="6">Seguimento de erros (<text:span text:style-name="T11">"Bug Tracking"</text:span>) </text:h>
      <text:p text:style-name="P60">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60">É o lugar onde se celebran discusións rápidas e pouco transcendentes e se fan intercambios de preguntas/respostas. Non sempre se arquivan completamente. </text:p>
      <text:p text:style-name="P24"><text:s/></text:p>
      <text:p text:style-name="P24">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4"/>
      <text:p text:style-name="P24">Podes evitar moitas das dores de cabeza derivadas da selección e configuración destas ferramentas empregando un sitio web do tipo <text:span text:style-name="T20">canned hosting</text:span><text:span text:style-name="T82"> (aloxamento enlatado):</text:span> un servidor que ofrece áreas web preempacotadas e regularizadas que conteñen todas as ferramentas necesarias para manexar un proxecto de software libre. Podedes consultar o apartado “<text:span text:style-name="T86">Aloxamento preconfigurado” </text:span><text:span text:style-name="T87">máis adiante neste </text:span><text:span text:style-name="T88">mesmo </text:span><text:span text:style-name="T87">capítulo,</text:span> no que se discute sobre as vantaxes e desvantaxes deste tipo de sitios web. </text:p>
      <text:h text:style-name="Heading_20_2" text:outline-level="2"><text:soft-page-break/>Listas de Correo </text:h>
      <text:p text:style-name="P24">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1">"subscribe to"</text:span>) á lista en cuestión. Isto nos leva á Regra nº1 das listas de correo: </text:p>
      <text:p text:style-name="P24"/>
      <text:p text:style-name="P70">Non tratedes de xerir as listas de correo manualmente; empregade software de xestión de listas </text:p>
      <text:p text:style-name="P24"/>
      <text:p text:style-name="P24">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4"/>
      <text:p text:style-name="P24">O truco está en que unha boa xestión da lista de correo, que é o que a xente espera, non é sinxela en absoluto. No se trata tan só de subscribir ou dar de baixa os usuarios cando o pediren. Ten tamén a ver con moderala, evitar o <text:span text:style-name="T11">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4"/>
      <text:p text:style-name="P24">O software de xestión de listas actual ofrece cando menos as seguintes utilidades: </text:p>
      <text:h text:style-name="Heading_20_6" text:outline-level="6">Subscrición tanto por email como a través dunha páxina web </text:h>
      <text:p text:style-name="P60">Cando un usuario se subscribe a unha lista debería recibir <text:span text:style-name="T20">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1">Frequently Asked Questions, </text:span>Preguntas Respondidas Frecuentemente), etc.</text:p>
      <text:h text:style-name="Heading_20_6" text:outline-level="6">Subscrición en modo "<text:span text:style-name="T11">digest</text:span>" (só resumos das mensaxes) ou en modo de mensaxes completas </text:h>
      <text:p text:style-name="P60">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60">"Moderar" consiste en controlar que as mensaxes entrantes: a)non son tópico da <text:span text:style-name="T11">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60">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detectar estas situacións por si mesmos e dar de baixa automaticamente á persoa en cuestión. </text:p>
      <text:h text:style-name="Heading_20_6" text:outline-level="6">Manipulación de cabezallos </text:h>
      <text:p text:style-name="P60">Moita xente ten activadas no seu software de correo electrónico regras de filtraxe e de resposta realmente sofisticadas. O software de xestión de listas de correo pode engadir e manipular os <text:soft-page-break/>cabezallos estándar para que esta xente se beneficie delas (algúns detalles máis adiante). </text:p>
      <text:h text:style-name="Heading_20_6" text:outline-level="6">Arquivamento</text:h>
      <text:p text:style-name="P60"><text:span text:style-name="T63">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4">MHonArc</text:span><text:span text:style-name="T63"> (</text:span><text:a xlink:type="simple" xlink:href="http://www.mhonarc.org/"><text:span text:style-name="T63">http://www.mhonarc.org/</text:span></text:a><text:span text:style-name="T63">). Como se comenta n</text:span><text:span text:style-name="T81">o capítulo “Uso intensivo dos arquivos” do capítulo 6 “Comunicacións”</text:span><text:span text:style-name="T63">, o arquivamento é unha tarefa crucial. </text:span></text:p>
      <text:p text:style-name="P66"/>
      <text:p text:style-name="P24">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3"><text:s/></text:span></text:p>
      <text:h text:style-name="Heading_20_3" text:outline-level="3">Prevención do <text:span text:style-name="T11">spam</text:span> </text:h>
      <text:p text:style-name="P117">Entre o momento en que esta frase foi escrita e aquel en que foi publicada, seguramente o problema do <text:span text:style-name="T11">spam</text:span> ten duplicado a súa severidade, ou cando menos se percibirá dese xeito. Houbo un tempo, non hai tanto, cando un podía pór en marcha unha lista de correo sen ter que tomar ningunha medida <text:span text:style-name="T11">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1">anti-spam</text:span> verase rapidamente asolagada por correos lixo, ata o punto de se tornar inutilizable. A prevención <text:span text:style-name="T11">anti-spam</text:span> é polo tanto obrigatoria. </text:p>
      <text:p text:style-name="P117"><text:span text:style-name="T118"/></text:p>
      <text:p text:style-name="P117"><text:span text:style-name="T118">A prevención</text:span><text:span text:style-name="T18"> anti-spam </text:span><text:span text:style-name="T118">pode ser dividida en dúas categorías: a que prevén que entren mensaxes </text:span><text:span text:style-name="T18">spam</text:span><text:span text:style-name="T118"> na túa lista, e aquela que trata de evitar que a lista se converta nunha fonte de enderezos de correo electrónico para os </text:span><text:span text:style-name="T18">spammers</text:span><text:span text:style-name="T118"> que as colleitan. A primeira é a máis importante, así que a analizaremos en primeiro lugar.</text:span></text:p>
      <text:h text:style-name="Heading_20_4" text:outline-level="4"><text:span text:style-name="T121">Filtraxe das mensaxes</text:span></text:h>
      <text:p text:style-name="P121"><text:span text:style-name="T73">Hai tres técnicas básicas para evitar a entrada de mensaxes lixo, e os máis dos software de listas fornecen as tres. Traballan mellor cando se usan en tándem: </text:span></text:p>
      <text:p text:style-name="P121"><text:span text:style-name="T73"/></text:p>
      <text:list xml:id="list224057511" text:style-name="L21">
        <text:list-item>
          <text:p text:style-name="P119"><text:span text:style-name="T25">Soamente permitir automaticamente aquelas mensaxes enviadas á lista por subscritores.</text:span> <text:span text:style-name="T12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18"><text:span text:style-name="T22">Filtraxe de mensaxes a través de software de control de spam</text:span><text:span text:style-name="T120">. </text:span>Se o software da lista de correo o permitir (os máis deles o fan), podes facer que as mensaxes sexan controladas por unha aplicación de filtraxe de <text:span text:style-name="T11">spam</text:span>. A filtraxe automática de <text:span text:style-name="T11">spam</text:span> non é perfecta, e nunca o vai ser, xa que hai unha carreira inacabable entre os <text:span text:style-name="T11">spammers</text:span> e os escritores de filtros. Porén, pode reducir sensiblemente a cantidade de <text:span text:style-name="T11">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configurares os filtros <text:span text:style-name="T11">anti-spam</text:span>. Terás que consultar as instrucións do software da túa lista (ver <text:span text:style-name="T119">máis na sección “Aplicacións de roldas de correo”)</text:span>. O software de listas de correo inclúe frecuentemente algunha utilidade preconfigurada de prevención <text:span text:style-name="T11">anti-spam</text:span>, mais pode que queiras engadir algúns filtros de terceiros. Persoalmente teño boas experiencias con estes dous: <text:span text:style-name="T11">SpamAssassin</text:span> (<text:a xlink:type="simple" xlink:href="http://spamassassin.apache.org/">http://spamassassin.apache.org/</text:a>) e <text:span text:style-name="T11">SpamProbe</text:span> (<text:a xlink:type="simple" xlink:href="http://spamprobe.sourceforge.net/">http://spamprobe.sourceforge.net/</text:a>). Isto non supón ningunha valoración de outros filtros <text:span text:style-name="T11">anti-spam</text:span> libres, algúns dos cales son aparentemente bastante <text:soft-page-break/>bos. É só que eu usei os dous mencionados e quedei moi satisfeito con eles. </text:p>
        </text:list-item>
        <text:list-item>
          <text:p text:style-name="P120"><text:span text:style-name="T80">Moderación</text:span>. <text:span text:style-name="T69">Para aquelas mensaxes que non foren automaticamente autorizadas por procederen dun subscritor da lista, e que pasaren a través do software de filtraxe de </text:span><text:span text:style-name="T74">spam</text:span><text:span text:style-name="T69">, se for o caso, o último paso é o da </text:span><text:span text:style-name="T75">moderación</text:span><text:span text:style-name="T69">: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4">spam</text:span><text:span text:style-name="T69">, e os </text:span><text:span text:style-name="T74">spammers</text:span><text:span text:style-name="T69"> moi raramente empregan dúas veces o mesmo enderezo. </text:span></text:p>
        </text:list-item>
      </text:list>
      <text:p text:style-name="P116"/>
      <text:p text:style-name="P116"><text:span text:style-name="T69">Ten coidado de empregares a moderación</text:span><text:span text:style-name="T20"> tan só </text:span><text:span text:style-name="T69">para filtrares o </text:span><text:span text:style-name="T11">spam</text:span><text:span text:style-name="T69">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4">Para evitares que as túas listas de correo se convertan nunha fonte de subministro de enderezos para os <text:span text:style-name="T11">spammers</text:span>, unha técnica habitual é a de que os arquivos oculten os enderezos da xente, por exemplo substituíndo </text:p>
      <text:p text:style-name="P24"/>
      <text:p text:style-name="P59"><text:a xlink:type="simple" xlink:href="mailto:jrandom@somedomain.com"><text:span text:style-name="T89">jrandom@somedomain.com</text:span></text:a></text:p>
      <text:p text:style-name="P54">por jrandom_AT_somedomain.com</text:p>
      <text:p text:style-name="P54">ou jrandomNOSPAM@somedomain.com</text:p>
      <text:p text:style-name="P24"><text:s/></text:p>
      <text:p text:style-name="P24">ou algunha maneira igualmente obvia (para os humanos) de codificalas. Dado que os colleitadores de enderezos para <text:span text:style-name="T11">spam</text:span> funcionan frecuentemente uliscando nas páxinas web; incluíndo os arquivos web da túa lista de correo; e buscando secuencias que conteñan "@", codificar os enderezos é a maneira de tornalos inútiles ou invisibles para os <text:span text:style-name="T11">spammers</text:span>. Por suposto que isto non evita que o <text:span text:style-name="T11">spam</text:span> sexa enviado directamente á propia lista, mais si que minimiza a cantidade de lixo que chega aos enderezos persoais dos membros da lista. </text:p>
      <text:p text:style-name="P24"/>
      <text:p text:style-name="P24">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0">é</text:span> efectiva, consulta <text:a xlink:type="simple" xlink:href="http://www.cdt.org/speech/spam/030319spamreport.shtml">http://www.cdt.org/speech/spam/030319spamreport.shtml</text:a>.</text:p>
      <text:p text:style-name="P24"/>
      <text:p text:style-name="P24">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1">spam</text:span> poida localizalos, e sentiríanse moi incómodos se esa precaución fose tirada ao lixo por un arquivo de listas de correo; mentres <text:soft-page-break/>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4">Frecuentemente, os subscritores das listas quererán arquivar as mensaxes nunha pasta específica para o proxecto, distinta das de outras mensaxes de correo. O seu software de lectura de correo pode facer isto automaticamente sen máis que examinar os <text:span text:style-name="T20">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4"/>
      <text:p text:style-name="code">De: ... </text:p>
      <text:p text:style-name="code">Para: ... </text:p>
      <text:p text:style-name="code">Asunto: ... </text:p>
      <text:p text:style-name="code">Data: ... </text:p>
      <text:p text:style-name="P55"/>
      <text:p text:style-name="P24">Outras son opcionais, aínda que bastante habituais. Por exemplo, os emails non teñen por que levar o cabezallo </text:p>
      <text:p text:style-name="P24"/>
      <text:p text:style-name="code">Responder a: remitente@enderezo de correo, </text:p>
      <text:p text:style-name="P24"/>
      <text:p text:style-name="P24">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4"/>
      <text:p text:style-name="P24">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4"/>
      <text:p text:style-name="code">Asunto: preparando a liberación 2.5. </text:p>
      <text:p text:style-name="P24"/>
      <text:p text:style-name="P24">mais a mensaxe se vería na lista deste xeito: </text:p>
      <text:p text:style-name="P24"><text:s/></text:p>
      <text:p text:style-name="code">Asunto: [discusions@listas.exemplo.org] preparando a liberación 2.5. </text:p>
      <text:p text:style-name="P24"/>
      <text:p text:style-name="P24">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4"/>
      <text:p text:style-name="P24">En lugar de mudar excesivamente o cabezallo "asunto", aprende aos teus usuarios a tiraren partido de outros cabezallos estándar, comezando polo cabezallo "para:", que debería conter o nome da lista: </text:p>
      <text:p text:style-name="P24"/>
      <text:p text:style-name="code">Para: <text:span text:style-name="T113">&lt;</text:span>discusi<text:span text:style-name="T114">o</text:span>n@listas.exemplo.org<text:span text:style-name="T113">&gt;</text:span></text:p>
      <text:p text:style-name="P24"/>
      <text:p text:style-name="P24">Calquera lector de correo que poida filtrar o "asunto" debería tamén poder filtrar o "para<text:span text:style-name="T21">:</text:span>" coa mesma facilidade. </text:p>
      <text:p text:style-name="P24"/>
      <text:p text:style-name="P24">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0"/>
      <text:p text:style-name="code"><text:soft-page-break/>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4">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4"/>
      <text:p text:style-name="P24">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4"/>
      <text:p text:style-name="P24">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1">Reply-To</text:span>) </text:h>
      <text:p text:style-name="P24">Antes, n<text:span text:style-name="T92">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4"/>
      <text:p text:style-name="P24">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4"/>
      <text:p text:style-name="P24">A utilidade en si mesma é moi simple: o software de listas de correo pode, se quixeres, configurar automaticamente o cabezallo "responder-a" (<text:span text:style-name="T11">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4"/>
      <text:p text:style-name="code">Responder a: discusións@listas.exemplo.org </text:p>
      <text:p text:style-name="P24"/>
      <text:p text:style-name="P24">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text:span text:style-name="T20">por defecto </text:span>as respostas son dirixidas á lista. É un exemplo perfecto do uso da tecnoloxía para fomentar a colaboración. </text:p>
      <text:p text:style-name="P24"/>
      <text:p text:style-name="P24">Infelizmente, hai algunhas desvantaxes. A primeira é coñecida como o problema de <text:span text:style-name="T11">Non podo dar co camiño de volta</text:span>: ás veces o remitente pon o seu enderezo "real" de correo electrónico no cabezallo "responder a", porque por unha razón ou outra envía o seu correo desde un enderezo distinto de onde o recibe. A xente que sempre <text:soft-page-break/>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4"/>
      <text:p text:style-name="P24">A segunda desvantaxe ten a ver coas expectativas, e na miña opinión é o argumento máis poderoso contra o uso de forzar o "responder a". Os usuarios de correo electrónico máis experimentados están afeitos a dous métodos básicos de resposta: <text:span text:style-name="T20">"responder a todos" </text:span>e <text:span text:style-name="T20">"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4"/>
      <text:p text:style-name="P24">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0">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4"/>
      <text:p text:style-name="P24">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0">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4"/>
      <text:p text:style-name="P24">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4"/>
      <text:p text:style-name="P24">Non estou a tratar aquí todos os aspectos do asunto, tan só aqueles que semellan ser da maior importancia. Para un tratamento máis completo, le estes dous documentos canónicos, que son os que sempre se citan cando xorde este debate: </text:p>
      <text:p text:style-name="P24"/>
      <text:list xml:id="list1679168621" text:style-name="L9">
        <text:list-item>
          <text:p text:style-name="P85"><text:span text:style-name="T76">Leave Reply-to alone</text:span><text:span text:style-name="T77">, por </text:span><text:span text:style-name="T75">Chip Rosenthal </text:span><text:a xlink:type="simple" xlink:href="http://www.unicom.com/pw/reply-to-harmful.html" office:target-frame-name="_top" xlink:show="replace"><text:span text:style-name="T115">http://www.unicom.com/pw/reply-to-harmful.html</text:span></text:a></text:p>
        </text:list-item>
        <text:list-item>
          <text:p text:style-name="P85"><text:span text:style-name="T76">Set Reply-to to list</text:span><text:span text:style-name="T77">, por </text:span><text:span text:style-name="T75">Simon Hill</text:span><text:span text:style-name="T77"> </text:span><text:a xlink:type="simple" xlink:href="http://www.metasystema.net/essays/reply-to.mhtml" office:target-frame-name="_top" xlink:show="replace"><text:span text:style-name="T116">http://www.metasystema.net/essays/reply-to.mhtml</text:span></text:a></text:p>
        </text:list-item>
      </text:list>
      <text:p text:style-name="P24"/>
      <text:p text:style-name="P24">A pesar da miña lixeira preferencia indicada antes, non creo que haxa unha única resposta "correcta" para esta cuestión, e de feito participo en moitas listas que escolleron <text:span text:style-name="T20">empregar</text:span><text:span text:style-name="T82"> o</text:span> "responder a". O mellor que podes <text:soft-page-break/>facer é decidirte por unha ou outra solución o antes posible, e tratar de non enredarte en debates sobre o tema máis adiante. </text:p>
      <text:h text:style-name="Heading_20_4" text:outline-level="4">Dúas fantasías </text:h>
      <text:p text:style-name="P25">Algún día, alguén vai ter a feliz idea de inserir unha tecla <text:span text:style-name="T11">"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66">Pouco despois de que este libro fora publicado, Michael Bernstein (</text:span><text:a xlink:type="simple" xlink:href="http://www.michaelbernstein.com/"><text:span text:style-name="T66">http://www.michaelbernstein.com/</text:span></text:a><text:span text:style-name="T66">)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4"/>
      <text:p text:style-name="P24">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4"/>
      <text:p text:style-name="P24">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4">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61">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60">Cando unha mensaxe é arquivada nunha URL dada, debería permanecer accesible para sempre nese mesmo enderezo, ou durante tanto tempo como for posible. Mesmo se os arquivos son reconstruídos, restaurados desde un ficheiro de respaldo (<text:span text:style-name="T11">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1">bug tracker</text:span>) (véxase “<text:span text:style-name="T93">Xestor de erros” máis adiante neste mesmo capítulo)</text:span> ou a outros documentos do proxecto. </text:p>
      <text:p text:style-name="P24"/>
      <text:p text:style-name="P60">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text:soft-page-break/>característica que deberías considerar implementar, por favor) </text:p>
      <text:h text:style-name="P72" text:outline-level="6">Copias de seguridade (<text:span text:style-name="T11">Backups</text:span>) </text:h>
      <text:p text:style-name="P60">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72" text:outline-level="6">Soporte aos fíos (<text:span text:style-name="T11">Threads</text:span>) </text:h>
      <text:p text:style-name="P60">Debería ser posible ir dunha mensaxe dada ao correspondente <text:span text:style-name="T20">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26">Pesquisas</text:span> </text:h>
      <text:p text:style-name="P60">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4"/>
      <text:p text:style-name="P24">O que antecede é simplemente unha lista de control para axudarte a avaliar e configurar un arquivador. Conseguir que a xente faga un <text:span text:style-name="T20">uso</text:span> real do arquivador en beneficio do proxecto se discute en capítulos posteriores, nomeadamente <text:span text:style-name="T94">na sección “Uso intensivo de arquivos” no capítulo 6 “Comunicacións”.</text:span></text:p>
      <text:h text:style-name="Heading_20_3" text:outline-level="3">Software </text:h>
      <text:p text:style-name="P24">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1">Mailman</text:span>, <text:span text:style-name="T11">Ezmlm</text:span>, <text:span text:style-name="T11">MHonArc</text:span>, e <text:span text:style-name="T11">Hypermail</text:span>, mais iso non quere dicir que non haxa outras igual de boas ( e seguro que existen por aí adiante outras ferramentas que eu nin sequera dei atopado, así que non penses que esta é unha lista completa). </text:p>
      <text:p text:style-name="P24"/>
      <text:h text:style-name="P74" text:outline-level="6">Software de xestión de listas de correo: </text:h>
      <text:p text:style-name="P24"/>
      <text:list xml:id="list59209627" text:style-name="L10">
        <text:list-item>
          <text:p text:style-name="P86">Mailman<text:span text:style-name="T77"> - </text:span><text:span text:style-name="T69">http://www.list.org/ </text:span></text:p>
        </text:list-item>
      </text:list>
      <text:p text:style-name="P24"/>
      <text:p text:style-name="P60">(Ten un arquivador incorporado, así como conexións para arquivadores externos) </text:p>
      <text:p text:style-name="P30"/>
      <text:list xml:id="list259831981" text:style-name="L11">
        <text:list-item>
          <text:p text:style-name="P87">SmartList <text:span text:style-name="T77">- http://www.procmail.org/ </text:span></text:p>
        </text:list-item>
      </text:list>
      <text:p text:style-name="P30"/>
      <text:p text:style-name="P58">(Deseñado para ser usado co sistema de procesamento de correo electrónico <text:span text:style-name="T11">Procmail</text:span>) </text:p>
      <text:p text:style-name="P30"/>
      <text:list xml:id="list1422842242" text:style-name="L12">
        <text:list-item>
          <text:p text:style-name="P88">Ecartis<text:span text:style-name="T77"> - http://www.ecartis.org/ </text:span></text:p>
        </text:list-item>
      </text:list>
      <text:p text:style-name="P30"/>
      <text:list xml:id="list1826992256" text:continue-numbering="true" text:style-name="L12">
        <text:list-item>
          <text:p text:style-name="P88">ListProc - <text:span text:style-name="T77">http://listproc.sourceforge.net/</text:span></text:p>
        </text:list-item>
      </text:list>
      <text:p text:style-name="P30"/>
      <text:list xml:id="list969927210" text:continue-numbering="true" text:style-name="L12">
        <text:list-item>
          <text:p text:style-name="P88"><text:span text:style-name="T78">Ezmlm</text:span><text:span text:style-name="T69"> - http://cr.yp.to/ezmlm.html</text:span></text:p>
        </text:list-item>
      </text:list>
      <text:p text:style-name="P24"/>
      <text:p text:style-name="P60">(Deseñado para traballar co sistema de distribución de correo Qmail - http://cr.yp.to/qmail.html) </text:p>
      <text:p text:style-name="P24"/>
      <text:list xml:id="list757876143" text:style-name="L13">
        <text:list-item>
          <text:p text:style-name="P89"><text:soft-page-break/><text:span text:style-name="T78">Dada</text:span><text:span text:style-name="T69"> - http://mojo.skazat.com/</text:span></text:p>
        </text:list-item>
      </text:list>
      <text:p text:style-name="P24"/>
      <text:p text:style-name="P60">(Embora os insistentes esforzos da súa web para ocultalo, é software libre, liberado baixo a licenza GNU. Tamén inclúe un arquivador) </text:p>
      <text:p text:style-name="P26"><text:s/></text:p>
      <text:h text:style-name="P73" text:outline-level="6">Software de arquivamento de listas de correo: </text:h>
      <text:p text:style-name="P24"/>
      <text:list xml:id="list1310953432" text:style-name="L14">
        <text:list-item>
          <text:p text:style-name="P90"><text:span text:style-name="T78">MhonArc</text:span><text:span text:style-name="T69"> - </text:span><text:a xlink:type="simple" xlink:href="http://www.mhonarc.org/"><text:span text:style-name="T69">http://www.mhonarc.org/</text:span></text:a></text:p>
        </text:list-item>
        <text:list-item>
          <text:p text:style-name="P90"><text:span text:style-name="T78">Hypermail</text:span><text:span text:style-name="T69"> - </text:span><text:a xlink:type="simple" xlink:href="http://www.hypermail.org/"><text:span text:style-name="T69">http://www.hypermail.org/</text:span></text:a></text:p>
        </text:list-item>
        <text:list-item>
          <text:p text:style-name="P90"><text:span text:style-name="T78">Lurker</text:span><text:span text:style-name="T69"> - </text:span><text:a xlink:type="simple" xlink:href="http://sourceforge.net/projects/lurker/"><text:span text:style-name="T69">http://sourceforge.net/projects/lurker/</text:span></text:a></text:p>
        </text:list-item>
        <text:list-item>
          <text:p text:style-name="P90"><text:span text:style-name="T78">Procmail</text:span><text:span text:style-name="T69"> - http://www.procmail.org/</text:span></text:p>
        </text:list-item>
      </text:list>
      <text:p text:style-name="P24"/>
      <text:p text:style-name="P60">(Software de acompañamento de <text:span text:style-name="T11">Smartlistk</text:span>, é un sistema procesador de correo que pode, aparentemente, ser configurado como arquivador) </text:p>
      <text:h text:style-name="Heading_20_2" text:outline-level="2">Control de versións </text:h>
      <text:p text:style-name="P24">Un <text:span text:style-name="T20">sistema de control de versións</text:span> (ou <text:span text:style-name="T20">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4"/>
      <text:p text:style-name="P24">A razón pola que o control de versións é tan universal é que axuda a practicamente todos e cada un dos aspectos relacionados coa xestión dun proxecto: comunicacións entre desenvolvedores, xestión de liberacións, seguimento de erros (<text:span text:style-name="T11">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0">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4"/>
      <text:p text:style-name="P24">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4">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27">A palabra <text:span text:style-name="T20">versión</text:span> ás veces é usada como sinónimo de "revisión", mais eu non o vou usar nese sentido neste libro, porque é demasiado fácil confundilo co termo "versión" tal como cando se fala de versións dun software, 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text:soft-page-break/>Commit </text:h>
      <text:p text:style-name="P60">Facer unha mudanza no proxecto; máis formalmente, almacenar unha mudanza na base de datos de control de versións de tal xeito que poida ser incorporada en futuras versións do proxecto. En inglés, "<text:span text:style-name="T11">commit</text:span>" pode ser usado como substantivo ou como verbo. Como substantivo, pode ser considerado como sinónimo de "mudanza". En galego a forma verbal pode ser substituída por "facer un <text:span text:style-name="T11">commit</text:span>". Por exemplo: "fixen o <text:span text:style-name="T11">commit</text:span> dun remendo para o fallo de servidores en Mac OS X que os de xestión de erros estaban a comentar. Jay, poderías revisar a mudanza e comprobar que non estou a facer mal uso do localizador (<text:span text:style-name="T11">allocator</text:span>)?" </text:p>
      <text:h text:style-name="P72" text:outline-level="6">Mensaxe de <text:span text:style-name="T11">log</text:span></text:h>
      <text:p text:style-name="P60">Un pequeno comentario engadido a cada <text:span text:style-name="T11">commit</text:span>, describindo a natureza e o propósito da mudanza. As mensaxes de <text:span text:style-name="T11">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1">log</text:span> ás audiencias apropiadas; tamén, <text:span text:style-name="T95">na sección “Tradición na documentación” do capítulo 6 “Comunicacións” </text:span>se discute acerca dos modos en que os contribuíntes deben escribir mensaxes de <text:span text:style-name="T11">log</text:span> sinxelas e útiles. </text:p>
      <text:h text:style-name="P75" text:outline-level="6">Actualizar (update) </text:h>
      <text:p text:style-name="P60">Solicitar que as mudanzas (<text:span text:style-name="T11">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74" text:outline-level="6">Repositorio </text:h>
      <text:p text:style-name="P60">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74" text:outline-level="6">Checkout </text:h>
      <text:p text:style-name="P60">O proceso de descarregar unha copia do proxecto desde un repositorio. Un <text:span text:style-name="T11">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74" text:outline-level="6">Copia de traballo </text:h>
      <text:p text:style-name="P62"><text:span text:style-name="T63">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4">commits</text:span><text:span text:style-name="T63">. </text:span></text:p>
      <text:h text:style-name="P72" text:outline-level="6">Conxunto de mudanzas (<text:span text:style-name="T11">changeset</text:span>), mudanza, revisión </text:h>
      <text:p text:style-name="P60">Unha "revisión" é xeralmente a encarnación dun ficheiro ou directorio en particular. Por exemplo, se o proxecto comeza coa revisión 6 do ficheiro F, e despois alguén fai un <text:span text:style-name="T11">commit</text:span> cunha mudanza a F, isto produce a revisión 7 de F. Algúns sistemas usan tamén "revisión", "mudanza" ou "<text:span text:style-name="T11">changeset</text:span>" para se <text:soft-page-break/>referiren a un conxunto de mudanzas subidas todas xuntas nun único <text:span text:style-name="T11">commit</text:span> como unha unidade conceptual </text:p>
      <text:p text:style-name="P24"/>
      <text:p text:style-name="P60">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4"/>
      <text:p text:style-name="P60">Cando un fala sobre un ficheiro ou colección de ficheiros sen especificar unha revisión en particular, xeralmente se asume que se está a referir a(s) revisión(s) máis recentes. </text:p>
      <text:h text:style-name="P74" text:outline-level="6"><text:span text:style-name="T11">Diff</text:span> </text:h>
      <text:p text:style-name="P60">Representación textual dunha mudanza. Un "<text:span text:style-name="T11">diff</text:span>" mostra que liñas foron mudadas e como, ademais dunhas poucas liñas de contextualización desa información. Un desenvolvedor que estea familiarizado cun código dado, poderá ler o <text:span text:style-name="T11">diff</text:span> comparándoo co código e entender que foi o que se mudou, e mesmo localizar erros. </text:p>
      <text:h text:style-name="P75" text:outline-level="6">Etiqueta (tag)</text:h>
      <text:p text:style-name="P60">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0">Versión_1_0</text:span><text:span text:style-name="T82">, </text:span><text:span text:style-name="T20">Distribución_00456</text:span>, etc. </text:p>
      <text:h text:style-name="P75" text:outline-level="6">Rama (branch) </text:h>
      <text:p text:style-name="P60">Unha copia do proxecto, baixo o control de versións mais individualizada, tal que as mudanzas feitas á rama non afectan ao resto do proxecto, e viceversa, excepto cando as mudanzas son fusionadas (<text:span text:style-name="T11">merged</text:span>) desde unha rama a outra (ver debaixo). As ramas son tamén coñecidas como "liñas de desenvolvemento". Mesmo cando un proxecto non ten ramas, considérase que o desenvolvemento se está a facer na "rama principal” (<text:span text:style-name="T11">main branch</text:span>), tamén coñecida como "liña principal” (<text:span text:style-name="T11">main line</text:span>) ou" “tronco” (trunk).</text:p>
      <text:p text:style-name="P24"><text:s/></text:p>
      <text:p text:style-name="P60">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96">a definición de ramas máis adiante neste capítulo, s</text:span>e precisares máis detalles sobre a creación de ramas. </text:p>
      <text:h text:style-name="P74" text:outline-level="6">Fusionar ("<text:span text:style-name="T11">merge</text:span>", ou "<text:span text:style-name="T11">port</text:span>") </text:h>
      <text:p text:style-name="P60">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97">na sección “Singularidade da información” neste mesmo capítulo.</text:span></text:p>
      <text:p text:style-name="P24"/>
      <text:p text:style-name="P60">"Fusionar” (<text:span text:style-name="T11">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text:span text:style-name="T11">interfiren</text:span>, o resultado é un "conflito". </text:p>
      <text:h text:style-name="Heading_20_6" text:outline-level="6"><text:soft-page-break/><text:span text:style-name="T26">Conflito</text:span> </text:h>
      <text:p text:style-name="P60">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1">Resolver</text:span> o conflito e comunicarllo ao sistema fica entón na man desa persoa. </text:p>
      <text:h text:style-name="P72" text:outline-level="6">Bloquear (<text:span text:style-name="T11">lock</text:span>) </text:h>
      <text:p text:style-name="P60">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4"/>
      <text:p text:style-name="P60">Os sistemas de control de versións que requiren do uso do bloqueo para poder subir mudanzas son coñecidos como modelos do tipo <text:span text:style-name="T11">bloqueo-modificación-desbloqueo</text:span>. Os que non, son denominados modelos <text:span text:style-name="T11">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4">Cando este libro foi escrito, os dous sistemas de control de versións máis populares no mundo do software libre eran <text:span text:style-name="T11">Concurrent Versions System</text:span> (<text:span text:style-name="T11">CVS</text:span>, <text:a xlink:type="simple" xlink:href="http://www.cvshome.org/">http://www.cvshome.org/</text:a>) e <text:span text:style-name="T11">Subversion</text:span> (<text:span text:style-name="T11">SVN</text:span>, <text:a xlink:type="simple" xlink:href="http://subversion.tigris.org/">http://subversion.tigris.org/</text:a>). </text:p>
      <text:p text:style-name="P24"/>
      <text:p text:style-name="P24">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4"/>
      <text:p text:style-name="P24">Ningún dos fallos de CVS é fatal, e aínda é moi popular. Porén, nos últimos anos o máis recente Subversion está a gañar terreo, especialmente nos proxectos máis novos<text:note text:id="ftn6" text:note-class="footnote"><text:note-citation>6</text:note-citation><text:note-body><text:p text:style-name="P40">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4"/>
      <text:p text:style-name="P24">Pola contra, dado que eu estou participando no proxecto Subversion, a miña obxectividade pode ser razoablemente discutida. E nos últimos anos teñen xurdido un certo número de novos sistemas de control de versións en software libre. <text:span text:style-name="T98">Na sección </text:span>“<text:span text:style-name="T98">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Usando o sistema de control de versións </text:h>
      <text:p text:style-name="P24">As recomendacións desta sección non se dirixen a un sistema de control de versións en particular, e deberían <text:soft-page-break/>ser doadas de poñer en práctica en calquera deles. Consulta a documentación do teu sistema específico se precisares máis detalles. </text:p>
      <text:h text:style-name="Heading_20_4" text:outline-level="4">Versiona todo. </text:h>
      <text:p text:style-name="P24">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4"/>
      <text:p text:style-name="P24">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4"/>
      <text:p text:style-name="P24">Non manteñas os <text:span text:style-name="T11">ficheiros xerados</text:span> no sistema de control de versións. Non son propiamente datos editables, xa que son xerados automaticamente a partir de outros ficheiros. Por exemplo, algúns sistemas de montaxe (<text:span text:style-name="T11">build</text:span>) crean o ficheiro <text:span text:style-name="T65">configure</text:span> a partir do molde <text:span text:style-name="T64">configure.in</text:span>. Para faceres unha mudanza a <text:span text:style-name="T64">configure</text:span>, terías que editar <text:span text:style-name="T11">configure.in</text:span> e posteriormente rexenerar o primeiro; así, tan só o molde <text:span text:style-name="T11">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4"/>
      <text:p text:style-name="P24">Mais se quixeres ler unha segunda opinión acerca da cuestión dos ficheiros <text:span text:style-name="T11">configure</text:span>, podes revisar o comentario de Alexey Makhotkin "<text:span text:style-name="T11">configure.in and version control</text:span>" en <text:a xlink:type="simple" xlink:href="http://versioncontrolblog.com/2007/01/08/configurein-and-version-control/">http://versioncontrolblog.com/2007/01/08/configurein-and-version-control/</text:a>. </text:p>
      <text:p text:style-name="P24"/>
      <text:p text:style-name="P24">A regra de que todo dato editable debe ser mantido nun sistema de control de versións ten infelizmente unha excepción: o xestor de erros (<text:span text:style-name="T11">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4"/>
      <text:h text:style-name="Heading_20_4" text:outline-level="4">Navegabilidade </text:h>
      <text:p text:style-name="P24">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1">log</text:span>) de mudanzas concretas, etc. </text:p>
      <text:p text:style-name="P24"/>
      <text:p text:style-name="P24">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4"/>
      <text:p text:style-name="P24">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text:a xlink:type="simple" xlink:href="http://svn.collab.net/repos/svn/trunk/www/hacking.html"><text:span text:style-name="T11">http://svn.collab.net/repos/svn/trunk/www/hacking.html</text:span></text:a><text:span text:style-name="T11">"</text:span> proporcionando unha URL que vai dirixir sempre á última revisión do ficheiro <text:span text:style-name="T11">hacking.html</text:span>. A URL é mellor xa que carece totalmente de ambigüidade, e evita o problema de se o destinatario ten unha copia de traballo <text:soft-page-break/>completamente actualizada. </text:p>
      <text:p text:style-name="P24"/>
      <text:p text:style-name="P24">Algúns sistemas de control de versións incorporan mecanismos internos de navegación polo repositorio, mentres que outros empregan ferramentas de terceiros. Estas ferramentas son: <text:span text:style-name="T11">ViewVC</text:span> (<text:a xlink:type="simple" xlink:href="http://viewvc.org/">http://viewvc.org/</text:a>), <text:span text:style-name="T11">CVSWeb</text:span> (<text:a xlink:type="simple" xlink:href="http://www.freebsd.org/projects/cvsweb.html">http://www.freebsd.org/projects/cvsweb.html</text:a>), e <text:span text:style-name="T11">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1">commit emails</text:span>) </text:h>
      <text:p text:style-name="P24">Toda incorporación de mudanzas ao repositorio (<text:span text:style-name="T11">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99">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4"/>
      <text:p text:style-name="P24">As cuestións específicas sobre a configuración de mensaxes de incorporación de mudanzas varían dependendo de cal sexa o teu sistema de control de versións, mais xeralmente hai un <text:span text:style-name="T11">script</text:span> ou outra clase de utilidade para facelo. Se tiveres problemas para atopala, tenta buscar na documentación por <text:span text:style-name="T11">hooks</text:span>, e especialmente <text:span text:style-name="T11">post-commit hook</text:span>, tamén chamado <text:span text:style-name="T11">loginfo hook</text:span> en CVS. Os "<text:span text:style-name="T11">post-commit hooks</text:span>" constitúen un modo xeral de lanzar tarefas automatizadas en resposta á incorporación de mudanzas. O "<text:span text:style-name="T11">hook</text:span>" dispárase ante a incorporación dunha mudanza en concreto, aliméntase da información acerca desa mudanza e é logo libre de usar esa información para realizar calquera outra operación (por exemplo, enviar un correo electrónico). </text:p>
      <text:p text:style-name="P24"/>
      <text:p text:style-name="P24">No caso dos sistemas de envío de mensaxes de actualización pre-empacotados, talvez queiras modificar algúns dos comportamentos por defecto: </text:p>
      <text:p text:style-name="P24"/>
      <text:list xml:id="list860423108" text:style-name="L15">
        <text:list-item>
          <text:p text:style-name="P91"><text:span text:style-name="T69">Algúns destes sistemas non inclúen os "</text:span><text:span text:style-name="T74">diff</text:span><text:span text:style-name="T69">" no email, mais inclúen unha URL na que consultar as mudanzas no repositorio a través do navegador web. Aínda que fornecer a URL está ben, de xeito que se poida facer referencia á mudanza máis tarde, é tamén </text:span><text:span text:style-name="T74">moi</text:span><text:span text:style-name="T69"> importante que a mensaxe de envío da mudanza inclúa os propios </text:span><text:span text:style-name="T74">diff</text:span><text:span text:style-name="T69">.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23"/>
      <text:p text:style-name="P51"><text:span text:style-name="T69">(Desde logo, se o reporte de diferencias é moi grande, como no caso de que se teña engadido ao repositorio un corpo de texto completamente novo, terá sentido omitir a información do "</text:span><text:span text:style-name="T74">diff</text:span><text:span text:style-name="T69">" e achegar tan só a URL. Os máis dos programas de envío de correos de actualización poden facer este tipo de discriminación automática. Se o teu non pode, será mellor manteres a inclusión dos "</text:span><text:span text:style-name="T74">diff</text:span><text:span text:style-name="T69">" e resignáreste a sufrir mensaxes ocasionalmente enormes, que eliminárelos por completo. A facilidade para facer revisións e comentarios é de vital importancia para o desenvolvemento colaborativo, demasiado para deixalos de lado) </text:span></text:p>
      <text:p text:style-name="P113"/>
      <text:list xml:id="list1309056715" text:continue-numbering="true" text:style-name="L15">
        <text:list-item>
          <text:p text:style-name="P91"><text:span text:style-name="T69">Os correos de subida de mudanzas deberían ter o cabezallo "</text:span><text:span text:style-name="T74">Reply-to</text:span><text:span text:style-name="T69">"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pan text:style-name="T69">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text:span><text:soft-page-break/><text:span text:style-name="T69">a lista de correo de mudanzas se autopublicita como un servizo para facer seguimento das mudanzas, non para facer seguimento das mudanzas </text:span><text:span text:style-name="T74">e</text:span><text:span text:style-name="T69">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4"/>
      <text:p text:style-name="P60">Ten en conta que esta recomendación acerca da configuración do cabezallo "<text:span text:style-name="T11">Reply-to</text:span>" non refuta o comentado anteriormente neste capítulo. Normalmente o <text:span text:style-name="T11">remitente</text:span> dunha mensaxe vai considerar correcto establecer o "<text:span text:style-name="T11">Reply-to</text:span>". Neste caso, o remitente é o propio sistema de control de versións, e configura o "<text:span text:style-name="T11">Reply-to</text:span>" para indicar que o lugar apropiado para responder ás súas mensaxes é a lista de desenvolvemento, non a de mudanzas. </text:p>
      <text:h text:style-name="Heading_20_5" text:outline-level="5">CIA: outro mecanismo de publicación de mudanzas (<text:span text:style-name="T11">Another Change Publication Mechanism</text:span>) </text:h>
      <text:p text:style-name="P24">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1">social</text:span>. A xente terá a sensación de formar parte de algo vivo e activo, e sentirá que se progresa xusto ante os seus ollos. </text:p>
      <text:p text:style-name="P24"/>
      <text:p text:style-name="P24">A maneira en que traballa consiste en que ti invocas o programa CIA de notificación desde o gancho (<text:span text:style-name="T11">hook</text:span>) do teu sistema de publicación de mudanzas. O notificador formata a XML a información da mudanza, e a envía como mensaxe a un servidor central (típicamente <text:span text:style-name="T19">cia.navi.cx</text:span>). A continuación, ese servidor distribúe a información sobre a mudanza a outros foros. </text:p>
      <text:p text:style-name="P24"/>
      <text:p text:style-name="P24">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4"/>
      <text:p text:style-name="P24">Para veres un exemplo de CIA en acción, accede desde o teu cliente IRC a <text:span text:style-name="T11">irc.freenode.net</text:span>, canal #<text:span text:style-name="T11">commits</text:span>. </text:p>
      <text:h text:style-name="Heading_20_4" text:outline-level="4">Usa as ramas para evitares gargalos </text:h>
      <text:p text:style-name="P24">Os usuarios non expertos dos sistemas de control de versións ás veces lle teñen un certo medo á creación de ramas (<text:span text:style-name="T11">branching</text:span>) e á posterior fusión (<text:span text:style-name="T11">merging</text:span>). Trátase probablemente dun efecto colateral da popularidade dos CVS: a súa interface de creación de ramas e fusión é pouco intuitiva, de xeito que moita xente aprendeu a evitar esas operacións por completo. </text:p>
      <text:p text:style-name="P24"/>
      <text:p text:style-name="P24">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4"/>
      <text:p text:style-name="P24">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1">merge</text:span>) a torreta desde a rama ao castelo principal. </text:p>
      <text:p text:style-name="P24"/>
      <text:p text:style-name="P24">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 (véxase <text:span text:style-name="T100">as seccións “Estabilizando unha publicación” no capítulo 7 “Empacotamento, </text:span><text:soft-page-break/><text:span text:style-name="T100">publicación e desenvolvemento diario”) </text:span>sen ter que se preocupar acerca de manter controlada unha diana móbil. </text:p>
      <text:p text:style-name="P24"/>
      <text:p text:style-name="P24">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4">A fusión (<text:span text:style-name="T11">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1">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4"/>
      <text:p text:style-name="P24">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4"/>
      <text:p text:style-name="P24">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4"/>
      <text:p text:style-name="P24">O mesmo principio pode ser aplicado cando se reverte unha mudanza. No caso de que unha mudanza sexa descartada do código, a única mensaxe de rexistro que debería engadirse debería tan só especificar que unha revisión concreta está a ser descartada, <text:span text:style-name="T11">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4"/>
      <text:p text:style-name="P24">Todo o que antecede implica que se debería empregar unha sintaxe coherente para referirse ás revisións. Isto non é só importante para as mensaxes de rexistro, senón tamén nas de correo electrónico, o xestor de erros (<text:span text:style-name="T11">bug tracker</text:span>), e en toda a documentación do proxecto. Se estás a usar CVS, suxírote <text:span text:style-name="T11">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1">os capítulos 6 “Comunicacións” e 7 “Empacotamento, publicación e desenvolvemento diario”) </text:span>e como unha boa parte do traballo de arquivamento vai ser feita por voluntarios, mellor mantelo tan simple como for posible. </text:p>
      <text:p text:style-name="P24"/>
      <text:p text:style-name="P24">Podes ver tamén <text:span text:style-name="T102">a sección “Liberación e desenvolvemento diario” no capítulo 7 “Empacotamento, liberación e </text:span><text:soft-page-break/><text:span text:style-name="T102">desenvolvemento diario”.</text:span></text:p>
      <text:h text:style-name="Heading_20_4" text:outline-level="4">Autorización </text:h>
      <text:p text:style-name="P24">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3">a sección “Commiters” no capítulo 8 “Xestión de voluntarios” </text:span>para entenderes como se decide quen vai poder introducir mudanzas en que partes do proxecto) </text:p>
      <text:p text:style-name="P24"/>
      <text:p text:style-name="P24">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4"/>
      <text:p text:style-name="P24">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4"/>
      <text:p text:style-name="P24">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4"/>
      <text:p text:style-name="P24">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1">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4"/>
      <text:p text:style-name="P24">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4"/>
      <text:p text:style-name="P24">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text:span text:style-name="T11">non</text:span> está a funcionar axeitadamente, entón é que o proxecto ten problemas máis importantes que resolver que os relativos <text:soft-page-break/>ao sistema de autenticacións. </text:p>
      <text:p text:style-name="P24"/>
      <text:p text:style-name="P24">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4"/>
      <text:p text:style-name="P24">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4">na sección “Quen vota?” do capítulo 4 “Infraestructura social e política”.</text:span> </text:p>
      <text:h text:style-name="Heading_20_2" text:outline-level="2">Xestor de erros (Bug Tracker) </text:h>
      <text:p text:style-name="P24">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4"/>
      <text:p text:style-name="P24">O termo <text:span text:style-name="T11">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1">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5">na sección “Xestores de erros”.</text:span> </text:p>
      <text:p text:style-name="P24"/>
      <text:p text:style-name="P24">Neste libro, eu vou continuar a falar de "xestor de erros” (<text:span text:style-name="T11">bug tracker</text:span>) cando me refira ao software que fai o seguimento, xa que é así como a maioría da xente lle chama, mais vou empregar asunto (<text:span text:style-name="T11">issue</text:span>) para referirme a unha instancia individual na base de datos do xestor de erros. Isto vainos permitir distinguir entre o comportamento ou fallo que o usuario ten atopado (isto é, o erro ou "<text:span text:style-name="T11">bug</text:span>" en sí mesmo), e os <text:span text:style-name="T11">rexistros</text:span> referidos ao descubrimento, diagnose e eventual resolución do erro. Ten en conta que aínda que moitos asuntos se refiren a erros reais, tamén poden referirse igualmente ao seguimento de outros tipos de tarefas. </text:p>
      <text:p text:style-name="P24"/>
      <text:p text:style-name="P24">O clásico ciclo de vida dun asunto é semellante a: </text:p>
      <text:p text:style-name="P24"/>
      <text:list xml:id="list791872445" text:style-name="L16">
        <text:list-item>
          <text:p text:style-name="P92"><text:span text:style-name="T69">Alguén detecta o erro. Subministra un resumo, unha breve descrición do mesmo (incluíndo unha receita para reproducir o fallo, no seu caso; bótalle unha ollada </text:span><text:span text:style-name="T70">á sección “Trata a cada usuario como un potencial voluntario” no capítulo 8 “Xestión de voluntarios” </text:span><text:span text:style-name="T69">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52"><text:span text:style-name="T69">Unha vez reportado, o asunto fica rexistrado no estado coñecido como </text:span><text:span text:style-name="T74">aberto</text:span><text:span text:style-name="T69">. Como de momento non se realizou ningunha operación sobre el, algúns xestores de erros o denominan </text:span><text:span text:style-name="T74">non verificado</text:span><text:span text:style-name="T69"> e/ou </text:span><text:span text:style-name="T74">sen iniciar.</text:span><text:span text:style-name="T69">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817347384" text:continue-numbering="true" text:style-name="L16">
        <text:list-item>
          <text:p text:style-name="P114">Outra xente vai ler o asunto, engadirlle comentarios, e talvez preguntarlle ao remitente orixinal sobre detalles que clarifiquen algún punto escuro. </text:p>
        </text:list-item>
        <text:list-item>
          <text:p text:style-name="P92"><text:span text:style-name="T69">O erro é entón </text:span><text:span text:style-name="T74">reproducido</text:span><text:span text:style-name="T69">.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92"><text:span text:style-name="T69">O erro é entón </text:span><text:span text:style-name="T74">diagnosticado</text:span><text:span text:style-name="T69">: identifícase a causa que o produce, e se for posible, estímase o esforzo requirido para corrixilo. Estes procesos deben ficar gravados no sistema; se a persoa que fai o diagnóstico desaparece repentinamente do proxecto por un tempo (o que vai suceder frecuentemente </text:span><text:soft-page-break/><text:span text:style-name="T69">cos desenvolvedores voluntarios), calquera outro deberá ser quen de retomar a xestión do erro onde o outro o deixou.</text:span></text:p>
        </text:list-item>
      </text:list>
      <text:p text:style-name="P52"><text:span text:style-name="T69">Neste paso, ou ás veces no anterior, un desenvolvedor vaise "apropiar" do asunto e </text:span><text:span text:style-name="T74">autoasignalo</text:span><text:span text:style-name="T69"> </text:span><text:span text:style-name="T74">a el mesmo</text:span><text:span text:style-name="T69"> <text:s/>(</text:span><text:span text:style-name="T71">máis información na sección “Distingue entre petición e asignación”</text:span><text:span text:style-name="T69"> </text:span><text:span text:style-name="T71">do capítulo 8 “Xestión de voluntarios”) </text:span><text:span text:style-name="T69">examina o proceso con máis detalle). A </text:span><text:span text:style-name="T74">prioridade</text:span><text:span text:style-name="T69"> pode tamén ser establecida neste paso. Por exemplo, se for tan severo que podería atrasar a seguinte liberación, ese asunto precisa ser identificado logo, e o xestor debería proporcionar algunha maneira de notificalo. </text:span></text:p>
      <text:list xml:id="list285430369" text:continue-numbering="true" text:style-name="L16">
        <text:list-item>
          <text:p text:style-name="P114">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92"><text:span text:style-name="T69">O erro é resolto (ou a tarefa completada, ou o remendo aplicado, ou o que for). A mudanza ou conxunto de mudanzas resultantes da súa resolución deberán ser gravadas nun comentario, e posteriormente o asunto é </text:span><text:span text:style-name="T74">pechado</text:span><text:span text:style-name="T69"> e/ou marcado como </text:span><text:span text:style-name="T74">resolto</text:span><text:span text:style-name="T69">. </text:span></text:p>
        </text:list-item>
      </text:list>
      <text:p text:style-name="P24"/>
      <text:p text:style-name="P24">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06">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06">Xestor de incidencias” no capítulo 8 “Xestión de voluntarios”.</text:span></text:p>
      <text:p text:style-name="P24"/>
      <text:p text:style-name="P24">Outra variación frecuente do ciclo de vida consiste en pechar o asunto como <text:span text:style-name="T11">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1">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4"/>
      <text:p text:style-name="P24">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4"><text:s/></text:p>
      <text:p text:style-name="P24">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4"/>
      <text:p text:style-name="P24">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24"/>
      <text:p text:style-name="P24"><text:soft-page-break/>A necesidade de reaccionar a tempo implica dúas cousas: </text:p>
      <text:p text:style-name="P24"/>
      <text:list xml:id="list1677272425" text:style-name="L17">
        <text:list-item>
          <text:p text:style-name="P93"><text:span text:style-name="T69">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4">Reply-to</text:span><text:span text:style-name="T69">" debería ser dirixido á lista xeral de desenvolvemento. </text:span></text:p>
        </text:list-item>
        <text:list-item>
          <text:p text:style-name="P93"><text:span text:style-name="T69">O formulario de notificación de asuntos debería capturar o enderezo de correo do remitente, de xeito que poida ser contactado para pedirlle máis información. (Porén, non debería </text:span><text:span text:style-name="T74">requirir</text:span><text:span text:style-name="T69"> ese enderezo, dado que hai xente que prefire notificar erros de xeito anónimo. Véxase “</text:span><text:span text:style-name="T72">Confidencialidade” máis adiante neste capítulo </text:span><text:span text:style-name="T69">para ler información adicional sobre a importancia de poder manter o anonimato.) </text:span></text:p>
        </text:list-item>
      </text:list>
      <text:h text:style-name="Heading_20_3" text:outline-level="3">Interacción con listas de correo </text:h>
      <text:p text:style-name="P24">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4"/>
      <text:p text:style-name="P24">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07">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07">Uso do xestor de erros” no capítulo 6 “Comunicacións” </text:span>veremos algunhas maneiras de asegurar que a xente non lance discusións fora dos foros apropiados e no xestor de erros. </text:p>
      <text:p text:style-name="P24"/>
      <text:p text:style-name="P24">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4"/>
      <text:h text:style-name="Heading_20_3" text:outline-level="3">Prefiltrando o xestor de erros </text:h>
      <text:p text:style-name="P24">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4"/>
      <text:p text:style-name="P24">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4"/>
      <text:p text:style-name="P24">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24"><text:soft-page-break/></text:p>
      <text:p text:style-name="P24">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4"><text:s text:c="6"/><text:span text:style-name="T83">N. do T.: máis de 500.000 no momento de facer esta tradución.</text:span></text:p></text:note-body></text:note> aínda organizan as cousas de xeito que <text:span text:style-name="T11">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4"/>
      <text:p text:style-name="P24">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1">espera</text:span> que a fagan. </text:p>
      <text:p text:style-name="P24"/>
      <text:p text:style-name="P24">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4"/>
      <text:list xml:id="list2128518118" text:style-name="L18">
        <text:list-item>
          <text:p text:style-name="P115">Responder inmediatamente ao asunto, agradecendo amablemente o usuario por telo remitido, mais dirixíndoos ás instrucións sobre revisión por terceiros (que, por suposto, deberán estar ben visibles na web do proxecto). </text:p>
        </text:list-item>
        <text:list-item>
          <text:p text:style-name="P115">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15">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4"/>
      <text:p text:style-name="P24">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4"/>
      <text:p text:style-name="P24">Podes ver máis sobre este tema en “<text:span text:style-name="T108">Xestor de incidencias” no capítulo 8 “Xestión de voluntarios”.</text:span></text:p>
      <text:h text:style-name="Heading_20_2" text:outline-level="2">IRC / Sistema de comunicacións en tempo real </text:h>
      <text:p text:style-name="P24">Moitos proxectos ofrecen salas de conversación en tempo real usando foros <text:span text:style-name="T11">Internet Relay Chat (IRC)</text:span> nos que usuario e desenvolvedores poden responder ás preguntas dos demais e obter respostas instantáneas. Embora <text:soft-page-break/>poidas manter un servidor IRC na túa propia sé web, normalmente non paga a pena facelo. Pola contra, fai o que fai todo o mundo: establece os teus canais IRC en <text:span text:style-name="T11">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40">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4"/>
      <text:p text:style-name="P24">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4"/>
      <text:p text:style-name="P67">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4"/>
      <text:p text:style-name="P24">Algúns proxectos ofrecen varios canais, un por subtema. Por exemplo, un canal para problemas de instalación, outro para cuestións sobre o uso, outro para conversas sobre desenvolvemento, etc. <text:span text:style-name="T109">(“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4"/>
      <text:p text:style-name="P24">Como vai saber a xente cales son os canais dispoñibles, e en que canal charlar?. E cando falen nun canal, como van saber cales son as regras locais?. A resposta está en dicirllo pola vía de establecer o <text:s/><text:span text:style-name="T11">tema do canal</text:span><text:span text:style-name="T11"><text:note text:id="ftn9" text:note-class="footnote"><text:note-citation>9</text:note-citation><text:note-body><text:p text:style-name="Footnote"><text:span text:style-name="T66">Para facelo, usa o comando</text:span><text:span text:style-name="T67"> /topic</text:span><text:span text:style-name="T66">. Todos os comandos no IRC comezan polo carácter "/". Bótalle unha ollada a <text:s/></text:span><text:a xlink:type="simple" xlink:href="http://www.irchelp.org/"><text:span text:style-name="T66">http://www.irchelp.org/</text:span></text:a><text:span text:style-name="T66"> se non estás familiarizado co uso e administración do IRC; en particular, </text:span><text:a xlink:type="simple" xlink:href="http://www.irchelp.org/irchelp/irctutorial.html"><text:span text:style-name="T66">http://www.irchelp.org/irchelp/irctutorial.html</text:span></text:a><text:span text:style-name="T66"> é un excelente titorial.</text:span></text:p></text:note-body></text:note></text:span><text:span text:style-name="T11">.</text:span> O tema do canal é unha mensaxe breve que cada usuario ve no momento de entrar no canal. Inclúe instrucións para os novatos e ligazóns a máis información. Por exemplo:</text:p>
      <text:p text:style-name="P24"><text:s/></text:p>
      <text:p text:style-name="P69">Estás charlando en #svn </text:p>
      <text:p text:style-name="P69"/>
      <text:p text:style-name="P68"><text:span text:style-name="T63">O tema para #svn é o Foro para as cuestións dos usuarios de Subversion, podes visitar tamén </text:span><text:a xlink:type="simple" xlink:href="http://subversion.tigris.org/"><text:span text:style-name="T63">http://subversion.tigris.org/</text:span></text:a><text:span text:style-name="T63">. || As discusións sobre desenvolvemento teñen lugar en #svn-dev. || Por favor non coles transcricións longas aquí, pola contra usa un sitio como http://pastebin.ca/. || NOVAS: Subversion 1.1.0 foi liberado, máis detalles en http://svn110.notlong.com/. </text:span></text:p>
      <text:p text:style-name="P24"/>
      <text:p text:style-name="P24"/>
      <text:p text:style-name="P24">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4">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4"/>
      <text:p text:style-name="P24">A solución está en usar un dos sitios <text:span text:style-name="T11">pastebin</text:span> ou <text:span text:style-name="T11">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Calquera poderá visitar a URL e ver os datos.</text:p>
      <text:p text:style-name="P24"/>
      <text:p text:style-name="P24">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soft-page-break/><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27">Bots</text:span> </text:h>
      <text:p text:style-name="P24">Moitos canais IRC orientados a asuntos técnicos inclúen un membro non humano, chamado <text:span text:style-name="T11">bot</text:span>, que é quen de almacenar e devolver información en resposta a certos comandos. Tipicamente, a comunicación co <text:span text:style-name="T11">bot</text:span> faise de xeito exactamente igual que con calquera outro membro do canal, é dicir, os comandos se executan pola vía de "dicirllo" ao <text:span text:style-name="T11">bot</text:span>. Por exemplo: </text:p>
      <text:p text:style-name="P29"/>
      <text:p text:style-name="code"><text:span text:style-name="T110">&lt;</text:span>kfogel<text:span text:style-name="T110">&gt;</text:span> ayita: learn diff-cmd = http://subversion.tigris.org/faq.html#diff-cmd </text:p>
      <text:p text:style-name="code"><text:span text:style-name="T110">&lt;</text:span>ayita<text:span text:style-name="T110">&gt;</text:span> <text:s/>Grazas! </text:p>
      <text:p text:style-name="code"/>
      <text:p text:style-name="P24">Así lle dixo ao <text:span text:style-name="T11">bot</text:span> (que está rexistrado no canal como ayita) que lembre unha certa URL como resposta á consulta "<text:span text:style-name="T11">diff.cmd</text:span>". Agora poderemos dirixirnos a ayita para que informe outro usuario acerca de <text:span text:style-name="T11">diff-cmd</text:span>: </text:p>
      <text:p text:style-name="P24"/>
      <text:p text:style-name="code"><text:span text:style-name="T110">&lt;</text:span>kfogel<text:span text:style-name="T110">&gt;</text:span> ayita: tell jrandom about diff-cmd </text:p>
      <text:p text:style-name="code"><text:span text:style-name="T110">&lt;</text:span>ayita<text:span text:style-name="T110">&gt;</text:span> <text:s/>jrandom: http://subversion.tigris.org/faq.html#diff-cmd </text:p>
      <text:p text:style-name="P24"/>
      <text:p text:style-name="P24">O mesmo pode facerse mediante un atallo axeitado: </text:p>
      <text:p text:style-name="P24"/>
      <text:p text:style-name="P76"><text:span text:style-name="T110">&lt;</text:span>kfogel<text:span text:style-name="T110">&gt;</text:span> !a jrandom diff-cmd </text:p>
      <text:p text:style-name="P76"><text:span text:style-name="T91">&lt;</text:span><text:span text:style-name="T90">ayita</text:span><text:span text:style-name="T91">&gt;</text:span><text:span text:style-name="T90"> <text:s/>jrandom: http://subversion.tigris.org/faq.html#diff-cmd </text:span></text:p>
      <text:p text:style-name="P24"/>
      <text:p text:style-name="P24">A configuración exacta do comando e os comportamentos varían dun <text:span text:style-name="T11">bot</text:span> a outro. O exemplo anterior é para <text:span text:style-name="T11">ayita</text:span> (<text:a xlink:type="simple" xlink:href="http://hix.nu/svn-public/alexis/trunk/">http://hix.nu/svn-public/alexis/trunk/</text:a>) do que normalmente hai unha instancia funcionando no canal <text:span text:style-name="T11">#svn</text:span> en <text:span text:style-name="T21">Freenode</text:span>. Outros <text:span text:style-name="T11">bots</text:span> son <text:span text:style-name="T11">Dancer</text:span> (<text:a xlink:type="simple" xlink:href="http://dancer.sourceforge.net/b">http://dancer.sourceforge.net/</text:a>) e <text:span text:style-name="T11">Supybot</text:span> (<text:a xlink:type="simple" xlink:href="http://supybot.com/">http://supybot.com/</text:a>). Non son precisos privilexios especiais para executar un <text:span text:style-name="T11">bot</text:span>. Un <text:span text:style-name="T11">bot</text:span> é un programa cliente; calquera pode pór un en marcha e dirixilo para que escoite un determinado servidor/canal. </text:p>
      <text:p text:style-name="P24"/>
      <text:p text:style-name="P24">Se no teu canal se tende a repetir as mesmas preguntas unha e outra vez, eu recoméndoche implementares un <text:span text:style-name="T11">bot</text:span>. Tan só un número pequeno de usuarios do canal vai adquirir a experiencia necesaria para manipular o <text:span text:style-name="T11">bot</text:span>, mais son os mesmos usuarios que van responder a un número desproporcionadamente grande de cuestións, xa que o <text:span text:style-name="T11">bot</text:span> vailles permitir facelo de xeito moito máis eficiente. </text:p>
      <text:p text:style-name="P24"/>
      <text:h text:style-name="Heading_20_3" text:outline-level="3">Arquivando o IRC </text:h>
      <text:p text:style-name="P24">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4"/>
      <text:p text:style-name="P24">Por suposto, sempre haberá <text:span text:style-name="T11">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4"><text:span text:style-name="T11">RSS (Really Simple Syndication) </text:span>é un mecanismo para distribuír resumos de noticias, moi ricos en metadatos, aos usuarios subscritos, é dicir: á xente que manifestou o seu interese en recibir eses resumos. Unha fonte RSS <text:soft-page-break/>determinada é normalmente denominada un <text:span text:style-name="T11">feed</text:span>, e a interface de subscrición é chamada <text:span text:style-name="T11">lector de feed</text:span> ou <text:span text:style-name="T11">agregador de feed</text:span>. RSS Bandit (<text:a xlink:type="simple" xlink:href="http://www.rssbandit.org/">http://www.rssbandit.org</text:a>) e o epónimo Feedreader (http://www.feedreader.com/) son dous lectores de RSS de código aberto, por exemplo. </text:p>
      <text:p text:style-name="P24"/>
      <text:p text:style-name="P24">Non hai espazo aquí para facer unha explicación técnica detallada de RSS<text:note text:id="ftn10" text:note-class="footnote"><text:note-citation>10</text:note-citation><text:note-body><text:p text:style-name="Footnote"><text:span text:style-name="T66">Podes ver <text:s/></text:span><text:a xlink:type="simple" xlink:href="http://www.xml.com/pub/a/2002/12/18/dive-into-xml.html"><text:span text:style-name="T66">http://www.xml.com/pub/a/2002/12/18/dive-into-xml.html</text:span></text:a><text:span text:style-name="T66"> para maior información.</text:span></text:p></text:note-body></text:note>, mais deberías ter en conta dúas cousas. A primeira é que o software de lectura de <text:span text:style-name="T11">feeds</text:span> é seleccionado polo usuario e vai ser <text:span text:style-name="T11">o mesmo</text:span> para todos os <text:span text:style-name="T11">feeds</text:span> que o subscritor estiver a monitoriza (de feito, este é o maior atractivo de RSS: que o subscritor escolle usar unha interface para todos os <text:span text:style-name="T11">feeds</text:span>, así que cada <text:span text:style-name="T11">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1">Feed</text:span> de noticias". Ti premes o botón, e de aí en diante o teu lector de <text:span text:style-name="T11">feed</text:span> (que pode perfectamente ser unha <text:span text:style-name="T11">applet</text:span> embebida na túa páxina web) actualízase automaticamente cada vez que for introducida unha novidade na web de orixe. </text:p>
      <text:p text:style-name="P24"/>
      <text:p text:style-name="P24">Isto quere dicir que o teu proxecto de software de código aberto debería probablemente ofrecer un <text:span text:style-name="T11">feed</text:span> RSS (os máis dos sitios de aloxamento preconfigurado xa o ofrecen como opción por defecto, véxase “<text:span text:style-name="T111">Aloxamento preconfigurado”)</text:span>. Mais ten coidado de non publicares tantas novas ao día que os subscritores non sexan quen de separar o gran da palla. Se houber demasiados eventos de novas, a xente simplemente vai ignorar o <text:span text:style-name="T11">feed</text:span> ou, aínda peor, vaise dar de baixa por desesperación. Idealmente, un proxecto debería ofertar <text:span text:style-name="T11">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1">feed</text:span> RSS na portada da web para enviar novas sobre os eventos máis relevantes, tales como novas versións ou avisos de seguridade. </text:p>
      <text:p text:style-name="P24"/>
      <text:p text:style-name="P24">Ao César o que é do César<text:note text:id="ftn11" text:note-class="footnote"><text:note-citation>11</text:note-citation><text:note-body><text:p text:style-name="P40">Nota do tradutor: tradución libre do orixinal inglés: "Credit where credit is due"</text:p></text:note-body></text:note>: esta sección non estaba na primeira edición do libro, mais a entrada "<text:span text:style-name="T11">Release Criteria, Open Source, Thoughts On...</text:span>" ( http://krow.livejournal.com/564980.html) no blog de Brian Aker fíxome decatarme da utilidade dos <text:span text:style-name="T11">feed</text:span> RSS para os proxectos de software de código aberto. </text:p>
      <text:h text:style-name="Heading_20_2" text:outline-level="2">Wikis </text:h>
      <text:p text:style-name="P24">Unha <text:span text:style-name="T11">wiki</text:span> é un sitio web que permite que cada visitante poida editar e estender os seus contidos; o termo "<text:span text:style-name="T11">wiki</text:span>" (que significa "áxil" ou "super-rápido" en hawaiano) úsase tamén para denominar o software que permite facer esa edición. As <text:span text:style-name="T11">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1">wiki</text:span>. Podes pensar nunha <text:span text:style-name="T11">wiki</text:span> como algo intermedio entre o IRC e as páxinas web: as <text:span text:style-name="T11">wikis</text:span> non se editan en tempo real, de feito que a xente ten tempo de pulir e ponderar as súas contribucións, mais engadirlle contidos é tamén moi doado, implicando menor complexidade que a edición dunha páxina web. </text:p>
      <text:p text:style-name="P24"/>
      <text:p text:style-name="P24">As <text:span text:style-name="T11">wikis</text:span> non son aínda equipamentos estándar para os proxectos de software de código aberto, mais probablemente o sexan logo<text:note text:id="ftn12" text:note-class="footnote"><text:note-citation>12</text:note-citation><text:note-body><text:p text:style-name="Footnote"><text:span text:style-name="T66">Nota do tradutor: de feito, xa no momento de facerse esta tradución (decembro de 2009), practicamente todos os proxectos que se desenvolven de xeito colaborativo contan con cadansúa </text:span><text:span text:style-name="T67">wiki, </text:span><text:span text:style-name="T68">ben</text:span><text:span text:style-name="T66">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1">wikis</text:span> que os seus éxitos). </text:p>
      <text:p text:style-name="P24"/>
      <text:p text:style-name="P28">Se decidires montar unha <text:span text:style-name="T11">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1">wiki</text:span>, así a xente terá un sitio ao que acudiren en busca de axuda. Con demasiada frecuencia, os administradores de <text:span text:style-name="T11">wikis</text:span> caen vítimas da fantasía de que, xa que hordas de visitantes van engadir á <text:span text:style-name="T11">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1">wikis</text:span> sofren de: </text:p>
      <text:list xml:id="list1774049473" text:style-name="L19">
        <text:list-item>
          <text:p text:style-name="P94"><text:soft-page-break/><text:span text:style-name="T78">Ausencia de principios de navegación. </text:span><text:span text:style-name="T69">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4">wiki</text:span><text:span text:style-name="T69"> van respectar esa diferenza, mais só se a diferenza estiver claramente establecida desde o principio. </text:span></text:p>
        </text:list-item>
        <text:list-item>
          <text:p text:style-name="P94"><text:span text:style-name="T79">Duplicación da información. </text:span><text:span text:style-name="T69">As </text:span><text:span text:style-name="T74">wikis</text:span><text:span text:style-name="T69">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94">A<text:span text:style-name="T79">udiencia obxectivo mal definida. </text:span><text:span text:style-name="T69">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4"/>
      <text:p text:style-name="P24">A solución máis común a todos estes problemas é a mesma: fixar estándares editoriais, e demostralos non só publicándoos, senón publicando páxinas que os poñan en práctica. En xeral, as <text:span text:style-name="T11">wikis</text:span> van amplificar calquera erro nos seus materiais orixinais, xa que os colaboradores tenden a imitar os padróns que teñen á vista. Non poñas en marcha a <text:span text:style-name="T11">wiki</text:span> e fiques esperando a que todo axuste axeitadamente. Deberás tamén alimentala con materiais escritos, para que a xente teña un modelo que seguir. </text:p>
      <text:p text:style-name="P24"/>
      <text:p text:style-name="P24">O exemplo máis brillante dunha <text:span text:style-name="T11">wiki</text:span> ben administrada é a Wikipedia, aínda que isto pode ser así en parte porque os seus contidos (entradas dunha enciclopedia) encaixan de forma natural co formato <text:span text:style-name="T11">wiki</text:span>. Mais se examinares atentamente a Wikipedia, verás que os seus administradores deseñaron unha <text:span text:style-name="T11">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1">wiki</text:span> dun proxecto de software de código aberto, paga a pena emular o seu espírito. </text:p>
      <text:p text:style-name="P24"/>
      <text:p text:style-name="P24">Para máis información acerca das <text:span text:style-name="T11">wikis</text:span>, podes consultar <text:a xlink:type="simple" xlink:href="http://en.wikipedia.org/wiki/Wiki">http://en.wikipedia.org/wiki/Wiki</text:a>. Tamén a primeira <text:span text:style-name="T11">wiki</text:span> está viva e goza de boa saúde, e contén unha chea de discusións acerca de como administrar <text:span text:style-name="T11">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4">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4">preconfigurado</text:span></text:h>
      <text:p text:style-name="P24">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text:soft-page-break/>nas ferramentas. Terás poucas decisións que tomar. Todo o que terás que facer e preencher un formulario, premer un botón, e terás de súpeto un sitio web para o teu proxecto. </text:p>
      <text:p text:style-name="P24"/>
      <text:p text:style-name="P24">Estes son beneficios significativos dabondo. A desvantaxe, claro, é que ti vas ter que aceptar <text:span text:style-name="T11">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4"/>
      <text:p text:style-name="P24">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2">Versiona todo” mais adiante neste mesmo capítulo, </text:span>non deberías pretender versionar os formatos xerados, só o ficheiro mestre. Mais cando o teu sitio web está aloxado no servidor dun terceiro, pode que sexa imposible dispor dun gancho (<text:span text:style-name="T11">hook</text:span>) personalizado para xerar a versión HTML da FAQ cada vez que se modifique o ficheiro mestre. A única solución será versionar tamén os formatos xerados, para que se poidan publicar no sitio web. </text:p>
      <text:p text:style-name="P24"/>
      <text:p text:style-name="P24">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1">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4"/>
      <text:p text:style-name="P24">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4"/>
      <text:p text:style-name="P24">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17">preconfigurado</text:span> </text:h>
      <text:p text:style-name="P24">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41"><text:s/><text:span text:style-name="T83">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66">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4"/>
      <text:p text:style-name="P24">Haggen So fixo unha avaliación de varios sitios de aloxamento de proxectos como parte do seu traballo de investigación para a súa tese de doutoramento, <text:span text:style-name="T11">Construction of an Evaluation Model for Free/Open Source Project Hosting (FOSPHost) sites</text:span>. Os resultados están publicados en <text:a xlink:type="simple" xlink:href="http://www.ibiblio.org/fosphost/">http://www.ibiblio.org/fosphost/</text:a>, onde <text:soft-page-break/>podes ver especialmente a tabela excelente comparativa en <text:a xlink:type="simple" xlink:href="http://www.ibiblio.org/fosphost/exhost.htm">http://www.ibiblio.org/fosphost/exhost.htm</text:a>.</text:p>
      <text:h text:style-name="Heading_20_4" text:outline-level="4">Anonimato e participación </text:h>
      <text:p text:style-name="P24">Un problema que non se dá só nos sitios enlatados, mais que se ten atopado especialmente neles, é o abuso da funcionalidade de <text:span text:style-name="T11">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4"/>
      <text:p text:style-name="P24">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4"/>
      <text:p text:style-name="P24">As vantaxes da xestión de usuarios xeralmente superan as desvantaxes. Mais se podes escoller que accións poden levarse a cabo de xeito anónimo, asegúrate de que non só están permitidas para visitantes non rexistrados <text:span text:style-name="T11">todas</text:span> as accións de só lectura, senón que tamén o están algunhas de entrada de datos, especialmente no xestor de incidencias e, se a tiveres, nas páxinas <text:span text:style-name="T11">wiki</text:span>.</text:p>
      <text:h text:style-name="P128" text:outline-level="1"><text:span text:style-name="T123">Capítulo 4. </text:span><text:span text:style-name="T122">Infraestrutura social e política</text:span> </text:h>
      <text:p text:style-name="P17">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7"/>
      <text:p text:style-name="P17">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7"/>
      <text:p text:style-name="P17">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1">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7"><text:soft-page-break/></text:p>
      <text:h text:style-name="P132" text:outline-level="2">Posibilidade de crear ramas (forkability) </text:h>
      <text:p text:style-name="P17"><text:s/></text:p>
      <text:p text:style-name="P17">O ingrediente indispensable que une os desenvolvedores nun proxecto de software libre, e fai que estean dispostos a comprometérense cando for necesario, é a <text:span text:style-name="T11">capacidade de crearen ramas (forkability)</text:span> do código: a capacidade de calquera de coller unha copia do código fonte e utilizala para iniciar un proxecto en concorrencia, coñecido como "fork". O paradoxo é que a <text:span text:style-name="T11">posibilidade</text:span> de crear ramas é unha forza moito maior nos proxectos de software libre que as ramificacións reais, as cales son moi raras. Xa que a creación dunha rama é mala para todos (por motivos examinados en detalle na sección <text:span text:style-name="T11">Ramas</text:span><text:span text:style-name="T21"> do capítulo 8, </text:span><text:span text:style-name="T11">Xestionando Voluntarios</text:span>), canto mais alto for o risco de ramificación, máis dispostos a comprometerse para evitalo estarán os membros. </text:p>
      <text:p text:style-name="P17"/>
      <text:p text:style-name="P17">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7"/>
      <text:p text:style-name="P17">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1">kernel</text:span> de Linux), mais isto é así porque eles <text:span text:style-name="T11">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7"/>
      <text:p text:style-name="P17">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7"/>
      <text:h text:style-name="P132" text:outline-level="2">Ditadores benevolentes </text:h>
      <text:p text:style-name="P17"/>
      <text:p text:style-name="P17">O modelo de <text:span text:style-name="T11">ditador benevolente</text:span> é exactamente o que parece: a autoridade de tomar a decisión final radica nunha soa persoa, da que, en virtude da súa personalidade e experiencia, espérase que a use sabiamente. </text:p>
      <text:p text:style-name="P17"/>
      <text:p text:style-name="P17">Aínda que "ditador benevolente" (ou <text:span text:style-name="T11">DB</text:span>) é o termo estándar para este rol, sería mellor pensar nel coma <text:soft-page-break/>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1">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7"/>
      <text:h text:style-name="P78" text:outline-level="4"><text:span text:style-name="T125">Quen pode ser un bo ditador benevolente?</text:span> </text:h>
      <text:p text:style-name="P17"/>
      <text:p text:style-name="P17">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7"/>
      <text:p text:style-name="P17">O DB <text:span text:style-name="T11">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1">si</text:span> é realmente importante é a experiencia e un bo sentido de deseño global do proxecto; non necesariamente a habilidade de xerar un bo deseño baixo demanda, senón a capacidade de recoñecelo, sexa cal for a súa orixe. </text:p>
      <text:p text:style-name="P17"/>
      <text:p text:style-name="P17">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7"/>
      <text:p text:style-name="P17">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1">root</text:span> (administrador do sistema) nos servidores principais do proxecto ou <text:soft-page-break/>non. Ás veces a xente fala de control do servidor coma se fose a última fonte de poder nun proxecto, mais en realidade é irrelevante. A posibilidade de agregar ou quitar as señas de <text:span text:style-name="T11">commit</text:span> dos membros nun servidor só afecta á copia do proxecto que reside no servidor. Un abuso prolongado dese poder, xa sexa polo DB ou doutra persoa, simplemente levaría ao traslado a un servidor diferente. </text:p>
      <text:p text:style-name="P17"/>
      <text:p text:style-name="P17">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7"/>
      <text:h text:style-name="P132" text:outline-level="2">Democracia baseada no consenso </text:h>
      <text:p text:style-name="P17"/>
      <text:p text:style-name="P17">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7"/>
      <text:p text:style-name="P17">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7"/>
      <text:p text:style-name="P17"><text:span text:style-name="T11">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7"/>
      <text:p text:style-name="P17">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7"/>
      <text:p text:style-name="P17">Para as pequenas decisións, non controvertidas, a proposta de consenso é implícita. Por exemplo, cando <text:soft-page-break/>un desenvolvedor realiza un <text:span text:style-name="T11">commit</text:span> non solicitado para a corrección dun erro, o mesmo <text:span text:style-name="T11">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1">non</text:span> alcanza o consenso, para o proxecto é simple analizar a mudanza como se aínda non se realizase. A razón de que isto funcione é o tema da próxima sección. </text:p>
      <text:p text:style-name="P17"/>
      <text:h text:style-name="P77" text:outline-level="4">Control de versións quere dicir que te podes relaxar </text:h>
      <text:p text:style-name="P17"/>
      <text:p text:style-name="P17">O feito de que o código fonte do proxecto fique baixo un sistema de control de versións quere dicir que a maioría das decisións poden facilmente desfacerse. O caso máis común no que isto ocorre é que alguén realiza un <text:span text:style-name="T11">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1">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1">feedback</text:span>" é necesario antes de facer algo. </text:p>
      <text:p text:style-name="P17"/>
      <text:p text:style-name="P17">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7"/>
      <text:p text:style-name="P17">Así, cando alguén estiver seguro de que sabe o que hai que facer, debería seguir adiante e facelo. Isto aplícase non só ao <text:span text:style-name="T11">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7">A xente sempre sente que o impulso está unido á acción, e serán un pouco máis relutantes a reverteren unha mudanza que a previla nun primeiro momento. Se un desenvolvedor abusa deste feito, efectuando <text:span text:style-name="T11">commits</text:span> potencialmente controvertidos demasiado rápido, a xente pode e debe queixarse, aplicándolle a este desenvolvedor unhas normas máis estritas ata que isto mellore. </text:p>
      <text:p text:style-name="P17"/>
      <text:h text:style-name="P78" text:outline-level="4"><text:span text:style-name="T125">Cando o consenso non pode ser alcanzado, votación</text:span> </text:h>
      <text:p text:style-name="P17"><text:s/></text:p>
      <text:p text:style-name="P17">Inevitablemente, algúns debates non chegarán ao consenso. Cando fallan todos os outros medios de saír do estancamento, a solución é votar. Mais antes de levar a cabo a votación, debe existir un claro <text:soft-page-break/>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1">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7"/>
      <text:p text:style-name="P17">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1">Xente Problemática</text:span> do capítulo 6, <text:span text:style-name="T11">Comunicacións</text:span>, para saber como facer fronte a este tipo de obstrucionismo. </text:p>
      <text:p text:style-name="P17"/>
      <text:p text:style-name="P17">Recorda que se debe especificar o sistema de votación, xa que hai moitos tipos diferentes, e a xente pode ter falsas expectativas sobre o procedemento que se utiliza. Unha boa elección na maioría dos casos é o <text:span text:style-name="T11">voto de aprobación</text:span>, a través do cal cada elector pode votar por tantas opcións como desexe. O voto de aprobación é fácil de explicar e recontar, e a diferenza doutros métodos, só require unha rolda de votación. Consulta <text:span text:style-name="T11">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7"/>
      <text:p text:style-name="P17">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7"/>
      <text:h text:style-name="P78" text:outline-level="4">Cando votar </text:h>
      <text:p text:style-name="P17"/>
      <text:p text:style-name="P17">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text:soft-page-break/>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7"/>
      <text:p text:style-name="P17">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7"/>
      <text:p text:style-name="P17">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7"/>
      <text:p text:style-name="P17">(Ten en conta que este consello de ser relutante ás votacións non se aplica á votación sobre mudanza-inclusión que se describe na sección <text:span text:style-name="T11">Estabilizando unha versión</text:span> do capítulo 7, <text:span text:style-name="T11">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7"/>
      <text:h text:style-name="P78" text:outline-level="4">Quen vota? </text:h>
      <text:p text:style-name="P17"/>
      <text:p text:style-name="P17">Ter un sistema de votación pon de manifesto a cuestión do electorado: quen vai votar? Isto pode ser un tema delicado, porque obriga a que o proxecto recoñeza oficialmente que hai xente máis involucrada, ou máis valorada que outros. </text:p>
      <text:p text:style-name="P17"/>
      <text:p text:style-name="P17">A mellor solución é simplemente tomar unha distinción existente, o acceso a <text:span text:style-name="T11">commit</text:span>, e asociar a isto o privilexio de voto. Nos proxectos que ofrecen permisos tanto parciais como totais, a cuestión de se os <text:span text:style-name="T11">committers</text:span> con acceso parcial poden votar, depende en gran medida do proceso polo cal se concede o acceso parcial a <text:span text:style-name="T11">commit</text:span>. Se o proxecto é administrado dunha forma liberal, por exemplo, como un medio de manter moitas ferramentas de colaboración para terceiras partes no repositorio, debe ficar claro que o acceso a <text:span text:style-name="T11">commit</text:span> parcial é só o dereito de realizar <text:span text:style-name="T11">commits</text:span>, non de voto. Naturalmente a implicación inversa mantense: como os <text:span text:style-name="T11">committers</text:span> con acceso total <text:span text:style-name="T11">terán</text:span> privilexios de voto, estes deben ser elixidos non só como programadores, senón como membros do electorado. Se alguén mostra tendencias que poden producir rupturas ou obstrucións na lista de correo, o grupo debe ser moi <text:soft-page-break/>cauteloso á hora de facelo <text:span text:style-name="T11">committer</text:span>, mesmo se a persoa estiver capacitada tecnicamente. </text:p>
      <text:p text:style-name="P17"/>
      <text:p text:style-name="P17">O sistema de votación debería ser utilizado para elixir os novos committers, tanto con privilexios completos como parciais. Mais aquí é un dos raros casos en que o segredo é apropiado. Non se pode ter os votos sobre os potenciais <text:span text:style-name="T11">committers</text:span> nunha lista de correo pública, porque os sentimentos dos candidatos (e a reputación) poderían resultar feridos. No canto disto, a forma habitual é que un <text:span text:style-name="T11">committer</text:span> actual envíe a unha lista de correo privada, formada só por <text:span text:style-name="T11">committers</text:span>, a proposta de que lle sexan concedidos permisos de <text:span text:style-name="T11">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1">mail</text:span> ao candidato e ofrécelle permisos de <text:span text:style-name="T11">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1">commit</text:span>, pode concluír que perdeu a votación, e probablemente sentirse ferido. Por suposto, se alguén explicitamente pide o acceso ao <text:span text:style-name="T11">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1">commit</text:span>. Aínda que esperamos que isto mude co tempo". Recorda que o que se di pode caer como un golpe, dependendo do nivel de confianza coa persoa. Trata de velo desde o seu punto de vista cando escribas o email. </text:p>
      <text:p text:style-name="P17"/>
      <text:p text:style-name="P17">Posto que adicionar un novo <text:span text:style-name="T11">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1">committers</text:span>. Similares requirimentos especiais, ou ata máis estritos, débense aplicar nas votacións para <text:span text:style-name="T11">eliminar</text:span> <text:span text:style-name="T11">committers</text:span>, aínda que oxalá que iso nunca sexa necesario. Ver sección <text:span text:style-name="T11">Commiters</text:span> do capítulo 8, <text:span text:style-name="T11">Xestionando voluntarios</text:span>, para máis información sobre aspectos ademais dos relacionados coa votación engadindo e eliminando committers. </text:p>
      <text:p text:style-name="P17"/>
      <text:h text:style-name="P78" text:outline-level="4">Inquéritos fronte a votacións </text:h>
      <text:p text:style-name="P17"/>
      <text:p text:style-name="P17">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1">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7"/>
      <text:h text:style-name="P78" text:outline-level="4">Vetos </text:h>
      <text:p text:style-name="P17"/>
      <text:p text:style-name="P17">Algúns proxectos permiten un tipo especial de dereito que se coñece como <text:span text:style-name="T11">veto</text:span>. O veto é unha forma para que un desenvolvedor poida deter unha mudanza apresurada ou mal considerada, polo menos o <text:soft-page-break/>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7"><text:s/></text:p>
      <text:p text:style-name="P17">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7"/>
      <text:p text:style-name="P17">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7"/>
      <text:p text:style-name="P17">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7"/>
      <text:h text:style-name="P132" text:outline-level="2">Poñer todo por escrito </text:h>
      <text:p text:style-name="P17"/>
      <text:p text:style-name="P17">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7"/>
      <text:p text:style-name="P17">Este é o documento aludido na sección <text:span text:style-name="T11">Pautas de desenvolvemento</text:span> do capítulo 2, <text:span text:style-name="T11">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7"/>
      <text:p text:style-name="P17">Non trates de abranguelo todo. Ningún documento pode capturar todo o que a xente necesita saber acerca da participación nun proxecto. Moitas das convencións que un proxecto contrae son tácitas, <text:soft-page-break/>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1">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1">como</text:span> escribir bo código, entón esas directrices da guía deberían escribirse co máximo detalle posible. </text:p>
      <text:p text:style-name="P17"/>
      <text:p text:style-name="P17">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1">FAQ -</text:span>posiblemente o documento necesite unha estrutura narrativa máis coherente que a que pode ofrecer o <text:span text:style-name="T11">FAQ</text:span>. Mais debería seguir o mesmo principio baseado en abordar as cuestións que realmente se producen, en lugar de anticiparse ás que poidan xurdir. </text:p>
      <text:p text:style-name="P17"/>
      <text:p text:style-name="P17">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1">antes</text:span> de escribir sobre isto. A xente, algunhas veces, pode ser susceptible coas estruturas xerárquicas, de modo que o tema debe ser tratado con delicadeza. </text:p>
      <text:p text:style-name="P17"/>
      <text:p text:style-name="P17">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7"/>
      <text:p text:style-name="P81"><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28" text:outline-level="1"><text:span text:style-name="T126">Capítulo 5. </text:span>Diñeiro </text:h>
      <text:p text:style-name="P23">Este capítulo examina como conseguir fondos nun entorno de software libre. Está dirixido non só a desenvolvedores aos que se lles paga por traballaren en proxectos de software libre, senón tamén aos <text:soft-page-break/>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3"/>
      <text:p text:style-name="P23">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3"/>
      <text:p text:style-name="P23">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23"><text:s/></text:p>
      <text:p text:style-name="P23">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3"/>
      <text:p text:style-name="P23">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3"/>
      <text:p text:style-name="P23">O diñeiro debe ser usado con coidado, mais iso non quere dicir que non poida comprar influencia <text:s/><text:soft-page-break/>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3"/>
      <text:p text:style-name="P23">Polo tanto, o diñeiro non pode comprar influencia, mais pode comprar cousas que <text:span text:style-name="T25">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3"/>
      <text:h text:style-name="P132" text:outline-level="2">Tipos de participación </text:h>
      <text:p text:style-name="P23"/>
      <text:p text:style-name="P23">Existen múltiples razóns distintas polas que os proxectos de código aberto conseguen fondos. Os elementos desta lista non son mutuamente excluentes; a miúdo o financiamento dun proxecto será o resultado de varias, ou mesmo todas estas motivacións: </text:p>
      <text:h text:style-name="Heading_20_6" text:outline-level="6">Compartindo a carga </text:h>
      <text:p text:style-name="P47">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3"/>
      <text:p text:style-name="P47">Exemplos: <text:a xlink:type="simple" xlink:href="http://www.openadapter.org/">http://www.openadapter.org</text:a> <text:s/><text:a xlink:type="simple" xlink:href="http://www.koha.org/">http://www.koha.org</text:a></text:p>
      <text:h text:style-name="Heading_20_6" text:outline-level="6">Aumentando servizos </text:h>
      <text:p text:style-name="P124">Cando unha empresa vende servizos que dependen de, ou se tornan máis atractivos con, programas de código aberto, naturalmente un dos intereses desta compañía é asegurar que estes programas sexan mantidos activamente. </text:p>
      <text:p text:style-name="P23"/>
      <text:p text:style-name="P47">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text:soft-page-break/>Apoiando as ventas de hardware </text:h>
      <text:p text:style-name="P47">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47">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3"/>
      <text:p text:style-name="P47">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47">Ter a túa empresa asociada cunha aplicación popular de código aberto pode ser unha boa xestión de marca. </text:p>
      <text:h text:style-name="Heading_20_6" text:outline-level="6">Licenciamento dual </text:h>
      <text:p text:style-name="P47"><text:span text:style-name="T11">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1">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23"/>
      <text:p text:style-name="P47">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47">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1">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3"/>
      <text:p text:style-name="P23">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text:soft-page-break/>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3"/>
      <text:p text:style-name="P23">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3"/>
      <text:h text:style-name="P132" text:outline-level="2">Contratos a longo prazo </text:h>
      <text:p text:style-name="P23"/>
      <text:p text:style-name="P23">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3"/>
      <text:p text:style-name="P23">A credibilidade acumulada por un desenvolvedor non pode ser transferida. O exemplo máis obvio está en que un desenvolvedor que acaba de incorporase non pode herdar o nivel acceso ao código de quen marcha (máis na sección chamada <text:span text:style-name="T11">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3"/>
      <text:p text:style-name="P23">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3"/>
      <text:p text:style-name="P23"><text:soft-page-break/>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3"/>
      <text:h text:style-name="P132" text:outline-level="2">Parecer varios, non un </text:h>
      <text:p text:style-name="P23"/>
      <text:p text:style-name="P23">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23"/>
      <text:p text:style-name="P23">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3"/>
      <text:p text:style-name="P23">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1">Canto máis suave for o tema, mais longo vai ser o debate</text:span>” no <text:span text:style-name="T11">Capítulo 6: Comunicacións</text:span> para saberes máis sobre eles. </text:p>
      <text:p text:style-name="P23"/>
      <text:h text:style-name="P132" text:outline-level="2"><text:soft-page-break/>Sé aberto sobre as túas motivacións </text:h>
      <text:p text:style-name="P23"/>
      <text:p text:style-name="P23">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1">por que </text:span>ti queres o que queres, máis cómoda se vai sentir co que propuxeres. </text:p>
      <text:p text:style-name="P23"/>
      <text:p text:style-name="P23">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1">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3"/>
      <text:p text:style-name="P23">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23"/>
      <text:p text:style-name="P23">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3"/>
      <text:p text:style-name="P23">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text:soft-page-break/>"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3"/>
      <text:p text:style-name="P23">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1">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3"/>
      <text:p text:style-name="P23">Naturalmente, <text:span text:style-name="T11">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3"/>
      <text:p text:style-name="P23">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3"/>
      <text:h text:style-name="P132" text:outline-level="2">O diñeiro non pode comprar o amor </text:h>
      <text:p text:style-name="P23"/>
      <text:p text:style-name="P23">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1">poderían</text:span> ser creadas polo diñeiro. Non debes comezar asumindo que as tensións están aí; o preciso é demostrares que estás ao tanto de que potencialmente poden xurdir. </text:p>
      <text:p text:style-name="P23"/>
      <text:p text:style-name="P23">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3">Embora Subversion aínda estaba nas súas etapas iniciais, xa había unha comunidade de <text:soft-page-break/>desenvolvemento cun conxunto de normas básicas. </text:p>
      <text:p text:style-name="P23"/>
      <text:p text:style-name="P23">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1">Committers</text:span>"). Asumindo o acordo dos desenvolvedores con acceso a facer commit, un deles enviáballe un correo ao novo desenvolvedor e ofrecíalle acceso a facer commit no repositorio do proxecto. </text:p>
      <text:p text:style-name="P23"/>
      <text:p text:style-name="P23">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3"/>
      <text:p text:style-name="P23">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23"/>
      <text:p text:style-name="P23">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3"/>
      <text:p text:style-name="P23">(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3"/>
      <text:p text:style-name="P23">A necesidade dos investidores de xogaren coas mesmas normas que os demais quere dicir que o modelo de goberno da Ditadura Benevolente (ver a sección chamada “<text:span text:style-name="T11">Ditador benevolente</text:span>” no <text:span text:style-name="T11">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text:soft-page-break/>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3"/>
      <text:h text:style-name="P132" text:outline-level="2">Contratación </text:h>
      <text:p text:style-name="P23"/>
      <text:p text:style-name="P23">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1">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3"/>
      <text:p text:style-name="P23">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1">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3"><text:s/></text:p>
      <text:p text:style-name="P23">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text:soft-page-break/>experimentados, e cando menos algúns deles vanlle dedicar atención ao traballo contratado simplemente porque parece que vai ser <text:span text:style-name="T11">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3"/>
      <text:p text:style-name="P23">Isto lanza inmediatamente dúas preguntas: os contratos deben ser sempre privados? E cando non o foren, deberías preocuparte pola creación de tensións na comunidade derivadas do feito de tiveres contratado algúns desenvolvedores e non outros? </text:p>
      <text:p text:style-name="P23"/>
      <text:p text:style-name="P23">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3"/>
      <text:p text:style-name="P23">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1">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3"/>
      <text:p text:style-name="P23">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3"/>
      <text:p text:style-name="P23">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1">alguén</text:span>- non é culpa túa que non poidas contratar todo o mundo. Despois, cando contratas a mesma persoa por segunda vez, entón só é sentido común: ti xa o coñeces, a última vez tivestes éxito, entón por que <text:soft-page-break/>asumir riscos innecesarios? Deste modo, é perfectamente natural ter unha ou dúas persoas de man na comunidade, en lugar de repartir o traballo uniformemente. </text:p>
      <text:p text:style-name="P23"/>
      <text:h text:style-name="P136" text:outline-level="3">Revisión e aceptación de mudanzas </text:h>
      <text:p text:style-name="P23"/>
      <text:p text:style-name="P23">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3"/>
      <text:h text:style-name="P78" text:outline-level="4">Caso de estudo: o protocolo de autenticación vía contrasinal de CVS </text:h>
      <text:p text:style-name="P23"/>
      <text:p text:style-name="P23">En 1995, fun a metade dunha sociedade que fornecía soporte e melloras a CVS (o "<text:span text:style-name="T11">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3"/>
      <text:p text:style-name="P23">Voltando ao tema, o traballo en rede sobre CVS só podía facerse mediante un programa de acceso remoto como <text:span text:style-name="T11">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3"/>
      <text:p text:style-name="P23">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3"/>
      <text:p text:style-name="P23">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3"/>
      <text:p text:style-name="P23"><text:soft-page-break/>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3"/>
      <text:h text:style-name="P132" text:outline-level="2">Financiando actividades para alén da programación </text:h>
      <text:p text:style-name="P23"/>
      <text:p text:style-name="P23">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3"><text:s/></text:p>
      <text:p text:style-name="P23">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3"/>
      <text:p text:style-name="P23">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23"/>
      <text:h text:style-name="P136" text:outline-level="3">Garantía da calidade (por exemplo, testaxe profesional) </text:h>
      <text:p text:style-name="P23"/>
      <text:p text:style-name="P23">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3"/>
      <text:p text:style-name="P23">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text:soft-page-break/>importarlles a súa notificación. Máis insidiosamente, os padróns de uso dos teus clientes (a xente que dirixe <text:span text:style-name="T11">os teus</text:span> intereses no software) poden diferir dun xeito estatisticamente significativo dos padróns de uso do usuario medio da rúa. </text:p>
      <text:p text:style-name="P23"/>
      <text:p text:style-name="P23">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3"/>
      <text:p text:style-name="P23">O núcleo da notificación de erros <text:span text:style-name="T11">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3"/>
      <text:p text:style-name="P23">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3"/>
      <text:p text:style-name="P23">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3"/>
      <text:p text:style-name="P23">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text:soft-page-break/>empresa cando for necesario, mais deberían usar a incidencia pública para a información que debería estar dispoñible por todo o mundo. </text:p>
      <text:p text:style-name="P23"/>
      <text:p text:style-name="P23">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3"/>
      <text:h text:style-name="P136" text:outline-level="3">Consellos legais e protección </text:h>
      <text:p text:style-name="P23"/>
      <text:p text:style-name="P23">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1">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3"/>
      <text:h text:style-name="P136" text:outline-level="3">Documentación e usabilidade </text:h>
      <text:p text:style-name="P23"/>
      <text:p text:style-name="P23">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3"/>
      <text:p text:style-name="P23">Se a túa organización quere axudar a cubrir estas deficiencias nun proxecto, probablemente a mellor cousa que poida facer sexa contratar xente que <text:span text:style-name="T11">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3"/>
      <text:p text:style-name="P23">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3"/>
      <text:p text:style-name="P23">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3"/>
      <text:p text:style-name="P56"><text:soft-page-break/>Un comentario sobre diñeiro, documentación e usabilidade: cando nós tivemos </text:p>
      <text:p text:style-name="P56">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56"/>
      <text:p text:style-name="P23">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3"/>
      <text:h text:style-name="P136" text:outline-level="3">Fornecendo aloxamento/largo de banda </text:h>
      <text:p text:style-name="P23"/>
      <text:p text:style-name="P23">Para un proxecto que non estiver a empregar aloxamento gratuíto (mira a sección chamada <text:s/><text:span text:style-name="T11">“Escollendo un sitio preconfigurado” </text:span><text:span text:style-name="T21">no</text:span><text:span text:style-name="T11">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3"/>
      <text:p text:style-name="P23">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11">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3"/>
      <text:h text:style-name="P132" text:outline-level="2">Mercadotecnia </text:h>
      <text:p text:style-name="P23"/>
      <text:p text:style-name="P23">Embora a maioría dos desenvolvedores de software libre probablemente odien admitilo, a mercadotecnia funciona. Unha boa campaña de marketing <text:span text:style-name="T11">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1">Publicidade</text:span>” no <text:span text:style-name="T11">Capítulo 6 Comunicacións</text:span>. </text:p>
      <text:p text:style-name="P23"/>
      <text:h text:style-name="P136" text:outline-level="3"><text:soft-page-break/>Recorda que estás sendo observado </text:h>
      <text:p text:style-name="P23"/>
      <text:p text:style-name="P23">Polo ben de manter ao teu carón a comunidade de desenvolvedores voluntarios, é <text:span text:style-name="T11">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3"><text:s/></text:p>
      <text:p text:style-name="P23">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3"/>
      <text:p text:style-name="P23">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23"/>
      <text:p text:style-name="P23">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3"/>
      <text:p text:style-name="P23">Algún tempo despois, fixeron outro anuncio. Aquí está o que dixeron, co nome e número de versión substituído por seudónimos: </text:p>
      <text:p text:style-name="P23"><text:s/></text:p>
      <text:p text:style-name="P57">É para nós un pracer anunciar que seguindo rigorosas testaxes pola Comunidade Singer, Singer para Linux e Windows agora mesmo está listo para o seu uso en produción. </text:p>
      <text:p text:style-name="P23"/>
      <text:p text:style-name="P23">Curioso por saber que descubrira a comunidade na "testaxe rigorosa" volvín ao repositorio para ver a súa historia de mudanzas recentes. O proxecto aínda estaba na revisión 3. Aparentemente, non atoparan <text:span text:style-name="T11">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3"/>
      <text:p text:style-name="P23"><text:soft-page-break/>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3"/>
      <text:p text:style-name="P23">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3"/>
      <text:p text:style-name="P23">A transparencia e a verificabilidade tamén son unha parte importante dun correcto recoñecemento, por suposto. Revisa a sección “<text:span text:style-name="T11">Crédito</text:span>” no <text:span text:style-name="T11">Capítulo 8 Xestionando Voluntarios</text:span> para profundizar. </text:p>
      <text:p text:style-name="P23"><text:s/></text:p>
      <text:h text:style-name="P136" text:outline-level="3">Non confrontes produtos de código aberto </text:h>
      <text:p text:style-name="P23"/>
      <text:p text:style-name="P23">Abstente de dar opinións negativas sobre produtos competidores de código aberto É perfectamente lexítimo amosar <text:span text:style-name="T11">feitos</text:span><text:span text:style-name="T21">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1">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3"/>
      <text:p text:style-name="P23">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text:soft-page-break/>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27">Capítulo 6. </text:span>Comunicacións</text:h>
      <text:p text:style-name="P23">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3"/>
      <text:p text:style-name="P23">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3"/>
      <text:p text:style-name="P23">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3"/>
      <text:p text:style-name="P23">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2">Sobre este tema tense realizado algunha investigación interesante; por exemplo, a publicación <text:span text:style-name="T11">Group Awareness in Distributed Software Development</text:span> de <text:span text:style-name="T11">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3"/>
      <text:h text:style-name="P132" text:outline-level="2">Es o que escribes</text:h>
      <text:p text:style-name="P23"/>
      <text:p text:style-name="P23"><text:soft-page-break/>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3"/>
      <text:p text:style-name="P23">Prestarlle atención ao que escribes paga a pena. O hacker Jim Blandy de software libre a longo prazo contaba a seguinte historia:</text:p>
      <text:p text:style-name="P23"/>
      <text:p text:style-name="P57">«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57"/>
      <text:p text:style-name="P57">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57"/>
      <text:p text:style-name="P57">Así que lle enviei ao tipo os formularios dicíndolle «precisamos ter listo este papelame, asina este documento, este que o asine o teu xefe e despois podemos comezar a pagarche. Moitas grazas».</text:p>
      <text:p text:style-name="P57"/>
      <text:p text:style-name="P57">Entón respondeume «non teño xefe». </text:p>
      <text:p text:style-name="P57"/>
      <text:p text:style-name="P57">Así que escribinlle «Dacordo, non te preocupes. Consegue a firma da universidade e será suficiente».</text:p>
      <text:p text:style-name="P57"/>
      <text:p text:style-name="P57">Ao cabo dun momento, respondeume dicindo «É que en realidade… Teño trece anos e vivo con meus pais».</text:p>
      <text:p text:style-name="P23"/>
      <text:p text:style-name="P23">Como ese rapaz non escribía como alguén de trece anos, ninguén supuña que os tiña. A continuación temos algunhas formas para facer que a túa escrita dea unha boa impresión tamén.</text:p>
      <text:p text:style-name="P23"/>
      <text:h text:style-name="P136" text:outline-level="3">Estrutura e formato</text:h>
      <text:p text:style-name="P23"/>
      <text:p text:style-name="P23">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text:soft-page-break/>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3"/>
      <text:p text:style-name="P23">Para os correos, en particular, os expertos, os programadores, sentaron unha serie de convencións:</text:p>
      <text:p text:style-name="P23"/>
      <text:p text:style-name="P23">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3"/>
      <text:p text:style-name="P23">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3"/>
      <text:p text:style-name="P23">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23"/>
      <text:p text:style-name="P23">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3"/>
      <text:p text:style-name="P23">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3"/>
      <text:h text:style-name="P136" text:outline-level="3"><text:soft-page-break/>Contido</text:h>
      <text:p text:style-name="P23"/>
      <text:p text:style-name="P23">Os correos cun formato apropiado captan a atención do lector, mais é o contido a que a mantén. Non hai normas fixas que poidan garantir un bo contido, claro está, mais existen algúns principios que o fan máis probable.</text:p>
      <text:p text:style-name="P23"/>
      <text:p text:style-name="P23">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3"/>
      <text:p text:style-name="P23">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3"/>
      <text:p text:style-name="P47">«Ao facelo así, faría que o código fose ilexible. Sería un pesadelo de mantemento, comparado co propósito de J. Random...»</text:p>
      <text:p text:style-name="P65"/>
      <text:p text:style-name="P65">A mesma opinión faise máis forte cando se expresa con menos dureza: </text:p>
      <text:p text:style-name="P47">«Isto funciona, mais é menos ca un ideal no relativo a lexibilidade e mantemento, penso. A proposta de J. Random evitaría estes problemas porque…»</text:p>
      <text:p text:style-name="P47"/>
      <text:p text:style-name="P23">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1">si</text:span> que precisares recalcar algo, a xente tomarate en serio.</text:p>
      <text:p text:style-name="P23"/>
      <text:p text:style-name="P23">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3"><text:soft-page-break/></text:p>
      <text:h text:style-name="P136" text:outline-level="3">Ton</text:h>
      <text:p text:style-name="P23"/>
      <text:p text:style-name="P23">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3"/>
      <text:p text:style-name="P57">Podes explicar máis exactamente que problemas estás sufrindo?</text:p>
      <text:p text:style-name="P57"/>
      <text:p text:style-name="P57">Tamén:</text:p>
      <text:p text:style-name="P57"/>
      <text:p text:style-name="P57">Que versión de Slash usas? Non puiden obtelo da mensaxe orixinal.</text:p>
      <text:p text:style-name="P57"/>
      <text:p text:style-name="P57">Como tes construído o código do apache/mod_perl?</text:p>
      <text:p text:style-name="P57"/>
      <text:p text:style-name="P57">Probaches o parche para Apache 2.0 que foi publicado en slashcode.com?</text:p>
      <text:p text:style-name="P57"/>
      <text:p text:style-name="P57">-- Shane</text:p>
      <text:p text:style-name="P47"/>
      <text:p text:style-name="P23"><text:span text:style-name="T11">Iso é</text:span>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3"/>
      <text:p text:style-name="P23">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3"/>
      <text:p text:style-name="P23">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text:soft-page-break/>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3"/>
      <text:p text:style-name="P23">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3"/>
      <text:h text:style-name="P136" text:outline-level="3">Recoñecer a rudeza</text:h>
      <text:p text:style-name="P23"/>
      <text:p text:style-name="P23">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3"/>
      <text:p text:style-name="P23">Empecemos coas convencións do que <text:span text:style-name="T11">non</text:span> é rudeza:</text:p>
      <text:p text:style-name="P23"/>
      <text:p text:style-name="P23">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1">ad hominen</text:span> ou algún outro modo de rudeza, desde logo).</text:p>
      <text:p text:style-name="P23"/>
      <text:p text:style-name="P23">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text:soft-page-break/>conflito reside unicamente nun choque de culturas, non no erro de ninguén. Dun modo amigable debes comentar que a pregunta (ou crítica) non tiña significados ocultos, só desexaba obter a información o máis rápido posible.</text:p>
      <text:p text:style-name="P23"/>
      <text:p text:style-name="P23">Entón ... que é rudeza?</text:p>
      <text:p text:style-name="P23"/>
      <text:p text:style-name="P23">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1">por que</text:span>, é como dicir que o asunto (e eses participando nel) non valen o teu tempo. Mellor amosar que o teu tempo é valioso sendo seco que folgazán.</text:p>
      <text:p text:style-name="P23"/>
      <text:p text:style-name="P23">Existen outras moitas formas de rudeza, obviamente. Mais a maioría delas non son específicas do mundo do software libre e o propio sentido común é unha guía máis que suficiente para evitala. Podes botarlle unha ollada á sección “<text:span text:style-name="T11">Evita a rudeza</text:span>” no <text:span text:style-name="T11">Capítulo 2 Primeiros Pasos</text:span>, se aínda non o fixeches.</text:p>
      <text:p text:style-name="P23"/>
      <text:h text:style-name="P136" text:outline-level="3">Cara <text:span text:style-name="T127">a cara</text:span></text:h>
      <text:p text:style-name="P23"/>
      <text:p text:style-name="P23">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3"/>
      <text:p text:style-name="P23">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1">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3"/>
      <text:p text:style-name="P23">O alias podería ser algunha permutación intuitiva do teu nome real (o meu, por exemplo, é "kfogel"). Nalgunhas situacións irá acompañado do teu nome completo, por exemplo nas cabeceiras dos correos:</text:p>
      <text:p text:style-name="P23"/>
      <text:p text:style-name="code">De: "Karl Fogel" &lt;kfogel@whateverdomain.com&gt;</text:p>
      <text:p text:style-name="P23"/>
      <text:p text:style-name="P23">No anterior exemplo pódense observar 2 cousas. O alias encaixa dalgún modo intuitivo co nome real. Mais tamén, o nome real é <text:span text:style-name="T11">real</text:span>. É dicir, non é un nome como:</text:p>
      <text:p text:style-name="P23"/>
      <text:p text:style-name="code">De: "Maravilloso hacker" &lt;wonderhacer@whateverdomain.com&gt;</text:p>
      <text:p text:style-name="P23"><text:soft-page-break/></text:p>
      <text:p text:style-name="P23">Paul Steiner, nunha viñeta cómica publicada no <text:span text:style-name="T11">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3"/>
      <text:p text:style-name="P23">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3"/>
      <text:p text:style-name="P23">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23"/>
      <text:p text:style-name="P57">IMPORTANT NOTICE</text:p>
      <text:p text:style-name="P57"/>
      <text:p text:style-name="P57">If you have received this email in error or wish to read our email disclaimer statement and monitoring policy, please refer to the statement below or contact the sender.</text:p>
      <text:p text:style-name="P57"/>
      <text:p text:style-name="P57">This communication is from Deloitte &amp; Touche LLP. <text:s/>Deloitte &amp;</text:p>
      <text:p text:style-name="P57">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57"/>
      <text:p text:style-name="P57">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text:soft-page-break/>IT.SECURITY.UK@deloitte.co.uk then delete the email and destroy any copies of it.</text:p>
      <text:p text:style-name="P57"/>
      <text:p text:style-name="P57">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57"/>
      <text:p text:style-name="P57">When addressed to our clients, any opinions or advice contained in this email and any attachments are subject to the terms and</text:p>
      <text:p text:style-name="P57">conditions expressed in the governing Deloitte &amp; Touche LLP client engagement letter.</text:p>
      <text:p text:style-name="P57"/>
      <text:p text:style-name="P57">Opinions, conclusions and other information in this email and any attachments which do not relate to the official business of the firm are neither given nor endorsed by it.</text:p>
      <text:p text:style-name="P57"/>
      <text:p text:style-name="P23">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3"/>
      <text:p text:style-name="P23">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3"/>
      <text:h text:style-name="P132" text:outline-level="2">Evitando os obstáculos comúns</text:h>
      <text:p text:style-name="P23"/>
      <text:h text:style-name="P136" text:outline-level="3">Non envíes correos sen un propósito</text:h>
      <text:p text:style-name="P23"/>
      <text:p text:style-name="P23">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3"/>
      <text:list xml:id="list1860642475" text:style-name="L29">
        <text:list-item>
          <text:p text:style-name="P103">Mensaxes propoñendo algo que non é trivial</text:p>
        </text:list-item>
        <text:list-item>
          <text:p text:style-name="P103">Mensaxes expresando apoio ou oposición a algo que alguén dixo</text:p>
        </text:list-item>
        <text:list-item>
          <text:p text:style-name="P103">Mensaxes de recapitulación ou resumo</text:p>
        </text:list-item>
      </text:list>
      <text:p text:style-name="P23"><text:soft-page-break/></text:p>
      <text:p text:style-name="P23">Ningún deles, cando menos dun xeito <text:span text:style-name="T11">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1">alguén</text:span> aí fóra que entre ao trapo). Unha resposta debería estar motivada por un propósito definido. Antes de nada, pregúntate a ti mesmo: sabes que é o que queres conseguir? E en segundo lugar: non se vai conseguir salvo que ti digas algo?</text:p>
      <text:p text:style-name="P23"/>
      <text:p text:style-name="P23">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1">Apéndice C Porque me debería importar a cor do garaxe da bicicleta?</text:span> para veres máis ideas sobre como comportarse nunha lista de correo moi concorrida.</text:p>
      <text:p text:style-name="P23"/>
      <text:h text:style-name="P136" text:outline-level="3">Fíos produtivos fronte a fíos improdutivos</text:h>
      <text:p text:style-name="P23"/>
      <text:p text:style-name="P23">Nunha lista de correo moi concorrida, hai dous imperativos: Un, obviamente, é comprenderes a que tes que prestarlle atención e que podes ignorar. O outro é comportáreste dun xeito que <text:span text:style-name="T11">evite a aparición</text:span> de ruído: ti non queres que unicamente as túas mensaxes teñan unha boa relación sinal/ruído, senón que tamén queres que sexan do tipo de mensaxes que estimulan <text:span text:style-name="T11">o resto da xente </text:span>a enviar mensaxes cunha relación similar de sinal/ruído, ou a non escribir nada.</text:p>
      <text:p text:style-name="P23"/>
      <text:p text:style-name="P23">Para ver como facer isto, imos considerar o contexto no que se fai. Cales son algúns dos sinais que identifican un fío improdutivo?</text:p>
      <text:p text:style-name="P23"/>
      <text:list xml:id="list820023243" text:style-name="L30">
        <text:list-item>
          <text:p text:style-name="P104">Empézanse a repetir argumentos xa empregados con anterioridade, debido a que o que os emprega pensa que ninguén os escoitou a primeira vez.</text:p>
        </text:list-item>
        <text:list-item>
          <text:p text:style-name="P104">A medida que as ideas se fan máis e máis pequenas, aumenta o nivel de esaxeración e participación.</text:p>
        </text:list-item>
        <text:list-item>
          <text:p text:style-name="P104">A maior parte dos comentarios proveñen de xente que fai un traballo pequeno, ou mesmo que non fai ningún traballo, mentres que a xente que tende a facer as cousas fica calada.</text:p>
        </text:list-item>
        <text:list-item>
          <text:p text:style-name="P104">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3"/>
      <text:p text:style-name="P23">Só porque un fío pareza non produtivo nos seus primeiro pasos non quere dicir que sexa unha perda de tempo. De feito, pode tratar sobre un tema importante, en cuxo caso o feito de non producir ningún avance sería o máis molesto.</text:p>
      <text:p text:style-name="P23"/>
      <text:p text:style-name="P23">Conducir un fío cara á utilidade sen seres agresivo é toda unha arte. Amoestares a xente para que deixe <text:soft-page-break/>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3"/>
      <text:p text:style-name="P48">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3"/>
      <text:p text:style-name="P23">Mentres que esta si que está ben:</text:p>
      <text:p text:style-name="P23"/>
      <text:p text:style-name="P48">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48"/>
      <text:p text:style-name="P23">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3"/>
      <text:p text:style-name="P23">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1">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3"/>
      <text:p text:style-name="P23">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text:soft-page-break/>dos varios fíos.</text:p>
      <text:p text:style-name="P23"/>
      <text:h text:style-name="P136" text:outline-level="3">Canto máis suave for o tema, máis longo vai ser o debate</text:h>
      <text:p text:style-name="P23"/>
      <text:p text:style-name="P23">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3"/>
      <text:p text:style-name="P23">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3"/>
      <text:p text:style-name="P23">O principio de que a morea de discusión é inversamente proporcional á complexidade do tema ten estado dando voltas por aí desde hai moito tempo, e coñécese informalmente como o <text:span text:style-name="T11">efecto garaxe da bicicleta</text:span>. Aquí está a explicación do mesmo, achegada por Poul-Henning Kamp, proveniente dunha mensaxe famosa enviada aos desenvolvedores de BSD:</text:p>
      <text:p text:style-name="P23"/>
      <text:p text:style-name="P47">É unha longa historia, ou máis ben unha vella historia, mais bastante curta na actualidade. C. Northcote Parkinson escribiu un libro nos comezos de 1960 titulado "A lei de Parkinson", o cal contiña moitos coñecementos sobre a dinámica da xestión.</text:p>
      <text:p text:style-name="P79"/>
      <text:p text:style-name="P47">[...]</text:p>
      <text:p text:style-name="P47"/>
      <text:p text:style-name="P47">No exemplo específico sobre o garaxe da bicicleta, a outra compoñente vital é unha central de enerxía atómica, supoño que para ilustrar a época do libro.</text:p>
      <text:p text:style-name="P47"/>
      <text:p text:style-name="P47">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47"/>
      <text:p text:style-name="P47">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47"/>
      <text:p text:style-name="P47">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text:soft-page-break/>que está prestando atención, para demostrar (en definitiva) que está &lt;emphasis&gt;aí&lt;/emphasis&gt;.</text:p>
      <text:p text:style-name="P47"/>
      <text:p text:style-name="P47">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3"/>
      <text:p text:style-name="P23">(A súa mensaxe completa é unha lectura de motivo valor. Podes vela no Apéndice C Por que me debería importar a cor do garaxe da bicicleta? bótalle tamén unha ollada a <text:a xlink:type="simple" xlink:href="http://bikeshed.com/">http://bikeshed.com</text:a>)</text:p>
      <text:p text:style-name="P23"/>
      <text:p text:style-name="P23">Calquera que algunha vez participase de xeito frecuente nun grupo con capacidade de toma de decisións, pode recoñecer perfectamente isto do que fala Kamp. Porén, acostuma a ser imposible persuadir <text:span text:style-name="T11">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3"/>
      <text:h text:style-name="P136" text:outline-level="3">Evitar as guerras santas</text:h>
      <text:p text:style-name="P23"/>
      <text:p text:style-name="P23">Unha <text:span text:style-name="T11">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3"/>
      <text:p text:style-name="P23">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1">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1">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3"/>
      <text:p text:style-name="P23">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1">máis</text:span> esforzo resta? Se <text:soft-page-break/>alguén sente que algo máis de discusión vai conseguir pechar a discusión, entón (desde o seu punto de vista) aínda se pode continuar.</text:p>
      <text:p text:style-name="P23"/>
      <text:p text:style-name="P23">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3"/>
      <text:p text:style-name="P23">Como deberías manexar unha guerra santa?</text:p>
      <text:p text:style-name="P23"/>
      <text:p text:style-name="P23">A primeira resposta é tentar configurar as cousas para que non se declaren guerras santas. Isto non é tan inútil como soa:</text:p>
      <text:p text:style-name="P23"/>
      <text:p text:style-name="P23">Podes anticiparte a determinadas guerras santas máis ou menos estándar: tenden a versar sobre linguaxes de programación, licenzas (bótalle unha ollada á sección “<text:span text:style-name="T11">GPL e Compatibilidade de Licenzas”</text:span> no <text:span text:style-name="T11">Capítulo 9 Licenzas, Copyrights e Patentes</text:span>), responderlle aos desconformes (ver a sección chamada <text:span text:style-name="T11">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text:span text:style-name="T11">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3"/>
      <text:p text:style-name="P23">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1">non</text:span> te aproveites da oportunidade para unha despedida disparando contra os argumentos da outra parte. Darse por vencido é efectivo só cando se fai con elegancia.</text:p>
      <text:p text:style-name="P23"/>
      <text:p text:style-name="P23">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1">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text:soft-page-break/>algunha razón); este é un tema morto no que simplemente debes evitar caer.</text:p>
      <text:p text:style-name="P23"/>
      <text:p text:style-name="P23">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3"/>
      <text:h text:style-name="P136" text:outline-level="3">O efecto "minoría ruidosa"</text:h>
      <text:p text:style-name="P23"/>
      <text:p text:style-name="P23">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3"/>
      <text:p text:style-name="P23">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3"/>
      <text:p text:style-name="P23">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3"/>
      <text:h text:style-name="P132" text:outline-level="2">Xente problemática</text:h>
      <text:p text:style-name="P23"/>
      <text:p text:style-name="P23">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3"/>
      <text:p text:style-name="P23">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text:soft-page-break/>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3"/>
      <text:h text:style-name="P136" text:outline-level="3">Tratando con xente problemática</text:h>
      <text:p text:style-name="P23"/>
      <text:p text:style-name="P23">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1">facer</text:span> que todos o tomen en serio. En casos extremos, a persoa pode chegar a pensar que está loitando unha batalla para salva-lo proxecto de si mesmo.</text:p>
      <text:p text:style-name="P23"/>
      <text:p text:style-name="P23">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3"/>
      <text:p text:style-name="P23">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3"/>
      <text:p text:style-name="P23">Se as conversas privadas indicaren que polo menos algúns dos demais membros observaron tamén o problema, entón é hora de faceres algo. Entón é cando hai que ter <text:span text:style-name="T11">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text:soft-page-break/>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3"/>
      <text:p text:style-name="P23">Recorda que aínda que a outra persoa sexa a que ten un comportamento destrutivo es <text:span text:style-name="T11">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3"/>
      <text:h text:style-name="P136" text:outline-level="3">Caso de estudo</text:h>
      <text:p text:style-name="P23"/>
      <text:p text:style-name="P23">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23"/>
      <text:p text:style-name="P23">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3"/>
      <text:p text:style-name="P56">De: "Brian W. Fitzpatrick" &lt;fitz@collab.net&gt;</text:p>
      <text:p text:style-name="P56">A: [... lista de receptores omitida por anonimato ...]</text:p>
      <text:p text:style-name="P56">Asunto: O sumidoiro de enerxía de subversion</text:p>
      <text:p text:style-name="P56">Data: Mércores, 12 Nov 2003 23:37:47 -0600</text:p>
      <text:p text:style-name="P56"/>
      <text:p text:style-name="P56">Nos últimos 25 días, os 6 membros máis activos na lista svn [dev|users]</text:p>
      <text:p text:style-name="P56">foron:</text:p>
      <text:p text:style-name="P56"/>
      <text:p text:style-name="P56"><text:s text:c="4"/>294 <text:s/>kfogel@collab.net</text:p>
      <text:p text:style-name="P56"><text:s text:c="4"/>236 <text:s/>"C. Michael Pilato" &lt;cmpilato@collab.net&gt;</text:p>
      <text:p text:style-name="P56"><text:s text:c="4"/>220 <text:s/>"X. Aleatorio" &lt;xaleatorio@posteador-problematico.com&gt;</text:p>
      <text:p text:style-name="P56"><text:s text:c="4"/>176 <text:s/>Branko &amp;Ccaron;ibej &lt;brane@xbc.nu&gt;</text:p>
      <text:p text:style-name="P56"><text:s text:c="4"/>130 <text:s/>Philip Martin &lt;philip@codematters.co.uk&gt;</text:p>
      <text:p text:style-name="P56"><text:s text:c="4"/>126 <text:s/>Ben Collins-Sussman &lt;sussman@collab.net&gt;</text:p>
      <text:p text:style-name="P56"/>
      <text:p text:style-name="P56">Eu diría que 5 desas persoas están contribuíndo a que saía Subversion</text:p>
      <text:p text:style-name="P56">1.0 nun futuro próximo.</text:p>
      <text:p text:style-name="P56"/>
      <text:p text:style-name="P56">Tamén diría que unha desas persoas está constantemente roubando tempo</text:p>
      <text:p text:style-name="P56">e enerxía dos outros 5, sen mencionar toda a lista, e polo tanto</text:p>
      <text:p text:style-name="P56">(aínda que de maneira non intencionada) freando o desenvolvemento de Subversion.</text:p>
      <text:p text:style-name="P56">Non fixen unha análise dos fíos, mais un vgrep da miña bandexa de correo de <text:soft-page-break/>Subversion mostra</text:p>
      <text:p text:style-name="P56">que tódolos correos desta persoa foron respondidos polo menos una vez por</text:p>
      <text:p text:style-name="P56">polo menos dúas das cinco persoas citadas enriba.</text:p>
      <text:p text:style-name="P56"/>
      <text:p text:style-name="P56">Penso que algún tipo de intervención radical é necesaria neste caso, mesmo se escorrentarmos a esa persoa fora do proxecto. A amabilidade e as suxestións xa mostraron que non teñen efecto.</text:p>
      <text:p text:style-name="P56"/>
      <text:p text:style-name="P56">dev@subversion é unha lista de correo para facilitar o desenvolvemento dun sistema de control de versións, non para facer sesións de terapia de grupo.</text:p>
      <text:p text:style-name="P56"/>
      <text:p text:style-name="P56">-Fitz, tentando ler tres días de correo de svn amontoado</text:p>
      <text:p text:style-name="P47"/>
      <text:p text:style-name="P23">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3"/>
      <text:p text:style-name="P23">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1">Prevención de Spam</text:span>” no <text:span text:style-name="T11">Capítulo 3 Infraestrutura Técnica</text:span>). Mais o motivo de que tivéramos dita opción de reserva foi que Fitz conseguiu xa ao principio o apoio necesario de xente clave no proxecto.</text:p>
      <text:p text:style-name="P23"/>
      <text:h text:style-name="P132" text:outline-level="2">Xestionando o crecemento</text:h>
      <text:p text:style-name="P23"/>
      <text:p text:style-name="P23">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3"/>
      <text:p text:style-name="P23">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text:soft-page-break/>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3"/>
      <text:p text:style-name="P23">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3"/>
      <text:list xml:id="list1325097081" text:style-name="L31">
        <text:list-item>
          <text:p text:style-name="P105">Recoñecer cando partes concretas dun foro <text:span text:style-name="T11">non</text:span> están a sufrir dun crecemento excesivo, embora o foro en conxunto si que o estea a sufrir; e separar estas partes en foros novos e especializados (por exemplo, non deixes que paguen xustos por pecadores).</text:p>
          <text:p text:style-name="P105"/>
        </text:list-item>
        <text:list-item>
          <text:p text:style-name="P105">Asegurar que están accesibles varias fontes automatizadas de información, e que as mesmas están organizadas, actualizadas e facilmente accesibles.</text:p>
        </text:list-item>
      </text:list>
      <text:p text:style-name="P23"/>
      <text:p text:style-name="P23"/>
      <text:p text:style-name="P23">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3"/>
      <text:p text:style-name="P23">Realmente, a execución desta división é un proceso de dous pasos. Por unha banda creas a nova lista de <text:soft-page-break/>correo (ou canal de IRC, ou o que for), e por outra invistes o tempo que for necesario para dun xeito educado ires instando a xente a <text:span text:style-name="T11">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3"/>
      <text:p text:style-name="P23">A estratexia (2) é un proceso en curso, permanecendo en proceso durante toda a vida do proxecto e envolvendo moitos participantes. Por suposto, trátase en parte da recorrente cuestión de manter documentación actualizada (bótalle unha ollada a sección “<text:span text:style-name="T11">Documentación</text:span>” no <text:span text:style-name="T11">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3"/>
      <text:h text:style-name="P136" text:outline-level="3">Uso <text:span text:style-name="T127">intensivo</text:span> dos arquivos</text:h>
      <text:p text:style-name="P23"/>
      <text:p text:style-name="P23">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3"/>
      <text:p text:style-name="P23">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3"/>
      <text:p text:style-name="P23">Porén, hai veces nas que duplicares a información si que ten sentido. Por exemplo, imaxina que existe unha resposta nos arquivos, non fornecida por ti, dicindo:</text:p>
      <text:p text:style-name="P23"/>
      <text:p text:style-name="P57">Parece que os índices do teu servidor Dharma están bloqueados.</text:p>
      <text:p text:style-name="P57">Para desbloquealos, executa os seguintes comandos:</text:p>
      <text:p text:style-name="P57"/>
      <text:p text:style-name="P57">1. Apaga o servidor Dharma</text:p>
      <text:p text:style-name="P57">2. Executa a aplicación 'deslocke' incluída no servidor Dharma</text:p>
      <text:p text:style-name="P57">3. Acende o servidor</text:p>
      <text:p text:style-name="P23"/>
      <text:p text:style-name="P23">Entón, meses despois, ves outra mensaxe indicando que os índices de alguén sufriron un bloqueo. Fas unha procura nos arquivos e atopas a resposta anterior, mais decátaste de que na mesma non están <text:soft-page-break/>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3"/>
      <text:p text:style-name="P56">Parece que os índices do teu servidor Dharma están bloqueados. Xa</text:p>
      <text:p text:style-name="P56">vimos ese problema o xullo pasado, e D. Hume enviou unha solución,</text:p>
      <text:p text:style-name="P56">que se pode ver en http://ghandalf-loves-lost.org/servidoresDharma</text:p>
      <text:p text:style-name="P56">A continuación, expoñemos unha descrición máis completa sobre</text:p>
      <text:p text:style-name="P56">como desbloqueares os teus índices, baseada nas instrucións de D. Hume,</text:p>
      <text:p text:style-name="P56">mais ampliándoas un chisco:</text:p>
      <text:p text:style-name="P56"/>
      <text:p text:style-name="P56">1. Apaga o servidor Dharma</text:p>
      <text:p text:style-name="P56">2. Rexístrate como usuario co que o servidor Dharma se executa habitualmente</text:p>
      <text:p text:style-name="P56">3. Como ese usuario, executa a aplicación 'deslocke' sobre os índices</text:p>
      <text:p text:style-name="P56">4. Arrinca manualmente o servidor Dharma para testares se os índices funcionan</text:p>
      <text:p text:style-name="P56">5. Reinicia o servidor</text:p>
      <text:p text:style-name="P23"/>
      <text:p text:style-name="P23">(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23"/>
      <text:p text:style-name="P23">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3"/>
      <text:h text:style-name="P78" text:outline-level="4">Trata todos os recursos como arquivos</text:h>
      <text:p text:style-name="P23"/>
      <text:p text:style-name="P23">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3"/>
      <text:p text:style-name="P23">Como emprega a xente unha FAQ?</text:p>
      <text:p text:style-name="P23"/>
      <text:list xml:id="list1127358299" text:style-name="L32">
        <text:list-item>
          <text:p text:style-name="P106">Pesquisan palabras e frases específicas.</text:p>
        </text:list-item>
        <text:list-item>
          <text:p text:style-name="P106">Queren poder navegala, gozando da información sen necesariamente buscar respostas a cuestións específicas.</text:p>
        </text:list-item>
        <text:list-item>
          <text:p text:style-name="P106"><text:soft-page-break/>Esperan que motores de procura como Google coñezan o contido da FAQ, de tal xeito que as procuras fornezan como resultado entradas na FAQ.</text:p>
        </text:list-item>
        <text:list-item>
          <text:p text:style-name="P106">Queren poder referirse directamente a outra xente en temas específicos na FAQ.</text:p>
        </text:list-item>
        <text:list-item>
          <text:p text:style-name="P106">Queren poder engadir novo material na FAQ, mais ten en conta que isto ocorre moito menos a miúdo que a procura de respostas -as FAQs son de lonxe moito máis lidas que escritas.</text:p>
        </text:list-item>
      </text:list>
      <text:p text:style-name="P23"/>
      <text:p text:style-name="P23">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1">named anchor</text:span>, indicando que se lle permite a xente chegar a calquera localización concreta na páxina. O punto 5 significa que os ficheiros fonte para a FAQ deberían estar dispoñibles dunha maneira axeitada (ver a sección “<text:span text:style-name="T11">Versionar todo</text:span>” no <text:span text:style-name="T11">Capítulo 3 Infraestrutura Técnica</text:span>), nun formato que sexa sinxelo de editar.</text:p>
      <text:h text:style-name="P80" text:outline-level="5">Named Anchors (áncoras nomeadas) e atributos ID</text:h>
      <text:p text:style-name="P47"/>
      <text:p text:style-name="P47">Hai dúas maneiras para lograr que un navegador salte a un sitio específico dentro dunha páxina web: áncoras con nome e atributos id.</text:p>
      <text:p text:style-name="P47"/>
      <text:p text:style-name="P47">Unha <text:span text:style-name="T11">áncora con nome</text:span> é simplemente un elemento HTML de áncora (&lt;a&gt;...&lt;a&gt;), mais cun atributo "name":</text:p>
      <text:p text:style-name="P47"/>
      <text:p text:style-name="P47"><text:tab/>&lt;a name="jack-shephard-label"&gt;...&lt;/a&gt;</text:p>
      <text:p text:style-name="P47"/>
      <text:p text:style-name="P47">Versións máis recentes de HTML soportan un <text:span text:style-name="T11">atributo id</text:span> xenérico, o cal pode achegarse conxuntamente con calquera elemento HTML, non só con &lt;a&gt;. Por exemplo:</text:p>
      <text:p text:style-name="P47"/>
      <text:p text:style-name="P47"><text:tab/>&lt;p id="hugo-reyes-label"&gt;...&lt;p&gt;</text:p>
      <text:p text:style-name="P47"/>
      <text:p text:style-name="P47">Ambos, tanto áncoras con nome como atributos id, empréganse do mesmo xeito. Un engade unha marca hash e etiquétaa a unha URL, para provocar que o navegador salte directo ao devandito punto da páxina:</text:p>
      <text:p text:style-name="P47"/>
      <text:p text:style-name="P47"><text:tab/>http://ghandalf-loves-lost.org/faq.html#david-faraday-label</text:p>
      <text:p text:style-name="P47"/>
      <text:p text:style-name="P47">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47"/>
      <text:p text:style-name="P47"><text:tab/>&lt;a name="sayid-label"&gt;&lt;/a&gt;</text:p>
      <text:p text:style-name="P47"/>
      <text:p text:style-name="P47">...aínda que normalmente haberá algún texto, como o título dunha sección.</text:p>
      <text:p text:style-name="P47"/>
      <text:p text:style-name="P47">En calquera lugar no que empregues unha áncora con nome, ou un atributo id, ou ambos, <text:soft-page-break/>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1">atributo título </text:span>ao mesmo elemento(s) ao que lle engadiches o "nome" e/ou o atributo "id", por exemplo:</text:p>
      <text:p text:style-name="P47"/>
      <text:p text:style-name="P47"><text:tab/>&lt;a name="kate-austen-label" title="#kate-austen-label"&gt;...&lt;/a&gt;</text:p>
      <text:p text:style-name="P47"/>
      <text:p text:style-name="P47">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3"/>
      <text:p text:style-name="P23">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1">Capítulo 8 Xestionando Voluntarios</text:span> analiza como repartir esta carga de mantemento entre varios voluntarios).</text:p>
      <text:p text:style-name="P23"/>
      <text:h text:style-name="P136" text:outline-level="3">Tradición na codificación</text:h>
      <text:p text:style-name="P23"/>
      <text:p text:style-name="P23">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3"/>
      <text:p text:style-name="P23">As tradicións que un proxecto vai acumulando atinxen sobre todo a como comunicar e preservar a información, estándares de codificación, e outras cuestións de índole técnica. Xa repasamos ambos tipos de estándares na sección “<text:span text:style-name="T11">Documentación de desenvolvemento</text:span>” no <text:span text:style-name="T11">Capítulo 2 Primeiros Pasos</text:span> e na sección “<text:span text:style-name="T11">Escribíndoo todo</text:span>” no <text:span text:style-name="T11">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3"/>
      <text:p text:style-name="P23">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1">adoita</text:span> como se estiveses cansado de repetilo. Ti e outros veteranos do proxecto teredes que repetírvolo entre vos a miúdo; este é un efecto colateral inevitable derivado da chegada de novos participantes.</text:p>
      <text:p text:style-name="P23"><text:soft-page-break/></text:p>
      <text:p text:style-name="P23">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3"/>
      <text:p text:style-name="P23">Deste xeito, o tópico e mailo tema do canal deberían dirixirse a xente que está a buscar por respostas técnicas sobre o software <text:span text:style-name="T11">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1">IRC Sistemas de conversa en tempo real</text:span>” no <text:span text:style-name="T11">Capítulo 3 Infraestrutura Técnica</text:span>):</text:p>
      <text:p text:style-name="P23"/>
      <text:p text:style-name="P56">Estás falando en #linuxhelp</text:p>
      <text:p text:style-name="P56"/>
      <text:p text:style-name="P56">O tema para #linuxhelp é: Por favor, LE</text:p>
      <text:p text:style-name="P56">http://www.catb.org/~esr/faqs/smart-questions.html &amp;amp;&amp;amp;</text:p>
      <text:p text:style-name="P56">http://www.tldp.org/docs.html#howto ANTES DE faceres preguntas | As normas</text:p>
      <text:p text:style-name="P56">do canal atópanse en http://www.nerdfest.org/lh_rules.html | Por favor, consulta</text:p>
      <text:p text:style-name="P56">http://kerneltrap.org/node/view/799 antes de preguntares sobre actualizacións á versión</text:p>
      <text:p text:style-name="P56">2.6.x do kernel | memory read possible: http://tinyurl.com/4s6mc -&amp;gt;</text:p>
      <text:p text:style-name="P56">update to 2.6.8.1 or 2.4.27 | hash algo disaster: http://tinyurl.com/6w8rf</text:p>
      <text:p text:style-name="P56">| reiser4 out</text:p>
      <text:p text:style-name="P56"/>
      <text:p text:style-name="P23">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3"/>
      <text:p text:style-name="P23">O formatado pode supor unha gran diferenza. Por exemplo, no proxecto Subversion, tivemos un éxito limitado empregando a técnica de filtraxe de erros descrita na sección “<text:span text:style-name="T11">Prefiltrado do sistema de notificación de erros</text:span>” no <text:span text:style-name="T11">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text:soft-page-break/>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3"/>
      <text:p text:style-name="P23">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3"/>
      <text:p text:style-name="P23">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1">Practicando a revisión de código fonte</text:span>” no <text:span text:style-name="T11">Capítulo 2 Primeiros Pasos</text:span>, deberían incluír revisións sobre a conformidade ou non conformidade da xente coas normas do proxecto, especialmente en relación coas convencións relativas ás comunicacións.</text:p>
      <text:p text:style-name="P23"/>
      <text:p text:style-name="P23">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3"/>
      <text:p text:style-name="P56">------------------------------------------------------------------------</text:p>
      <text:p text:style-name="P56">r12908 | dhume | 2010-05-24 08:05:06 -0600 (Mon, 24 May 2010) | 4 lines</text:p>
      <text:p text:style-name="P56"/>
      <text:p text:style-name="P56">Patch from James Ford (Sawyer) &lt;sawyer@ghandalf-loves-lost.org&gt;</text:p>
      <text:p text:style-name="P56"/>
      <text:p text:style-name="P56">* trunk/contrib/client-side/psvn/psvn.el:</text:p>
      <text:p text:style-name="P56"><text:s text:c="2"/>Fixed some typos from revision 12828.</text:p>
      <text:p text:style-name="P56">------------------------------------------------------------------------</text:p>
      <text:p text:style-name="P56"/>
      <text:p text:style-name="P23">...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3"/>
      <text:p text:style-name="P23">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1">Áncoras nomeadas e atributos ID</text:span>”), etc.</text:p>
      <text:p text:style-name="P23"><text:soft-page-break/></text:p>
      <text:p text:style-name="P23">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1">e</text:span> o cabezallo co <text:span text:style-name="T11">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3"/>
      <text:p text:style-name="P23">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3"/>
      <text:h text:style-name="P132" text:outline-level="2">Prohibidas as conversas no <text:s/>notificador de erros ( bug tracker)</text:h>
      <text:p text:style-name="P23"/>
      <text:p text:style-name="P23">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3"/>
      <text:p text:style-name="P23">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3"/>
      <text:p text:style-name="P23">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3"/>
      <text:p text:style-name="P23">Non hai unha resposta correcta, mais si que hai un principio xeral: se simplemente estiveres engadindo datos a unha incidencia, entón faino no notificador de erros, mais se estiveres comezando unha <text:span text:style-name="T11">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text:soft-page-break/>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3"/>
      <text:p text:style-name="P23">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3"/>
      <text:p text:style-name="P23">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3"/>
      <text:p text:style-name="P23">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3"/>
      <text:p text:style-name="P23">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3"/>
      <text:p text:style-name="P23">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3"/>
      <text:h text:style-name="P132" text:outline-level="2">Publicidade</text:h>
      <text:p text:style-name="P23"/>
      <text:p text:style-name="P23">No software libre existe unha barreira case inexistente entre as discusións puramente internas e mailas <text:soft-page-break/>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3"/>
      <text:p text:style-name="P23">Para grandes anuncios, adóitanse empregar catro ou cinco canais principais de distribución, nos cales os devanditos anuncios deberían facerse o máis simultaneamente posible:</text:p>
      <text:p text:style-name="P23"/>
      <text:list xml:id="list2074163647" text:style-name="L33">
        <text:list-item>
          <text:p text:style-name="P107">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07">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list-item>
        <text:list-item>
          <text:p text:style-name="P107">Se o teu proxecto conta cun feed RSS (bótalle unha ollada á sección “<text:span text:style-name="T11">Feeds RSS</text:span>”), asegúrate que o anuncio tamén se publique nel. Isto debería facerse automaticamente cando creas a nota de prensa, dependendo de como teñas configuradas as cousas no teu sitio web.</text:p>
        </text:list-item>
        <text:list-item>
          <text:p text:style-name="P107">Se o anuncio trata sobre o lanzamento dunha nova versión do software, entón actualiza a entrada do teu proxecto en <text:a xlink:type="simple" xlink:href="http://freshmeat.net/">http://freshmeat.net</text:a> (ver a sección “<text:span text:style-name="T11">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07">Envía un correo á lista de correo de anuncios do teu proxecto. O nome desta lista debería ser "announce", é dicir, <text:span text:style-name="T11">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1">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1">announce</text:span> sempre debe estar moderada.</text:p>
        </text:list-item>
      </text:list>
      <text:p text:style-name="P23"/>
      <text:p text:style-name="P23">Tenta facer os anuncios en todos estes lugares ao mesmo tempo, o máis proximamente posible. A xente pode obter unha sensación de confusión se ven un anuncio na lista de correo mais non o ven reflectido <text:soft-page-break/>na páxina web do proxecto ou na súa área de notas de prensa. Se acumulares todas as fontes (emails, edición da páxina web, etc) e lanzares todo ao mesmo tempo, entón seguramente acadarás un nivel de incoherencia moi baixo.</text:p>
      <text:p text:style-name="P23"/>
      <text:p text:style-name="P23">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3"/>
      <text:p text:style-name="P23">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3"/>
      <text:p text:style-name="P48">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23"/>
      <text:p text:style-name="P48">Outras novas funcionalidades inclúen:... Para alén diso tamén vai haber varias correccións de erros, incluíndo:... </text:p>
      <text:p text:style-name="P23"/>
      <text:p text:style-name="P23">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3"/>
      <text:h text:style-name="P136" text:outline-level="3">Anunciando vulnerabilidades de seguridade</text:h>
      <text:p text:style-name="P23"/>
      <text:p text:style-name="P23">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3"/>
      <text:p text:style-name="P23">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1">commit</text:span> dunha solución pode anunciar a existencia do erro (hai potencias <text:soft-page-break/>atacantes que vixían dun xeito sistemático os rexistros públicos de <text:span text:style-name="T11">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3"/>
      <text:list xml:id="list342978112" text:style-name="L34">
        <text:list-item>
          <text:p text:style-name="P108">Non falar publicamente sobre o erro ata que houber unha solución dispoñible; nese momento fornecer a solución exactamente no mesmo momento no que anuncias o erro.</text:p>
        </text:list-item>
        <text:list-item>
          <text:p text:style-name="P108">Acadar a solución o máis axiña que poidas;especialmente se alguén externo ao proxecto foi quen informou do erro, porque entón xa sabes que existe polo menos unha persoa allea ao proxecto que podería explotar a vulnerabilidade.</text:p>
        </text:list-item>
      </text:list>
      <text:p text:style-name="P23"/>
      <text:p text:style-name="P23">Na práctica, estes principios lévannos a unha serie estandarizada de pasos, os cales se describen nas seguintes seccións.</text:p>
      <text:p text:style-name="P23"/>
      <text:h text:style-name="P78" text:outline-level="4">Recibir o informe</text:h>
      <text:p text:style-name="P23"/>
      <text:p text:style-name="P23">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 -só os desenvolvedores de confianza e con longa participación no proxecto poden estar nesta lista. Se precisares unha definición formal de "confianza", podes empregar "todo aquel que teña privilexios de <text:span text:style-name="T11">commit</text:span> desde hai dous anos ou máis" ou algo semellante, para evitares favoritismos. Este é o grupo que vai manexar os erros de seguridade.</text:p>
      <text:p text:style-name="P23"/>
      <text:p text:style-name="P23">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1">Enderezo oculto en ficheiros</text:span>” no <text:span text:style-name="T11">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3"/>
      <text:h text:style-name="P78" text:outline-level="4">Desenvolve silenciosamente a solución ao erro</text:h>
      <text:p text:style-name="P23"/>
      <text:p text:style-name="P23">Entón, que fai a lista de seguridade cando recibe un informe? A primeira tarefa é avaliar a severidade do problema e maila súa urxencia:</text:p>
      <text:p text:style-name="P23"/>
      <text:list xml:id="list1436768811" text:style-name="L35">
        <text:list-item>
          <text:p text:style-name="P109">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09">Como de fácil é explotar a vulnerabilidade? Pode realizarse o ataque con <text:span text:style-name="T11">scripts</text:span>, ou require coñecemento circunstancial, suposicións e sorte?</text:p>
        </text:list-item>
        <text:list-item>
          <text:p text:style-name="P109"><text:soft-page-break/><text:span text:style-name="T11">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1">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3"/>
      <text:p text:style-name="P23">Ten en conta que a diferenza sobre a que estamos falando é con frecuencia un estreito rango entre <text:span text:style-name="T11">urxente</text:span> e <text:span text:style-name="T11">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3"/>
      <text:p text:style-name="P23">O exemplo <text:span text:style-name="T11">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3"/>
      <text:p text:style-name="P23">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3"/>
      <text:p text:style-name="P23">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3"/>
      <text:p text:style-name="P23">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text:soft-page-break/>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3"/>
      <text:h text:style-name="P78" text:outline-level="4">Números CAN/CVE</text:h>
      <text:p text:style-name="P23"/>
      <text:p text:style-name="P23">Pode que teñas visto un <text:span text:style-name="T11">número CAN</text:span> ou un <text:span text:style-name="T11">número CVE</text:span> asociados con problemas de seguridade. Estes números preséntanse habitualmente do xeito "CAN-2004-0397" ou "CVE-2002-0092", por exemplo.</text:p>
      <text:p text:style-name="P23"/>
      <text:p text:style-name="P23">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 -o prefixo "CAN" simplemente substitúese por "CVE".</text:p>
      <text:p text:style-name="P23"/>
      <text:p text:style-name="P23">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3"/>
      <text:p text:style-name="P23">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1">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3"/>
      <text:p text:style-name="P23"><text:soft-page-break/>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3"/>
      <text:p text:style-name="P23">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3"/>
      <text:h text:style-name="P78" text:outline-level="4">Pre-notificación</text:h>
      <text:p text:style-name="P23"/>
      <text:p text:style-name="P23">Unha vez que o teu equipo de resposta ante problemas de seguridade (isto é, aqueles desenvolvedores incluídos na lista de correo de seguridade ou involucrados na resolución dun informe concreto) tiver a solución lista, debes decidir como distribuíla.</text:p>
      <text:p text:style-name="P23"/>
      <text:p text:style-name="P23">Se simplemente fas commit da solución no teu repositorio, ou se pola contra llo anuncias ao mundo, estás forzando calquera que usar o teu software a actualizarse inmediatamente baixo o risco de ser hackeado. Ás veces o máis axeitado, en liña co anterior, é levar a cabo unha <text:span text:style-name="T11">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1">exploit</text:span> da vulnerabilidade sexa publicamente coñecido.</text:p>
      <text:p text:style-name="P23"/>
      <text:p text:style-name="P23">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1">e</text:span> o receptor debe ser recoñecido como alguén que non se vaia da lingua antes da publicación da vulnerabilidade.</text:p>
      <text:p text:style-name="P23"/>
      <text:p text:style-name="P23">Envía cada correo electrónico de pre-notificación individualmente (un de cada vez) a cada receptor. <text:span text:style-name="T11">Non</text:span> llo envíes á lista enteira de destinatarios dunha tacada, dado que nese caso verían o nome do resto de destinatarios -dando a entender que esencialmente están alertando cada receptor do feito de que <text:span text:style-name="T11">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3"/>
      <text:p text:style-name="P23">Aquí vai unha mostra de correo electrónico de pre-notificación:</text:p>
      <text:p text:style-name="P23"/>
      <text:p text:style-name="P48">De: Aquí vai o teu nome</text:p>
      <text:p text:style-name="P48">Para: admin@chachi-famoso-servidor.com</text:p>
      <text:p text:style-name="P48">Responder a: Aquí vai o teu nome (e non o enderezo da lista de seguridade)</text:p>
      <text:p text:style-name="P48">Asunto: Notificación Confidencial de vulnerabilidade en Ghandalf.</text:p>
      <text:p text:style-name="P48"><text:soft-page-break/></text:p>
      <text:p text:style-name="P48"/>
      <text:p text:style-name="P48">Este correo electrónico é unha pre-notificación confidencial dunha alerta de </text:p>
      <text:p text:style-name="P48">seguridade no servidor Ghandalf.</text:p>
      <text:p text:style-name="P48"/>
      <text:p text:style-name="P48">Por favor *non reenvíes* ningunha parte deste correo a ninguén.. <text:s/>O anuncio público </text:p>
      <text:p text:style-name="P48">non se vai facer ata o 23 de xaneiro, e gustaríanos manter a información oculta</text:p>
      <text:p text:style-name="P48">ata esa data.</text:p>
      <text:p text:style-name="P48"/>
      <text:p text:style-name="P48">Recibiches este correo porque (pensamos que) empregas un servidor Ghandalf,</text:p>
      <text:p text:style-name="P48">e queremos que o remendes antes de que o burato de seguridade se faga público o</text:p>
      <text:p text:style-name="P48">o vindeiro 23 de xaneiro.</text:p>
      <text:p text:style-name="P48"/>
      <text:p text:style-name="P48">Referencias:</text:p>
      <text:p text:style-name="P48">===========</text:p>
      <text:p text:style-name="P48"/>
      <text:p text:style-name="P48"><text:s text:c="3"/>CAN-2004-1771: Stack overflow de Ghandalf baixo consultas de Balrogs</text:p>
      <text:p text:style-name="P48"/>
      <text:p text:style-name="P48">Vulnerabilidade:</text:p>
      <text:p text:style-name="P48">==============</text:p>
      <text:p text:style-name="P48"/>
      <text:p text:style-name="P48"><text:s text:c="3"/>O servidor pode executar comandos arbitrarios se o 'locale' do </text:p>
      <text:p text:style-name="P48"><text:s text:c="3"/>servidor está mal configurado e o cliente envía consultas mal formadas.</text:p>
      <text:p text:style-name="P48"/>
      <text:p text:style-name="P48">Severidade:</text:p>
      <text:p text:style-name="P48">=========</text:p>
      <text:p text:style-name="P48"/>
      <text:p text:style-name="P48"><text:s text:c="3"/>Moi severa, pode involucrar execución de código arbitrario no servidor.</text:p>
      <text:p text:style-name="P48"/>
      <text:p text:style-name="P48">Rodeos:</text:p>
      <text:p text:style-name="P48">============</text:p>
      <text:p text:style-name="P48"/>
      <text:p text:style-name="P48"><text:s text:c="3"/>Establecer a opción de "procesado-de-linguaxe-natural" a 'apagado'</text:p>
      <text:p text:style-name="P48"><text:s text:c="3"/>no ficheiro ghandalf.conf péchalle a porta a esta vulnerabilidade.</text:p>
      <text:p text:style-name="P48"/>
      <text:p text:style-name="P48">parche:</text:p>
      <text:p text:style-name="P48">======</text:p>
      <text:p text:style-name="P48"/>
      <text:p text:style-name="P48"><text:s text:c="3"/>O parche que se fornece a continuación pode empregarse en Ghandalf 3.0,</text:p>
      <text:p text:style-name="P48"><text:s text:c="3"/>3.1, e 3.2.</text:p>
      <text:p text:style-name="P48"/>
      <text:p text:style-name="P48"><text:s text:c="3"/>Unha nova versión pública (Ghandalf 3.2.1) vai ser lanzada xusto despois</text:p>
      <text:p text:style-name="P48"><text:s text:c="3"/>do 23 de xaneiro, para que estea dispoñible ao mesmo tempo que a</text:p>
      <text:p text:style-name="P48"><text:s text:c="3"/>vulnerabilidade se fai pública. <text:s text:c="2"/>Podes remendar agora, ou esperar pola</text:p>
      <text:p text:style-name="P48"><text:s text:c="3"/>publicación. <text:s/>A única diferenza entre Ghandalf 3.2 e Ghandalf 3.2.1 vai ser</text:p>
      <text:p text:style-name="P48"><text:s text:c="3"/>este parche.</text:p>
      <text:p text:style-name="P48"/>
      <text:p text:style-name="P48">[...O parche anéxase aquí...]</text:p>
      <text:p text:style-name="P48"/>
      <text:p text:style-name="P23"><text:soft-page-break/>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3"/>
      <text:h text:style-name="P78" text:outline-level="4">Distribúe publicamente a solución</text:h>
      <text:p text:style-name="P23"/>
      <text:p text:style-name="P23">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na sección “<text:span text:style-name="T11">Releases de seguridade</text:span>” do <text:span text:style-name="T11">Capítulo 7 Empaquetado, versionado e desenvolvemento diario</text:span>)</text:p>
      <text:p text:style-name="P23"/>
      <text:p text:style-name="P23">Tanto se a solución publicada ao erro de seguridade leva aparellada unha nova versión do software, como se non, fai o anuncio coa mesma intensidade coa que farías a publicación dunha nova versión: envía un correo electrónico á lista <text:span text:style-name="T11">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1">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3"/>
      <text:p text:style-name="P23">En xeral, se non estiveres seguro de como tratar un problema de seguridade, atopa a alguén con experiencia e cóntallo. Avaliar e xestionar vulnerabilidades é unha destreza que se vai adquirindo, e é habitual cometer erros as primeiras veces.</text:p>
      <text:p text:style-name="Standard"/>
      <text:h text:style-name="P130" text:outline-level="1"><text:span text:style-name="T130">Capítulo 7. </text:span>Empacotamento, liberación e dia a dia no desenvolvemento </text:h>
      <text:p text:style-name="P17"/>
      <text:p text:style-name="P17">Este capítulo trata sobre como os proxectos de software libre empacotan e liberan o seu software e de <text:soft-page-break/>como os padróns de desenvolvemento globais se organizan en torno a eses obxectivos. </text:p>
      <text:p text:style-name="P17"/>
      <text:p text:style-name="P17">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1">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7"/>
      <text:p text:style-name="P17">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7"/>
      <text:p text:style-name="P17">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17"/>
      <text:p text:style-name="P17">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7"/>
      <text:h text:style-name="P132" text:outline-level="2">Numeración de versións </text:h>
      <text:p text:style-name="P17"/>
      <text:p text:style-name="P17"><text:soft-page-break/>Antes de falarmos sobre como facer unha versión, imos ver como nomear as versións, o cal require coñecer o que as versións queren dicir para os usuarios. Unha versión quere dicir que: </text:p>
      <text:p text:style-name="P17"/>
      <text:list xml:id="list1511402178" text:style-name="L36">
        <text:list-item>
          <text:p text:style-name="P110">Vellos erros foron resoltos. Isto é probablemente unha das cousas que os usuarios esperan en cada versión. </text:p>
        </text:list-item>
        <text:list-item>
          <text:p text:style-name="P110">Novos erros foron engadidos. Con isto sóese contar tamén, excepto algunhas veces no caso de versións de seguridade ou outras que só saen unha vez (ver a sección “security-releases" máis adiante neste capítulo). </text:p>
        </text:list-item>
        <text:list-item>
          <text:p text:style-name="P110">Novas funcionalidades puideron ser engadidas. </text:p>
        </text:list-item>
        <text:list-item>
          <text:p text:style-name="P110">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110">Mudanzas incompatibles poden ser introducidas, por exemplo o formato dos datos usados por versións anteriores do software xa non son usables sen ningún tipo de conversión (posiblemente manual). </text:p>
        </text:list-item>
      </text:list>
      <text:p text:style-name="P17"/>
      <text:p text:style-name="P17">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7"/>
      <text:p text:style-name="P17">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7"/>
      <text:p text:style-name="P17">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1">ser coherente</text:span>. Escoller un esquema numérico, documentalo e mantelo. Os usuarios agradecerano. </text:p>
      <text:p text:style-name="P17"/>
      <text:h text:style-name="P136" text:outline-level="3">Compoñentes numéricos da versión </text:h>
      <text:p text:style-name="P17"/>
      <text:p text:style-name="P17">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17"/>
      <text:p text:style-name="P17">A numeración de versións son grupos de díxitos separados por puntos: </text:p>
      <text:p text:style-name="P17"/>
      <text:p text:style-name="P17">Scanley 2.3 </text:p>
      <text:p text:style-name="P17">Singer 5.11.4 </text:p>
      <text:p text:style-name="P17"/>
      <text:p text:style-name="P17">...etc. Os puntos <text:span text:style-name="T11">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text:soft-page-break/>número de compoñentes (porción de díxitos que non conteñen puntos), mais a maioría dos proxectos non teñen máis de tres ou catro. A razón é para que sexan máis comprensibles. </text:p>
      <text:p text:style-name="P17"/>
      <text:p text:style-name="P17">Ademais dos compoñentes numéricos, os proxectos ás veces engaden unha etiqueta descritiva como "Alpha" ou "Beta" (ver "alpha-e-beta"), por exemplo: </text:p>
      <text:p text:style-name="P17"/>
      <text:p text:style-name="P17">Scanley 2.3.0 (Alpha) </text:p>
      <text:p text:style-name="P17">Singer 5.11.4 (Beta) </text:p>
      <text:p text:style-name="P17"/>
      <text:p text:style-name="P17">Unha cualificación Alpha ou Beta quere dicir que esta versión <text:span text:style-name="T11">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17"/>
      <text:p text:style-name="P17">Scanley 2.3.0 (Alpha 1) </text:p>
      <text:p text:style-name="P17">Scanley 2.3.0 (Alpha 2) </text:p>
      <text:p text:style-name="P17">Scanley 2.3.0 (Beta 1) </text:p>
      <text:p text:style-name="P17">Scanley 2.3.0 (Beta 2) </text:p>
      <text:p text:style-name="P17">Scanley 2.3.0 (Beta 3) </text:p>
      <text:p text:style-name="P17">Scanley 2.3.0 </text:p>
      <text:p text:style-name="P17"/>
      <text:p text:style-name="P17">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17"/>
      <text:p text:style-name="P17">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17"/>
      <text:p text:style-name="P17">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7"/>
      <text:p text:style-name="P17">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17"/>
      <text:p text:style-name="P17">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1">maior</text:span>, o segundo e o número <text:span text:style-name="T11">menor</text:span>, e o terceiro é o número <text:span text:style-name="T11">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1">e</text:span> o número maior. Isto é, "2.4.0" e "3.4.1" non están na mesma serie menor, embora compartan o "4" como número menor; por <text:soft-page-break/>outra banda, "2.4.0" e "2.4.2" están na mesma liña menor, pensando que non son adxacentes se a "2.4.1" foi lanzada entre elas. </text:p>
      <text:p text:style-name="P17"/>
      <text:p text:style-name="P17">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1">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1">número de</text:span> <text:span text:style-name="T11">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7"/>
      <text:p text:style-name="P17">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17"/>
      <text:h text:style-name="P136" text:outline-level="3">A estratexia simple </text:h>
      <text:p text:style-name="P17"/>
      <text:p text:style-name="P17">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129">versionamento</text:span></text:a><text:span text:style-name="T129"> </text:span>(http://apr.apache.org/versioning.html). </text:p>
      <text:p text:style-name="P17"/>
      <text:p text:style-name="P17">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7"><text:s/></text:p>
      <text:p text:style-name="P17">Mudanzas no número menor (isto é, dentro da mesma liña maior) deben ser compatibles cara a atrás, mais non necesariamente cara a adiante. É normal introducir novas funcionalidades nunha versión menor, mais xeralmente non moitas ao mesmo tempo. </text:p>
      <text:p text:style-name="P17"/>
      <text:p text:style-name="P17">Mudanzas no número maior marcan unha fronteira na compatibilidade. Unha versión maior pode ser incompatible cara a adiante e cara a atrás. Dunha versión maior espérase que teña novas funcionalidades, e pode mesmo ter un novo xogo de funcionalidades. </text:p>
      <text:p text:style-name="P17"/>
      <text:p text:style-name="P17">O que quere dicir ser <text:span text:style-name="T11">compatible cara a atrás</text:span> e <text:span text:style-name="T11">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1">novas</text:span> funcionalidades <text:soft-page-break/>dispoñibles para ese cliente, funcionalidades das que os clientes 2.5.4 no saben como tirar partido. Se isto suceder, entón a actualización <text:span text:style-name="T11">non</text:span> é "compatible cara a adiante": claramente ti non podes agora desactualizar o cliente de novo á 2.5.4 e manter toda a funcionalidade que tiña coa 2.6.9, xa que algunhas desas funcionalidades eran novas na 2.6.0. </text:p>
      <text:p text:style-name="P17"/>
      <text:p text:style-name="P17">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7"/>
      <text:p text:style-name="P17">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17"/>
      <text:p text:style-name="P17">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7"/>
      <text:p text:style-name="P17">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17"/>
      <text:p text:style-name="P17">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7"/>
      <text:h text:style-name="P136" text:outline-level="3"><text:soft-page-break/>A estratexia par/impar </text:h>
      <text:p text:style-name="P17"/>
      <text:p text:style-name="P17">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7"/>
      <text:p text:style-name="P17">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7"/>
      <text:p text:style-name="P17">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17"/>
      <text:h text:style-name="P132" text:outline-level="2">Ramas de versións </text:h>
      <text:p text:style-name="P17"><text:s/></text:p>
      <text:p text:style-name="P17">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7"/>
      <text:p text:style-name="P17">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text:span text:style-name="T11">ese</text:span> debate rematase tamén. Este proceso pode non ter fin. </text:p>
      <text:p text:style-name="P17"/>
      <text:p text:style-name="P17"/>
      <text:p text:style-name="P17"><text:soft-page-break/>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7"/>
      <text:p text:style-name="P17">A solución a estes problemas é empregar sempre unha <text:span text:style-name="T11">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17"/>
      <text:p text:style-name="P17">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1">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7"/>
      <text:h text:style-name="P136" text:outline-level="3">Mecanismos das ramas para as versións </text:h>
      <text:p text:style-name="P17"/>
      <text:p text:style-name="P17">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17"/>
      <text:p text:style-name="P33">$ cd trunk-working-copy </text:p>
      <text:p text:style-name="P33">$ cvs tag -b RELEASE_1_0_X </text:p>
      <text:p text:style-name="P33"/>
      <text:p text:style-name="P17">ou en Subversion, así: </text:p>
      <text:p text:style-name="P17"/>
      <text:p text:style-name="P33">$ svn copy http://.../repos/trunk http://.../repos/branches/1.0.x </text:p>
      <text:p text:style-name="P17"/>
      <text:p text:style-name="P17">(Todos estes exemplos asumen un sistema de numeración das versións de tres compoñentes. Embora non poida mostrar os comandos exactos para cada sistema de control de versións, darei exemplos en <text:soft-page-break/>CVS e Subversion e espero que os correspondentes comandos en outros sistemas poidan ser deducidos destes dous. </text:p>
      <text:p text:style-name="P17"/>
      <text:p text:style-name="P17">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17"/>
      <text:p text:style-name="P33">$ cd RELEASE_1_0_X-working-copy </text:p>
      <text:p text:style-name="P33">$ cvs tag RELEASE_1_0_0 </text:p>
      <text:p text:style-name="P33"/>
      <text:p text:style-name="P17">ou </text:p>
      <text:p text:style-name="P17"/>
      <text:p text:style-name="P33">$ svn copy http://.../repos/branches/1.0.x http://.../repos/tags/1.0.0 </text:p>
      <text:p text:style-name="P17"/>
      <text:p text:style-name="P17">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17"/>
      <text:p text:style-name="P33">$ cd trunk-working-copy </text:p>
      <text:p text:style-name="P33">$ cvs tag -b RELEASE_1_1_X </text:p>
      <text:p text:style-name="P33"><text:s/></text:p>
      <text:p text:style-name="P33">$ svn copy http://.../repos/trunk http://.../repos/branches/1.1.x </text:p>
      <text:p text:style-name="P33"/>
      <text:p text:style-name="P17">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7"/>
      <text:p text:style-name="P17">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17"/>
      <text:h text:style-name="P132" text:outline-level="2">Estabilizando unha versión </text:h>
      <text:p text:style-name="P17"/>
      <text:p text:style-name="P17"><text:span text:style-name="T11">Estabilización </text:span>é o proceso de poñer a rama da nova versión nun estado axeitado para sacala; isto é, decidir que mudanzas irán na versión, cales non, e darlle forma ao contido da rama. </text:p>
      <text:p text:style-name="P17"/>
      <text:p text:style-name="P17">Hai unha chea de dor potencial contida nesa palabra, "decidir". As funcionalidades de último minuto son un fenómeno familiar en proxectos colaborativos de software: tan pronto como os desenvolvedores <text:soft-page-break/>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7"/>
      <text:p text:style-name="P17">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7"/>
      <text:p text:style-name="P17">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7"/>
      <text:h text:style-name="P136" text:outline-level="3">Réxime ditatorial do mantedor </text:h>
      <text:p text:style-name="P17"/>
      <text:p text:style-name="P17">O grupo está de acordo con permitir unha persoa ser o <text:span text:style-name="T11">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7"/>
      <text:p text:style-name="P17">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p>
      <text:p text:style-name="P17"/>
      <text:p text:style-name="P17">Nótese que o propietario da versión non ten por que ser a mesma persoa que o líder do proxecto (en <text:soft-page-break/>casos onde non hai líder do proxecto; ver “Dictador benovolente" no capítulo 4, Infraestrutura Social). De feito, algunhas veces é bo asegurarse que eles <text:span text:style-name="T11">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7"/>
      <text:p text:style-name="P17">Contrasta o rol do propietario da versión co de menos ditatorial descrito en “Manager das versións” mais adiante neste capítulo. </text:p>
      <text:p text:style-name="P17"/>
      <text:h text:style-name="P136" text:outline-level="3">Mudar o voto </text:h>
      <text:p text:style-name="P17"/>
      <text:p text:style-name="P17">No extremo oposto da ditadura do propietario da versión, os desenvolvedores poden simplemente votar que mudanzas incluír na versión. Sen embargo, xa que a función máis importante da estabilización da versión é <text:span text:style-name="T11">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7"/>
      <text:p text:style-name="P17">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7"/>
      <text:p text:style-name="P17">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p>
      <text:p text:style-name="P17"/>
      <text:h text:style-name="P78" text:outline-level="4"><text:soft-page-break/>Manexando a estabilización das versións de xeito colaborativo </text:h>
      <text:p text:style-name="P17"/>
      <text:p text:style-name="P17">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17"/>
      <text:p text:style-name="P33">* r2401 (issue #49) </text:p>
      <text:p text:style-name="P33"><text:s text:c="2"/>Prevent client/server handshake from happening twice. </text:p>
      <text:p text:style-name="P33"><text:s text:c="2"/>Justification: </text:p>
      <text:p text:style-name="P33"><text:s text:c="4"/>Avoids extra network turnaround; small change and easy to review. </text:p>
      <text:p text:style-name="P33"><text:s text:c="2"/>Notes: </text:p>
      <text:p text:style-name="P33"><text:s text:c="4"/>This was discussed in http://.../mailing-lists/message-7777.html </text:p>
      <text:p text:style-name="P33"><text:s text:c="4"/>and other messages in that thread. </text:p>
      <text:p text:style-name="P33"><text:s text:c="2"/>Votes: </text:p>
      <text:p text:style-name="P33"><text:s text:c="4"/>+1: jsmith, kimf </text:p>
      <text:p text:style-name="P33"><text:s text:c="4"/>-1: tmartin (breaks compatibility with some pre-1.0 servers; </text:p>
      <text:p text:style-name="P33"><text:s text:c="17"/>admittedly, those servers are buggy, but why be </text:p>
      <text:p text:style-name="P33"><text:s text:c="17"/>incompatible if we don't have to?) </text:p>
      <text:p text:style-name="P33"/>
      <text:p text:style-name="P17">Neste caso, a mudanza adquiriu dous votos positivos, mais foi vetada por tmartin, quen deu a razón 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7"/>
      <text:p text:style-name="P17">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17"/>
      <text:p text:style-name="P33">* r13222, r13223, r13232 </text:p>
      <text:p text:style-name="P33"><text:s text:c="2"/>Rewrite libsvn_fs_fs's auto-merge algorithm </text:p>
      <text:p text:style-name="P33"><text:s text:c="2"/>Justification: </text:p>
      <text:p text:style-name="P33"><text:s text:c="4"/>unacceptable performance (&gt;50 minutes for a small commit) in </text:p>
      <text:p text:style-name="P33"><text:s text:c="4"/>a repository with 300,000 revisions </text:p>
      <text:p text:style-name="P33"><text:s text:c="2"/>Branch: </text:p>
      <text:p text:style-name="P33"><text:s text:c="4"/>1.1.x-r13222@13517 </text:p>
      <text:p text:style-name="P33"><text:s text:c="2"/>Votes: </text:p>
      <text:p text:style-name="P33"><text:s text:c="4"/>+1: epg, ghudson </text:p>
      <text:p text:style-name="P33"/>
      <text:p text:style-name="P17">Ese exemplo está tomado da vida real, vén do ficheiro <text:span text:style-name="T11">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text:soft-page-break/>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17"/>
      <text:h text:style-name="P78" text:outline-level="4">Manager das versións </text:h>
      <text:p text:style-name="P17"/>
      <text:p text:style-name="P17">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17"/>
      <text:p text:style-name="P17">Porén, embora ámbolos dous, votación e fusionado, sucedan de forma descentralizada, na práctica normalmente hai unha ou dúas persoas conducindo o proceso de lanzamento da nova versión. Este rol e as veces bautizado como <text:span text:style-name="T11">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17"/>
      <text:h text:style-name="P132" text:outline-level="2">Empacotamento </text:h>
      <text:p text:style-name="P17"/>
      <text:p text:style-name="P17">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17"/>
      <text:p text:style-name="P17">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7"/>
      <text:h text:style-name="P136" text:outline-level="3"><text:soft-page-break/>Formato </text:h>
      <text:p text:style-name="P17"/>
      <text:p text:style-name="P17">O código fonte debería entregarse en formatos estándar para distribuír a árbore de directorios. Para Unix e sistemas operativos de tipo Unix, a convención é empregar o formato TAE, comprimido con <text:span text:style-name="T128">compress</text:span>, <text:span text:style-name="T128">gzip</text:span>, <text:span text:style-name="T128">bzip</text:span> ou <text:span text:style-name="T128">bzip2</text:span>. Para MS Windows, o método estándar para a distribución da árbore de directorios é o formato <text:span text:style-name="T11">zip</text:span>, o cal xa fai a compresión tamén, polo que non é necesario comprimir o ficheiro despois de crealo. </text:p>
      <text:p text:style-name="P17"/>
      <text:h text:style-name="P78" text:outline-level="4">Ficheiros TAR </text:h>
      <text:p text:style-name="P17"/>
      <text:p text:style-name="P17"><text:span text:style-name="T11">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1">tarballs</text:span>) é bastante sinxelo. Nalgúns sistemas, o comando <text:span text:style-name="T128">tar</text:span> pode producir ficheiros comprimidos por si mesmo; noutros, hai que empregar outro programa para comprimir. </text:p>
      <text:p text:style-name="P17"/>
      <text:h text:style-name="P136" text:outline-level="3">Nome e aspecto </text:h>
      <text:p text:style-name="P17"/>
      <text:p text:style-name="P17">O nome do pacote debería consistir no nome do software máis o número da versión, máis o formato de sufixos apropiado para o tipo de ficheiro. Por exemplo, Scanley 2.5.0, empacotado para Unix empregando GNU Zip (gzip) para comprimir, quedaría así: </text:p>
      <text:p text:style-name="P17"/>
      <text:p text:style-name="P17">scanley-2.5.0.tar.gz </text:p>
      <text:p text:style-name="P17"><text:s/></text:p>
      <text:p text:style-name="P17">ou para Windows usando compresión en zip: </text:p>
      <text:p text:style-name="P17"/>
      <text:p text:style-name="P17">scanley-2.5.0.zip </text:p>
      <text:p text:style-name="P17"/>
      <text:p text:style-name="P17">Algún destes ficheiros, cando son descomprimidos, deben crear unha nova árbore de directorios chamada <text:span text:style-name="T11">scanley-2.5.0</text:span> no directorio actual. Baixo o novo directorio, o código fonte debe estar preparado para a compilación (se a compilación for necesaria) e instalación. Na raíz do novo directorio, debería haber un ficheiro de texto plano <text:span text:style-name="T11">README</text:span> explicando o que fai o software e que versión é, e dar ligazóns a outros recursos, como a páxina web do proxecto, outros ficheiros interesantes, etc. Entre eses outros ficheiros debería haber un <text:span text:style-name="T11">INSTALL</text:span>, irmán do <text:span text:style-name="T11">README</text:span>, dando instrucións sobre como compilar e instalar o software para todos os sistemas operativos soportados. Como se mencionaba en “Como aplicar unha licenza ao teu código” no capítulo 2, “Primeiros pasos”, debería haber tamén un ficheiro <text:span text:style-name="T11">COPYING</text:span> coas cláusulas de distribución do software. </text:p>
      <text:p text:style-name="P17"/>
      <text:p text:style-name="P17">Debe haber tamén un ficheiro <text:span text:style-name="T11">CHANGES</text:span> (as veces chamado <text:span text:style-name="T11">NEWS</text:span>) coas novidades da versión. O ficheiro <text:span text:style-name="T11">CHANGES</text:span>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7"><text:soft-page-break/></text:p>
      <text:p text:style-name="P33">Version 2.5.0 </text:p>
      <text:p text:style-name="P33">(20 December 2004, from /branches/2.5.x) </text:p>
      <text:p text:style-name="P33">http://svn.scanley.org/repos/svn/tags/2.5.0/ </text:p>
      <text:p text:style-name="P33"/>
      <text:p text:style-name="P33"><text:s/>New features, enhancements: </text:p>
      <text:p text:style-name="P33"><text:s text:c="4"/>* Added regular expression queries (issue #53) </text:p>
      <text:p text:style-name="P33"><text:s text:c="4"/>* Added support for UTF-8 and UTF-16 documents </text:p>
      <text:p text:style-name="P33"><text:s text:c="4"/>* Documentation translated into Polish, Russian, Malagasy </text:p>
      <text:p text:style-name="P33"><text:s text:c="4"/>* ... </text:p>
      <text:p text:style-name="P33"/>
      <text:p text:style-name="P33"><text:s/>Bugfixes: </text:p>
      <text:p text:style-name="P33"><text:s text:c="4"/>* fixed reindexing bug (issue #945) </text:p>
      <text:p text:style-name="P33"><text:s text:c="4"/>* fixed some query bugs (issues #815, #1007, #1008) </text:p>
      <text:p text:style-name="P33"><text:s text:c="4"/>* ... </text:p>
      <text:p text:style-name="P33"/>
      <text:p text:style-name="P17">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17"/>
      <text:h text:style-name="P78" text:outline-level="4">CHANGES versus ChangeLog </text:h>
      <text:p text:style-name="P17"/>
      <text:p text:style-name="P17">Tradicionalmente, un ficheiro chamado <text:span text:style-name="T11">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7"/>
      <text:p text:style-name="P17">O ficheiro <text:span text:style-name="T11">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7"/>
      <text:p text:style-name="P17">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17"/>
      <text:p text:style-name="P17">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text:soft-page-break/>“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17"/>
      <text:p text:style-name="P17">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17"/>
      <text:p text:style-name="P17">scanley-2.5.0.tar.bz2 </text:p>
      <text:p text:style-name="P17">scanley-2.5.0.tar.gz </text:p>
      <text:p text:style-name="P17">scanley-2.5.0.zip </text:p>
      <text:p text:style-name="P17"/>
      <text:p text:style-name="P17">...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7"/>
      <text:h text:style-name="P78" text:outline-level="4">Maiúsculas ou minúsculas? </text:h>
      <text:p text:style-name="P17"/>
      <text:p text:style-name="P17">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1">Scanley-2.5.0.tar.gz </text:span>como <text:span text:style-name="T11">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7"/>
      <text:h text:style-name="P78" text:outline-level="4">Pre-versións </text:h>
      <text:p text:style-name="P17"/>
      <text:p text:style-name="P17">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17"/>
      <text:p text:style-name="P17">scanley-2.3.0-alpha1.tar.gz </text:p>
      <text:p text:style-name="P17">scanley-2.3.0-alpha2.tar.gz </text:p>
      <text:p text:style-name="P17">scanley-2.3.0-beta1.tar.gz </text:p>
      <text:p text:style-name="P17">scanley-2.3.0-beta2.tar.gz </text:p>
      <text:p text:style-name="P17">scanley-2.3.0-beta3.tar.gz </text:p>
      <text:p text:style-name="P17">scanley-2.3.0.tar.gz </text:p>
      <text:p text:style-name="P17"/>
      <text:p text:style-name="P17"><text:soft-page-break/>O primeiro desempacotaríase nun directorio chamado <text:span text:style-name="T11">scanley-2.3.0-alpha1</text:span>, o segundo dentro <text:span text:style-name="T11">scanley-2.3-0-alpha2</text:span>, etc. </text:p>
      <text:p text:style-name="P17"/>
      <text:h text:style-name="P136" text:outline-level="3">Compilación e instalación </text:h>
      <text:p text:style-name="P17"><text:s/></text:p>
      <text:p text:style-name="P17">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7"/>
      <text:p text:style-name="P33">$ ./configure </text:p>
      <text:p text:style-name="P33"><text:s text:c="3"/>$ make </text:p>
      <text:p text:style-name="P33"><text:s text:c="3"/># make install </text:p>
      <text:p text:style-name="P33"/>
      <text:p text:style-name="P17">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1">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17"/>
      <text:p text:style-name="P17">Este non é o único estándar, mais é un dos máis estendidos. O sistema de compilación <text:a xlink:type="simple" xlink:href="http://ant.apache.org/">Ant</text:a> (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128">perl Makefile.pl</text:span>). Se non é obvio para ti que estándar empregar no teu proxecto, pregunta a un desenvolvedor experimentado; podes asumir con seguridade que se aplica <text:span text:style-name="T11">algún</text:span> estándar, mesmo se non souberes cal é ao principio. </text:p>
      <text:p text:style-name="P17"/>
      <text:p text:style-name="P17">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1">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17"/>
      <text:p text:style-name="P17">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17"/>
      <text:p text:style-name="P17">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text:soft-page-break/>desenvolvedores que a primeira interacción co software requirise de pasos inesperados. </text:p>
      <text:p text:style-name="P17"/>
      <text:h text:style-name="P136" text:outline-level="3">Pacotes binarios </text:h>
      <text:p text:style-name="P17"/>
      <text:p text:style-name="P17">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1">.deb</text:span>); en MS Windows, xeralmente ficheiros <text:span text:style-name="T11">.MSI</text:span> ou auto-instalables <text:span text:style-name="T11">.exe</text:span>. </text:p>
      <text:p text:style-name="P17"/>
      <text:p text:style-name="P17">Independentemente de se estes pacotes binarios son empacotados por xente vinculada ao proxecto, ou por terceiros, os usuarios <text:span text:style-name="T11">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7"/>
      <text:p text:style-name="P17">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7"/>
      <text:p text:style-name="P17">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1">ausente</text:span> cando debería estar presente: alguén estaba executando unha versión remendada, baseada en (mais non idéntica) unha versión oficial, e cando o erro anunciado non sucedeu, todo o mundo tiña que escarvar arredor para adiviñar a causa. </text:p>
      <text:p text:style-name="P17"/>
      <text:p text:style-name="P17">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text:soft-page-break/>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17"/>
      <text:h text:style-name="P132" text:outline-level="2">Probas e publicación das versións </text:h>
      <text:p text:style-name="P17"/>
      <text:p text:style-name="P17">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http://www.pgpi.org/), ou algún outro programa que produza sinaturas compatibles con PGP. </text:p>
      <text:p text:style-name="P17"/>
      <text:p text:style-name="P17">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7"/>
      <text:p text:style-name="P17">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1">scanley-2.5.0.tar.gz</text:span>, situaríase no mesmo directorio un ficheiro <text:span text:style-name="T11">scanley-2.5.0.tar.gz.asc</text:span> coa sinatura dixital para o tarball, outro ficheiro <text:span text:style-name="T11">scanley-2.5.0.tar.gz.mdz</text:span> co MD5 checksum, e opcionalmente outro, <text:span text:style-name="T11">scanley-2.5.0.tar.gz.sha1</text:span>, co SHA1 checksum. Unha forma diferente de facelo sería poñendo todas a sinaturas para os pacotes lanzados nun único ficheiro, <text:span text:style-name="T11">scanley-</text:span><text:span text:style-name="T11">2.5.0.sigs</text:span>; o mesmo cos checksums. </text:p>
      <text:p text:style-name="P17"/>
      <text:p text:style-name="P17">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información sobre paranoias. </text:p>
      <text:p text:style-name="P17"/>
      <text:h text:style-name="P136" text:outline-level="3"><text:soft-page-break/>Versións candidatas </text:h>
      <text:p text:style-name="P17"/>
      <text:p text:style-name="P17">Para versións importantes que conteñen moitas mudanzas, moitos proxectos prefiren sacar <text:span text:style-name="T11">versións candidatas</text:span> primeiro, p. ex., <text:span text:style-name="T11">scanley-2.5.0-beta1</text:span> antes de <text:span text:style-name="T11">scanley-2.5.0</text:span>. O propósito dunha candidata é probar ese código antes de darlle o status de versión oficial. Se se atopan problemas, son arranxados na rama da versión e unha nova versión candidata é estendida (<text:span text:style-name="T11">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17"/>
      <text:p text:style-name="P17">En moitos outros aspectos, unha versión candidata debería ser tratada como a versión real. O cualificador <text:span text:style-name="T11">alpha</text:span>, <text:span text:style-name="T11">beta</text:span> ou <text:span text:style-name="T11">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7"/>
      <text:h text:style-name="P136" text:outline-level="3">Anunciando as versións </text:h>
      <text:p text:style-name="P17"/>
      <text:p text:style-name="P17">Anunciar unha versión é como anunciar calquera outro evento, e debería empregar os procesos descritos na sección “Publicidade2 no capitulo 6, “Comunicacións” . Hai algunhas cousas que facer especificamente para a versión. </text:p>
      <text:p text:style-name="P17"/>
      <text:p text:style-name="P17">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7"/>
      <text:p text:style-name="P17">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7"><text:s/></text:p>
      <text:p text:style-name="P17">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17"/>
      <text:h text:style-name="P132" text:outline-level="2">Mantendo múltiples liñas de versións </text:h>
      <text:p text:style-name="P17"/>
      <text:p text:style-name="P17">O proxectos máis maduros manteñen varias liñas de versións en paralelo. Por exemplo, despois de que <text:soft-page-break/>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7"/>
      <text:p text:style-name="P17">Despois de que a liña 1.1.x estea ben avanzada, podes declarar a 1.0.x como <text:span text:style-name="T11">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7"/>
      <text:p text:style-name="P17">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7"><text:s/></text:p>
      <text:p text:style-name="P17">Para cada versión, asegúrate de teres unha <text:span text:style-name="T11">versión obxectivo</text:span> ou <text:span text:style-name="T11">fito</text:span> dispoñible no notificador de erros, 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17"/>
      <text:h text:style-name="P136" text:outline-level="3">Versións de seguridade </text:h>
      <text:p text:style-name="P17"/>
      <text:p text:style-name="P17">A maioría dos detalles para manexar erros de seguridade están cubertos na sección “Seguridade” no capitulo 6, “Comunicacións”, mais hai algúns detalles especiais que discutir para facer versións de seguridade. </text:p>
      <text:p text:style-name="P17"/>
      <text:p text:style-name="P17">Unha <text:span text:style-name="T11">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7"/>
      <text:p text:style-name="P17">Debido a esta falta de testaxe, unha versión de seguridade debería sempre consistir dunha versión existente máis os arranxos para o erro de seguridade, sen <text:span text:style-name="T11">ningunha</text:span> <text:span text:style-name="T11">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recomendar que non se implementen máis mudanzas simultaneamente. </text:p>
      <text:p text:style-name="P17"/>
      <text:p text:style-name="P17">Facer versións de seguridade as veces supón algunha pequena decepción. Por exemplo, o proxecto <text:soft-page-break/>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1">tamén</text:span> o amaño de seguridade, igual que o resto de futuras versións). </text:p>
      <text:p text:style-name="P17"/>
      <text:p text:style-name="P17">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7"/>
      <text:h text:style-name="P132" text:outline-level="2">Versións e desenvolvemento diario </text:h>
      <text:p text:style-name="P17"/>
      <text:p text:style-name="P17">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17"/>
      <text:p text:style-name="P17">Aquí hai un exemplo de commit mal concibido: </text:p>
      <text:p text:style-name="P17"/>
      <text:p text:style-name="P33">------------------------------------------------------------------------ </text:p>
      <text:p text:style-name="P33">r6228 | jrandom | 2004-06-30 22:13:07 -0500 (Wed, 30 Jun 2004) | 8 lines </text:p>
      <text:p text:style-name="P33"/>
      <text:p text:style-name="P33">Fix Issue #1729: Make indexing gracefully warn the user when a file </text:p>
      <text:p text:style-name="P33">is changing as it is being indexed. </text:p>
      <text:p text:style-name="P33"/>
      <text:p text:style-name="P33">* ui/repl.py </text:p>
      <text:p text:style-name="P33"><text:s text:c="2"/>(ChangingFile): New exception class. </text:p>
      <text:p text:style-name="P33"><text:s text:c="2"/>(DoIndex): Handle new exception. </text:p>
      <text:p text:style-name="P33"><text:s/></text:p>
      <text:p text:style-name="P33">* indexer/index.py </text:p>
      <text:p text:style-name="P33"><text:s text:c="2"/>(FollowStream): Raise new exception if file changes during indexing. </text:p>
      <text:p text:style-name="P33"><text:s text:c="2"/>(BuildDir): Unrelatedly, remove some obsolete comments, reformat </text:p>
      <text:p text:style-name="P33"><text:s text:c="2"/>some code, and fix the error check when creating a directory. </text:p>
      <text:p text:style-name="P33"/>
      <text:p text:style-name="P33">Other unrelated cleanups: </text:p>
      <text:p text:style-name="P33"/>
      <text:p text:style-name="P33">* www/index.html: Fix some typos, set next release date. </text:p>
      <text:p text:style-name="P33">------------------------------------------------------------------------ </text:p>
      <text:p text:style-name="P33"/>
      <text:p text:style-name="P17">O problema aparece tan pronto como alguén necesita portar o arranxo para comprobar os erros na función <text:span text:style-name="T11">BuildDir</text:span> a outra rama para unha versión de mantemento. O portador non quere ningunha das outros mudanzas por exemplo, quizais o arranxo para o problema #1729 non foi de todo aprobado para a rama de mantemento, e o ficheiro <text:span text:style-name="T11">index.html</text:span> sería simplemente irrelevante alí. Mais non pode facilmente coller xusto a mudanza <text:span text:style-name="T11">BuildDir</text:span>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text:soft-page-break/>outros, e todo porque o commiter orixinal nun puido romper as cousas en grupos lóxicos. </text:p>
      <text:p text:style-name="P17"/>
      <text:p text:style-name="P17">De feito, ese commit realmente deberían ter sido <text:span text:style-name="T11">catro</text:span> commits separados: un para resolver o problema #1729, outro para eliminar comentarios obsoletos e reformatar o código en <text:span text:style-name="T11">BuildDir</text:span>, outro para arranxar o erro en <text:span text:style-name="T11">BuildDir</text:span>, e finalmente, un para o <text:span text:style-name="T11">index.html</text:span>. O terceiro deses commits seria o proposto para a rama de mantemento da versión. </text:p>
      <text:p text:style-name="P17"/>
      <text:p text:style-name="P17">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7"/>
      <text:h text:style-name="P136" text:outline-level="3">Planeando as versións </text:h>
      <text:p text:style-name="P17"/>
      <text:p text:style-name="P17">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7"/>
      <text:p text:style-name="P17">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17"/>
      <text:p text:style-name="P17">Non hai unha solución xeral para este problema excepto a discusión e o compromiso, por suposto. Mais non podes minimizar a frecuencia e o nivel de fricción causado, polo desacoplamento da proposta <text:span text:style-name="T11">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6" text:note-class="footnote"><text:note-citation>16</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text:soft-page-break/>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17"/>
      <text:p text:style-name="P17">Na biografía de Thomas Jefferson, de varios volumes, <text:span text:style-name="T11">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7"/>
      <text:p text:style-name="P17">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text:span text:style-name="T11">datas</text:span> da versión actual serán máis suaves. </text:p>
      <text:p text:style-name="P17"/>
      <text:p text:style-name="P17">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17"/>
      <text:p text:style-name="P17">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06:25</dc:date>
    <dc:creator>Andrés Maneiro</dc:creator>
    <meta:editing-duration>PT02H48M50S</meta:editing-duration>
    <meta:editing-cycles>100</meta:editing-cycles>
    <meta:document-statistic meta:table-count="0" meta:image-count="0" meta:object-count="0" meta:page-count="150" meta:paragraph-count="1609" meta:word-count="88049" meta:character-count="552586"/>
  </office:meta>
</office:document-meta>
</file>